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color="#CE181E"/>
    </style:style>
    <style:style style:name="P2"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3" style:parent-style-name="Standard" style:family="paragraph">
      <style:paragraph-properties fo:text-align="justify"/>
    </style:style>
    <style:style style:name="T4" style:parent-style-name="Car.predefinitoparagrafo" style:family="text">
      <style:text-properties fo:color="#000000" fo:font-size="8pt" style:font-size-asian="8pt" style:font-size-complex="8pt"/>
    </style:style>
    <style:style style:name="T5" style:parent-style-name="Car.predefinitoparagrafo" style:family="text">
      <style:text-properties fo:font-weight="bold" style:font-weight-asian="bold" style:font-weight-complex="bold" fo:color="#000000" fo:font-size="8pt" style:font-size-asian="8pt" style:font-size-complex="8pt"/>
    </style:style>
    <style:style style:name="T6" style:parent-style-name="Car.predefinitoparagrafo" style:family="text">
      <style:text-properties fo:color="#000000" fo:font-size="8pt" style:font-size-asian="8pt" style:font-size-complex="8pt"/>
    </style:style>
    <style:style style:name="T7" style:parent-style-name="Car.predefinitoparagrafo" style:family="text">
      <style:text-properties fo:font-size="8pt" style:font-size-asian="8pt" style:font-size-complex="8pt"/>
    </style:style>
    <style:style style:name="T8" style:parent-style-name="Car.predefinitoparagrafo" style:family="text">
      <style:text-properties fo:font-size="8pt" style:font-size-asian="8pt" style:font-size-complex="8pt"/>
    </style:style>
    <style:style style:name="P9" style:parent-style-name="Standard" style:family="paragraph">
      <style:paragraph-properties fo:text-align="justify"/>
    </style:style>
    <style:style style:name="T10" style:parent-style-name="Car.predefinitoparagrafo" style:family="text">
      <style:text-properties fo:font-size="8pt" style:font-size-asian="8pt" style:font-size-complex="8pt"/>
    </style:style>
    <style:style style:name="T11" style:parent-style-name="Car.predefinitoparagrafo" style:family="text">
      <style:text-properties fo:font-weight="bold" style:font-weight-asian="bold" style:font-weight-complex="bold" fo:font-size="8pt" style:font-size-asian="8pt" style:font-size-complex="8pt"/>
    </style:style>
    <style:style style:name="T12" style:parent-style-name="Car.predefinitoparagrafo" style:family="text">
      <style:text-properties fo:font-size="8pt" style:font-size-asian="8pt" style:font-size-complex="8pt"/>
    </style:style>
    <style:style style:name="T13" style:parent-style-name="Car.predefinitoparagrafo" style:family="text">
      <style:text-properties fo:font-weight="bold" style:font-weight-asian="bold" style:font-weight-complex="bold" fo:font-size="8pt" style:font-size-asian="8pt" style:font-size-complex="8pt"/>
    </style:style>
    <style:style style:name="T14" style:parent-style-name="Car.predefinitoparagrafo" style:family="text">
      <style:text-properties fo:font-weight="bold" style:font-weight-asian="bold" style:font-weight-complex="bold" fo:font-size="8pt" style:font-size-asian="8pt" style:font-size-complex="8pt"/>
    </style:style>
    <style:style style:name="T15" style:parent-style-name="Car.predefinitoparagrafo" style:family="text">
      <style:text-properties fo:font-size="8pt" style:font-size-asian="8pt" style:font-size-complex="8pt"/>
    </style:style>
    <style:style style:name="T16" style:parent-style-name="Car.predefinitoparagrafo" style:family="text">
      <style:text-properties fo:font-size="8pt" style:font-size-asian="8pt" style:font-size-complex="8pt"/>
    </style:style>
    <style:style style:name="P17" style:parent-style-name="Standard" style:family="paragraph">
      <style:paragraph-properties fo:text-align="justify"/>
    </style:style>
    <style:style style:name="P18"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9" style:parent-style-name="Standard" style:family="paragraph">
      <style:paragraph-properties fo:text-align="justify"/>
    </style:style>
    <style:style style:name="T20" style:parent-style-name="Car.predefinitoparagrafo" style:family="text">
      <style:text-properties fo:font-size="8pt" style:font-size-asian="8pt" style:font-size-complex="8pt"/>
    </style:style>
    <style:style style:name="T21" style:parent-style-name="Car.predefinitoparagrafo" style:family="text">
      <style:text-properties fo:font-size="8pt" style:font-size-asian="8pt" style:font-size-complex="8pt"/>
    </style:style>
    <style:style style:name="T22" style:parent-style-name="Car.predefinitoparagrafo" style:family="text">
      <style:text-properties fo:font-weight="bold" style:font-weight-asian="bold" style:font-weight-complex="bold" fo:font-size="8pt" style:font-size-asian="8pt" style:font-size-complex="8pt"/>
    </style:style>
    <style:style style:name="T23" style:parent-style-name="Car.predefinitoparagrafo" style:family="text">
      <style:text-properties fo:font-size="8pt" style:font-size-asian="8pt" style:font-size-complex="8pt"/>
    </style:style>
    <style:style style:name="T24" style:parent-style-name="Car.predefinitoparagrafo" style:family="text">
      <style:text-properties fo:font-weight="bold" style:font-weight-asian="bold" style:font-weight-complex="bold" fo:font-size="8pt" style:font-size-asian="8pt" style:font-size-complex="8pt"/>
    </style:style>
    <style:style style:name="T25" style:parent-style-name="Car.predefinitoparagrafo" style:family="text">
      <style:text-properties fo:font-size="8pt" style:font-size-asian="8pt" style:font-size-complex="8pt"/>
    </style:style>
    <style:style style:name="T26" style:parent-style-name="Car.predefinitoparagrafo" style:family="text">
      <style:text-properties fo:font-weight="bold" style:font-weight-asian="bold" style:font-weight-complex="bold" fo:font-size="8pt" style:font-size-asian="8pt" style:font-size-complex="8pt"/>
    </style:style>
    <style:style style:name="T27" style:parent-style-name="Car.predefinitoparagrafo" style:family="text">
      <style:text-properties fo:font-size="8pt" style:font-size-asian="8pt" style:font-size-complex="8pt"/>
    </style:style>
    <style:style style:name="T28" style:parent-style-name="Car.predefinitoparagrafo" style:family="text">
      <style:text-properties fo:font-weight="bold" style:font-weight-asian="bold" style:font-weight-complex="bold" fo:font-size="8pt" style:font-size-asian="8pt" style:font-size-complex="8pt"/>
    </style:style>
    <style:style style:name="T29" style:parent-style-name="Car.predefinitoparagrafo" style:family="text">
      <style:text-properties fo:font-size="8pt" style:font-size-asian="8pt" style:font-size-complex="8pt"/>
    </style:style>
    <style:style style:name="P30" style:parent-style-name="Standard" style:family="paragraph">
      <style:paragraph-properties fo:text-align="justify"/>
    </style:style>
    <style:style style:name="T31" style:parent-style-name="Car.predefinitoparagrafo" style:family="text">
      <style:text-properties fo:font-size="8pt" style:font-size-asian="8pt" style:font-size-complex="8pt"/>
    </style:style>
    <style:style style:name="T32" style:parent-style-name="Car.predefinitoparagrafo" style:family="text">
      <style:text-properties fo:font-weight="bold" style:font-weight-asian="bold" style:font-weight-complex="bold" fo:font-size="8pt" style:font-size-asian="8pt" style:font-size-complex="8pt"/>
    </style:style>
    <style:style style:name="T33" style:parent-style-name="Car.predefinitoparagrafo" style:family="text">
      <style:text-properties fo:font-weight="bold" style:font-weight-asian="bold" style:font-weight-complex="bold" fo:font-size="8pt" style:font-size-asian="8pt" style:font-size-complex="8pt"/>
    </style:style>
    <style:style style:name="T34" style:parent-style-name="Car.predefinitoparagrafo" style:family="text">
      <style:text-properties fo:font-size="8pt" style:font-size-asian="8pt" style:font-size-complex="8pt"/>
    </style:style>
    <style:style style:name="T35" style:parent-style-name="Car.predefinitoparagrafo" style:family="text">
      <style:text-properties fo:font-weight="bold" style:font-weight-asian="bold" style:font-weight-complex="bold" fo:font-size="8pt" style:font-size-asian="8pt" style:font-size-complex="8pt"/>
    </style:style>
    <style:style style:name="T36" style:parent-style-name="Car.predefinitoparagrafo" style:family="text">
      <style:text-properties fo:font-size="8pt" style:font-size-asian="8pt" style:font-size-complex="8pt"/>
    </style:style>
    <style:style style:name="P37" style:parent-style-name="Standard" style:family="paragraph">
      <style:paragraph-properties fo:text-align="justify"/>
    </style:style>
    <style:style style:name="T38" style:parent-style-name="Car.predefinitoparagrafo" style:family="text">
      <style:text-properties fo:font-size="8pt" style:font-size-asian="8pt" style:font-size-complex="8pt"/>
    </style:style>
    <style:style style:name="T39" style:parent-style-name="Car.predefinitoparagrafo" style:family="text">
      <style:text-properties fo:font-weight="bold" style:font-weight-asian="bold" style:font-weight-complex="bold" fo:color="#FF0000" fo:font-size="8pt" style:font-size-asian="8pt" style:font-size-complex="8pt"/>
    </style:style>
    <style:style style:name="T40" style:parent-style-name="Car.predefinitoparagrafo" style:family="text">
      <style:text-properties fo:font-weight="bold" style:font-weight-asian="bold" style:font-weight-complex="bold" fo:color="#FF0000" fo:font-size="8pt" style:font-size-asian="8pt" style:font-size-complex="8pt"/>
    </style:style>
    <style:style style:name="T41" style:parent-style-name="Car.predefinitoparagrafo" style:family="text">
      <style:text-properties fo:font-size="8pt" style:font-size-asian="8pt" style:font-size-complex="8pt"/>
    </style:style>
    <style:style style:name="T42" style:parent-style-name="Car.predefinitoparagrafo" style:family="text">
      <style:text-properties fo:font-weight="bold" style:font-weight-asian="bold" style:font-weight-complex="bold" fo:font-size="8pt" style:font-size-asian="8pt" style:font-size-complex="8pt"/>
    </style:style>
    <style:style style:name="T43" style:parent-style-name="Car.predefinitoparagrafo" style:family="text">
      <style:text-properties fo:font-size="8pt" style:font-size-asian="8pt" style:font-size-complex="8pt"/>
    </style:style>
    <style:style style:name="T44" style:parent-style-name="Car.predefinitoparagrafo" style:family="text">
      <style:text-properties fo:font-size="8pt" style:font-size-asian="8pt" style:font-size-complex="8pt"/>
    </style:style>
    <style:style style:name="T45" style:parent-style-name="Car.predefinitoparagrafo" style:family="text">
      <style:text-properties fo:font-weight="bold" style:font-weight-asian="bold" style:font-weight-complex="bold" fo:font-size="8pt" style:font-size-asian="8pt" style:font-size-complex="8pt"/>
    </style:style>
    <style:style style:name="T46" style:parent-style-name="Car.predefinitoparagrafo" style:family="text">
      <style:text-properties fo:font-size="8pt" style:font-size-asian="8pt" style:font-size-complex="8pt"/>
    </style:style>
    <style:style style:name="T47" style:parent-style-name="Car.predefinitoparagrafo" style:family="text">
      <style:text-properties fo:font-size="8pt" style:font-size-asian="8pt" style:font-size-complex="8pt"/>
    </style:style>
    <style:style style:name="P48" style:parent-style-name="Standard" style:family="paragraph">
      <style:paragraph-properties fo:text-align="justify"/>
    </style:style>
    <style:style style:name="T49" style:parent-style-name="Car.predefinitoparagrafo" style:family="text">
      <style:text-properties fo:font-size="8pt" style:font-size-asian="8pt" style:font-size-complex="8pt"/>
    </style:style>
    <style:style style:name="T50" style:parent-style-name="Car.predefinitoparagrafo" style:family="text">
      <style:text-properties fo:font-weight="bold" style:font-weight-asian="bold" style:font-weight-complex="bold" fo:font-size="8pt" style:font-size-asian="8pt" style:font-size-complex="8pt"/>
    </style:style>
    <style:style style:name="T51" style:parent-style-name="Car.predefinitoparagrafo" style:family="text">
      <style:text-properties fo:font-size="8pt" style:font-size-asian="8pt" style:font-size-complex="8pt"/>
    </style:style>
    <style:style style:name="T52" style:parent-style-name="Car.predefinitoparagrafo" style:family="text">
      <style:text-properties fo:font-size="8pt" style:font-size-asian="8pt" style:font-size-complex="8pt"/>
    </style:style>
    <style:style style:name="P53" style:parent-style-name="Standard" style:family="paragraph">
      <style:paragraph-properties fo:text-align="justify"/>
    </style:style>
    <style:style style:name="T54" style:parent-style-name="Car.predefinitoparagrafo" style:family="text">
      <style:text-properties fo:font-size="8pt" style:font-size-asian="8pt" style:font-size-complex="8pt"/>
    </style:style>
    <style:style style:name="T55" style:parent-style-name="Car.predefinitoparagrafo" style:family="text">
      <style:text-properties fo:font-weight="bold" style:font-weight-asian="bold" style:font-weight-complex="bold" fo:font-size="8pt" style:font-size-asian="8pt" style:font-size-complex="8pt"/>
    </style:style>
    <style:style style:name="T56" style:parent-style-name="Car.predefinitoparagrafo" style:family="text">
      <style:text-properties fo:font-size="8pt" style:font-size-asian="8pt" style:font-size-complex="8pt"/>
    </style:style>
    <style:style style:name="T57" style:parent-style-name="Car.predefinitoparagrafo" style:family="text">
      <style:text-properties fo:font-size="8pt" style:font-size-asian="8pt" style:font-size-complex="8pt"/>
    </style:style>
    <style:style style:name="T58" style:parent-style-name="Car.predefinitoparagrafo" style:family="text">
      <style:text-properties fo:font-weight="bold" style:font-weight-asian="bold" style:font-weight-complex="bold" fo:font-size="8pt" style:font-size-asian="8pt" style:font-size-complex="8pt"/>
    </style:style>
    <style:style style:name="T59" style:parent-style-name="Car.predefinitoparagrafo" style:family="text">
      <style:text-properties fo:font-size="8pt" style:font-size-asian="8pt" style:font-size-complex="8pt"/>
    </style:style>
    <style:style style:name="T60" style:parent-style-name="Car.predefinitoparagrafo" style:family="text">
      <style:text-properties fo:font-size="8pt" style:font-size-asian="8pt" style:font-size-complex="8pt"/>
    </style:style>
    <style:style style:name="T61" style:parent-style-name="Car.predefinitoparagrafo" style:family="text">
      <style:text-properties fo:font-weight="bold" style:font-weight-asian="bold" style:font-weight-complex="bold" fo:font-size="8pt" style:font-size-asian="8pt" style:font-size-complex="8pt"/>
    </style:style>
    <style:style style:name="T62" style:parent-style-name="Car.predefinitoparagrafo" style:family="text">
      <style:text-properties fo:font-size="8pt" style:font-size-asian="8pt" style:font-size-complex="8pt"/>
    </style:style>
    <style:style style:name="T63" style:parent-style-name="Car.predefinitoparagrafo" style:family="text">
      <style:text-properties fo:font-size="8pt" style:font-size-asian="8pt" style:font-size-complex="8pt"/>
    </style:style>
    <style:style style:name="T64" style:parent-style-name="Car.predefinitoparagrafo" style:family="text">
      <style:text-properties fo:font-weight="bold" style:font-weight-asian="bold" style:font-weight-complex="bold" fo:font-size="8pt" style:font-size-asian="8pt" style:font-size-complex="8pt"/>
    </style:style>
    <style:style style:name="T65" style:parent-style-name="Car.predefinitoparagrafo" style:family="text">
      <style:text-properties fo:font-size="8pt" style:font-size-asian="8pt" style:font-size-complex="8pt"/>
    </style:style>
    <style:style style:name="T66" style:parent-style-name="Car.predefinitoparagrafo" style:family="text">
      <style:text-properties fo:font-weight="bold" style:font-weight-asian="bold" style:font-weight-complex="bold" fo:font-size="8pt" style:font-size-asian="8pt" style:font-size-complex="8pt"/>
    </style:style>
    <style:style style:name="T67" style:parent-style-name="Car.predefinitoparagrafo" style:family="text">
      <style:text-properties fo:font-size="8pt" style:font-size-asian="8pt" style:font-size-complex="8pt"/>
    </style:style>
    <style:style style:name="T68" style:parent-style-name="Car.predefinitoparagrafo" style:family="text">
      <style:text-properties fo:font-weight="bold" style:font-weight-asian="bold" style:font-weight-complex="bold" fo:font-size="8pt" style:font-size-asian="8pt" style:font-size-complex="8pt"/>
    </style:style>
    <style:style style:name="T69" style:parent-style-name="Car.predefinitoparagrafo" style:family="text">
      <style:text-properties fo:font-weight="bold" style:font-weight-asian="bold" style:font-weight-complex="bold" fo:font-size="8pt" style:font-size-asian="8pt" style:font-size-complex="8pt"/>
    </style:style>
    <style:style style:name="T70" style:parent-style-name="Car.predefinitoparagrafo" style:family="text">
      <style:text-properties fo:font-size="8pt" style:font-size-asian="8pt" style:font-size-complex="8pt"/>
    </style:style>
    <style:style style:name="T71" style:parent-style-name="Car.predefinitoparagrafo" style:family="text">
      <style:text-properties fo:font-size="8pt" style:font-size-asian="8pt" style:font-size-complex="8pt"/>
    </style:style>
    <style:style style:name="T72" style:parent-style-name="Car.predefinitoparagrafo" style:family="text">
      <style:text-properties fo:font-weight="bold" style:font-weight-asian="bold" style:font-weight-complex="bold" fo:font-size="8pt" style:font-size-asian="8pt" style:font-size-complex="8pt"/>
    </style:style>
    <style:style style:name="T73" style:parent-style-name="Car.predefinitoparagrafo" style:family="text">
      <style:text-properties fo:font-size="8pt" style:font-size-asian="8pt" style:font-size-complex="8pt"/>
    </style:style>
    <style:style style:name="T74" style:parent-style-name="Car.predefinitoparagrafo" style:family="text">
      <style:text-properties fo:font-size="8pt" style:font-size-asian="8pt" style:font-size-complex="8pt"/>
    </style:style>
    <style:style style:name="P75" style:parent-style-name="Standard" style:family="paragraph">
      <style:paragraph-properties fo:text-align="justify"/>
      <style:text-properties fo:font-size="8pt" style:font-size-asian="8pt" style:font-size-complex="8pt"/>
    </style:style>
    <style:style style:name="P76" style:parent-style-name="Standard" style:family="paragraph">
      <style:paragraph-properties fo:text-align="justify"/>
      <style:text-properties fo:font-size="8pt" style:font-size-asian="8pt" style:font-size-complex="8pt"/>
    </style:style>
    <style:style style:name="P77"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78" style:parent-style-name="Standard" style:family="paragraph">
      <style:paragraph-properties fo:text-align="justify"/>
    </style:style>
    <style:style style:name="T79" style:parent-style-name="Car.predefinitoparagrafo" style:family="text">
      <style:text-properties fo:font-size="8pt" style:font-size-asian="8pt" style:font-size-complex="8pt"/>
    </style:style>
    <style:style style:name="T80" style:parent-style-name="Car.predefinitoparagrafo" style:family="text">
      <style:text-properties fo:font-weight="bold" style:font-weight-asian="bold" style:font-weight-complex="bold" fo:font-size="8pt" style:font-size-asian="8pt" style:font-size-complex="8pt"/>
    </style:style>
    <style:style style:name="T81" style:parent-style-name="Car.predefinitoparagrafo" style:family="text">
      <style:text-properties fo:font-size="8pt" style:font-size-asian="8pt" style:font-size-complex="8pt"/>
    </style:style>
    <style:style style:name="T82" style:parent-style-name="Car.predefinitoparagrafo" style:family="text">
      <style:text-properties fo:font-weight="bold" style:font-weight-asian="bold" style:font-weight-complex="bold" fo:font-size="8pt" style:font-size-asian="8pt" style:font-size-complex="8pt"/>
    </style:style>
    <style:style style:name="T83" style:parent-style-name="Car.predefinitoparagrafo" style:family="text">
      <style:text-properties fo:font-size="8pt" style:font-size-asian="8pt" style:font-size-complex="8pt"/>
    </style:style>
    <style:style style:name="T84" style:parent-style-name="Car.predefinitoparagrafo" style:family="text">
      <style:text-properties fo:font-size="8pt" style:font-size-asian="8pt" style:font-size-complex="8pt"/>
    </style:style>
    <style:style style:name="P85" style:parent-style-name="Standard" style:family="paragraph">
      <style:paragraph-properties fo:text-align="justify"/>
      <style:text-properties fo:font-size="8pt" style:font-size-asian="8pt" style:font-size-complex="8pt"/>
    </style:style>
    <style:style style:name="P86" style:parent-style-name="Standard" style:list-style-name="LFO1" style:family="paragraph">
      <style:paragraph-properties fo:text-align="justify"/>
    </style:style>
    <style:style style:name="T87" style:parent-style-name="Car.predefinitoparagrafo" style:family="text">
      <style:text-properties fo:font-weight="bold" style:font-weight-asian="bold" style:font-weight-complex="bold" fo:font-size="8pt" style:font-size-asian="8pt" style:font-size-complex="8pt"/>
    </style:style>
    <style:style style:name="T88" style:parent-style-name="Car.predefinitoparagrafo" style:family="text">
      <style:text-properties fo:font-size="8pt" style:font-size-asian="8pt" style:font-size-complex="8pt"/>
    </style:style>
    <style:style style:name="P89" style:parent-style-name="Standard" style:list-style-name="LFO1" style:family="paragraph">
      <style:paragraph-properties fo:text-align="justify"/>
    </style:style>
    <style:style style:name="T90" style:parent-style-name="Car.predefinitoparagrafo" style:family="text">
      <style:text-properties fo:font-weight="bold" style:font-weight-asian="bold" style:font-weight-complex="bold" fo:font-size="8pt" style:font-size-asian="8pt" style:font-size-complex="8pt"/>
    </style:style>
    <style:style style:name="T91" style:parent-style-name="Car.predefinitoparagrafo" style:family="text">
      <style:text-properties fo:font-size="8pt" style:font-size-asian="8pt" style:font-size-complex="8pt"/>
    </style:style>
    <style:style style:name="P92" style:parent-style-name="Standard" style:list-style-name="LFO1" style:family="paragraph">
      <style:paragraph-properties fo:text-align="justify"/>
    </style:style>
    <style:style style:name="T93" style:parent-style-name="Car.predefinitoparagrafo" style:family="text">
      <style:text-properties fo:font-weight="bold" style:font-weight-asian="bold" style:font-weight-complex="bold" fo:font-size="8pt" style:font-size-asian="8pt" style:font-size-complex="8pt"/>
    </style:style>
    <style:style style:name="T94" style:parent-style-name="Car.predefinitoparagrafo" style:family="text">
      <style:text-properties fo:font-size="8pt" style:font-size-asian="8pt" style:font-size-complex="8pt"/>
    </style:style>
    <style:style style:name="P95" style:parent-style-name="Standard" style:list-style-name="LFO1" style:family="paragraph">
      <style:paragraph-properties fo:text-align="justify"/>
    </style:style>
    <style:style style:name="T96" style:parent-style-name="Car.predefinitoparagrafo" style:family="text">
      <style:text-properties fo:font-weight="bold" style:font-weight-asian="bold" style:font-weight-complex="bold" fo:font-size="8pt" style:font-size-asian="8pt" style:font-size-complex="8pt"/>
    </style:style>
    <style:style style:name="T97" style:parent-style-name="Car.predefinitoparagrafo" style:family="text">
      <style:text-properties fo:font-weight="bold" style:font-weight-asian="bold" style:font-weight-complex="bold" fo:font-size="8pt" style:font-size-asian="8pt" style:font-size-complex="8pt"/>
    </style:style>
    <style:style style:name="T98" style:parent-style-name="Car.predefinitoparagrafo" style:family="text">
      <style:text-properties fo:font-size="8pt" style:font-size-asian="8pt" style:font-size-complex="8pt"/>
    </style:style>
    <style:style style:name="P99" style:parent-style-name="Standard" style:family="paragraph">
      <style:paragraph-properties fo:text-align="justify"/>
      <style:text-properties fo:font-size="8pt" style:font-size-asian="8pt" style:font-size-complex="8pt"/>
    </style:style>
    <style:style style:name="P100" style:parent-style-name="Standard" style:family="paragraph">
      <style:paragraph-properties fo:text-align="justify"/>
    </style:style>
    <style:style style:name="T101" style:parent-style-name="Car.predefinitoparagrafo" style:family="text">
      <style:text-properties fo:font-size="8pt" style:font-size-asian="8pt" style:font-size-complex="8pt"/>
    </style:style>
    <style:style style:name="T102" style:parent-style-name="Car.predefinitoparagrafo" style:family="text">
      <style:text-properties fo:font-weight="bold" style:font-weight-asian="bold" style:font-weight-complex="bold" fo:font-size="8pt" style:font-size-asian="8pt" style:font-size-complex="8pt"/>
    </style:style>
    <style:style style:name="T103" style:parent-style-name="Car.predefinitoparagrafo" style:family="text">
      <style:text-properties fo:font-size="8pt" style:font-size-asian="8pt" style:font-size-complex="8pt"/>
    </style:style>
    <style:style style:name="T104" style:parent-style-name="Car.predefinitoparagrafo" style:family="text">
      <style:text-properties fo:font-size="8pt" style:font-size-asian="8pt" style:font-size-complex="8pt"/>
    </style:style>
    <style:style style:name="T105" style:parent-style-name="Car.predefinitoparagrafo" style:family="text">
      <style:text-properties fo:font-size="8pt" style:font-size-asian="8pt" style:font-size-complex="8pt"/>
    </style:style>
    <style:style style:name="P106" style:parent-style-name="Standard" style:family="paragraph">
      <style:paragraph-properties fo:text-align="justify"/>
    </style:style>
    <style:style style:name="T107" style:parent-style-name="Car.predefinitoparagrafo" style:family="text">
      <style:text-properties fo:font-size="8pt" style:font-size-asian="8pt" style:font-size-complex="8pt"/>
    </style:style>
    <style:style style:name="T108" style:parent-style-name="Car.predefinitoparagrafo" style:family="text">
      <style:text-properties fo:font-weight="bold" style:font-weight-asian="bold" style:font-weight-complex="bold" fo:font-size="8pt" style:font-size-asian="8pt" style:font-size-complex="8pt"/>
    </style:style>
    <style:style style:name="T109" style:parent-style-name="Car.predefinitoparagrafo" style:family="text">
      <style:text-properties fo:font-size="8pt" style:font-size-asian="8pt" style:font-size-complex="8pt"/>
    </style:style>
    <style:style style:name="T110" style:parent-style-name="Car.predefinitoparagrafo" style:family="text">
      <style:text-properties fo:font-size="8pt" style:font-size-asian="8pt" style:font-size-complex="8pt"/>
    </style:style>
    <style:style style:name="T111" style:parent-style-name="Car.predefinitoparagrafo" style:family="text">
      <style:text-properties fo:font-weight="bold" style:font-weight-asian="bold" style:font-weight-complex="bold" fo:font-size="8pt" style:font-size-asian="8pt" style:font-size-complex="8pt"/>
    </style:style>
    <style:style style:name="T112" style:parent-style-name="Car.predefinitoparagrafo" style:family="text">
      <style:text-properties fo:font-size="8pt" style:font-size-asian="8pt" style:font-size-complex="8pt"/>
    </style:style>
    <style:style style:name="T113" style:parent-style-name="Car.predefinitoparagrafo" style:family="text">
      <style:text-properties fo:font-size="8pt" style:font-size-asian="8pt" style:font-size-complex="8pt"/>
    </style:style>
    <style:style style:name="T114" style:parent-style-name="Car.predefinitoparagrafo" style:family="text">
      <style:text-properties fo:font-weight="bold" style:font-weight-asian="bold" style:font-weight-complex="bold" fo:font-size="8pt" style:font-size-asian="8pt" style:font-size-complex="8pt"/>
    </style:style>
    <style:style style:name="T115" style:parent-style-name="Car.predefinitoparagrafo" style:family="text">
      <style:text-properties fo:font-size="8pt" style:font-size-asian="8pt" style:font-size-complex="8pt"/>
    </style:style>
    <style:style style:name="T116" style:parent-style-name="Car.predefinitoparagrafo" style:family="text">
      <style:text-properties fo:font-size="8pt" style:font-size-asian="8pt" style:font-size-complex="8pt"/>
    </style:style>
    <style:style style:name="T117" style:parent-style-name="Car.predefinitoparagrafo" style:family="text">
      <style:text-properties fo:font-weight="bold" style:font-weight-asian="bold" style:font-weight-complex="bold" fo:font-size="8pt" style:font-size-asian="8pt" style:font-size-complex="8pt"/>
    </style:style>
    <style:style style:name="T118" style:parent-style-name="Car.predefinitoparagrafo" style:family="text">
      <style:text-properties fo:font-size="8pt" style:font-size-asian="8pt" style:font-size-complex="8pt"/>
    </style:style>
    <style:style style:name="T119" style:parent-style-name="Car.predefinitoparagrafo" style:family="text">
      <style:text-properties fo:font-size="8pt" style:font-size-asian="8pt" style:font-size-complex="8pt"/>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T122" style:parent-style-name="Car.predefinitoparagrafo" style:family="text">
      <style:text-properties fo:font-size="8pt" style:font-size-asian="8pt" style:font-size-complex="8pt"/>
    </style:style>
    <style:style style:name="T123" style:parent-style-name="Car.predefinitoparagrafo" style:family="text">
      <style:text-properties fo:font-size="8pt" style:font-size-asian="8pt" style:font-size-complex="8pt"/>
    </style:style>
    <style:style style:name="T124" style:parent-style-name="Car.predefinitoparagrafo" style:family="text">
      <style:text-properties fo:font-weight="bold" style:font-weight-asian="bold" style:font-weight-complex="bold" fo:font-size="8pt" style:font-size-asian="8pt" style:font-size-complex="8pt"/>
    </style:style>
    <style:style style:name="T125" style:parent-style-name="Car.predefinitoparagrafo" style:family="text">
      <style:text-properties fo:font-size="8pt" style:font-size-asian="8pt" style:font-size-complex="8pt"/>
    </style:style>
    <style:style style:name="T126" style:parent-style-name="Car.predefinitoparagrafo" style:family="text">
      <style:text-properties fo:font-size="8pt" style:font-size-asian="8pt" style:font-size-complex="8pt"/>
    </style:style>
    <style:style style:name="T127" style:parent-style-name="Car.predefinitoparagrafo" style:family="text">
      <style:text-properties fo:font-weight="bold" style:font-weight-asian="bold" style:font-weight-complex="bold" fo:font-size="8pt" style:font-size-asian="8pt" style:font-size-complex="8pt"/>
    </style:style>
    <style:style style:name="T128" style:parent-style-name="Car.predefinitoparagrafo" style:family="text">
      <style:text-properties fo:font-size="8pt" style:font-size-asian="8pt" style:font-size-complex="8pt"/>
    </style:style>
    <style:style style:name="T129" style:parent-style-name="Car.predefinitoparagrafo" style:family="text">
      <style:text-properties fo:font-weight="bold" style:font-weight-asian="bold" style:font-weight-complex="bold" fo:font-size="8pt" style:font-size-asian="8pt" style:font-size-complex="8pt"/>
    </style:style>
    <style:style style:name="T130" style:parent-style-name="Car.predefinitoparagrafo" style:family="text">
      <style:text-properties fo:font-size="8pt" style:font-size-asian="8pt" style:font-size-complex="8pt"/>
    </style:style>
    <style:style style:name="T131" style:parent-style-name="Car.predefinitoparagrafo" style:family="text">
      <style:text-properties fo:font-size="8pt" style:font-size-asian="8pt" style:font-size-complex="8pt"/>
    </style:style>
    <style:style style:name="T132" style:parent-style-name="Car.predefinitoparagrafo" style:family="text">
      <style:text-properties fo:font-weight="bold" style:font-weight-asian="bold" style:font-weight-complex="bold" fo:font-size="8pt" style:font-size-asian="8pt" style:font-size-complex="8pt"/>
    </style:style>
    <style:style style:name="T133" style:parent-style-name="Car.predefinitoparagrafo" style:family="text">
      <style:text-properties fo:font-size="8pt" style:font-size-asian="8pt" style:font-size-complex="8pt"/>
    </style:style>
    <style:style style:name="T134" style:parent-style-name="Car.predefinitoparagrafo" style:family="text">
      <style:text-properties fo:font-weight="bold" style:font-weight-asian="bold" style:font-weight-complex="bold" fo:font-size="8pt" style:font-size-asian="8pt" style:font-size-complex="8pt"/>
    </style:style>
    <style:style style:name="T135" style:parent-style-name="Car.predefinitoparagrafo" style:family="text">
      <style:text-properties fo:font-size="8pt" style:font-size-asian="8pt" style:font-size-complex="8pt"/>
    </style:style>
    <style:style style:name="T136" style:parent-style-name="Car.predefinitoparagrafo" style:family="text">
      <style:text-properties fo:font-size="8pt" style:font-size-asian="8pt" style:font-size-complex="8pt"/>
    </style:style>
    <style:style style:name="T137" style:parent-style-name="Car.predefinitoparagrafo" style:family="text">
      <style:text-properties fo:font-size="8pt" style:font-size-asian="8pt" style:font-size-complex="8pt"/>
    </style:style>
    <style:style style:name="T138" style:parent-style-name="Car.predefinitoparagrafo" style:family="text">
      <style:text-properties fo:font-weight="bold" style:font-weight-asian="bold" style:font-weight-complex="bold" fo:font-size="8pt" style:font-size-asian="8pt" style:font-size-complex="8pt"/>
    </style:style>
    <style:style style:name="T139" style:parent-style-name="Car.predefinitoparagrafo" style:family="text">
      <style:text-properties fo:font-size="8pt" style:font-size-asian="8pt" style:font-size-complex="8pt"/>
    </style:style>
    <style:style style:name="T140" style:parent-style-name="Car.predefinitoparagrafo" style:family="text">
      <style:text-properties fo:font-size="8pt" style:font-size-asian="8pt" style:font-size-complex="8pt"/>
    </style:style>
    <style:style style:name="T141" style:parent-style-name="Car.predefinitoparagrafo" style:family="text">
      <style:text-properties fo:font-weight="bold" style:font-weight-asian="bold" style:font-weight-complex="bold" fo:font-size="8pt" style:font-size-asian="8pt" style:font-size-complex="8pt"/>
    </style:style>
    <style:style style:name="T142" style:parent-style-name="Car.predefinitoparagrafo" style:family="text">
      <style:text-properties fo:font-size="8pt" style:font-size-asian="8pt" style:font-size-complex="8pt"/>
    </style:style>
    <style:style style:name="T143" style:parent-style-name="Car.predefinitoparagrafo" style:family="text">
      <style:text-properties fo:font-size="8pt" style:font-size-asian="8pt" style:font-size-complex="8pt"/>
    </style:style>
    <style:style style:name="T144" style:parent-style-name="Car.predefinitoparagrafo" style:family="text">
      <style:text-properties fo:font-weight="bold" style:font-weight-asian="bold" style:font-weight-complex="bold" fo:font-size="8pt" style:font-size-asian="8pt" style:font-size-complex="8pt"/>
    </style:style>
    <style:style style:name="T145" style:parent-style-name="Car.predefinitoparagrafo" style:family="text">
      <style:text-properties fo:font-size="8pt" style:font-size-asian="8pt" style:font-size-complex="8pt"/>
    </style:style>
    <style:style style:name="T146" style:parent-style-name="Car.predefinitoparagrafo" style:family="text">
      <style:text-properties fo:font-size="8pt" style:font-size-asian="8pt" style:font-size-complex="8pt"/>
    </style:style>
    <style:style style:name="P147" style:parent-style-name="Standard" style:family="paragraph">
      <style:paragraph-properties fo:break-before="page" fo:text-align="center"/>
      <style:text-properties fo:font-weight="bold" style:font-weight-asian="bold" style:font-weight-complex="bold" fo:color="#CE181E"/>
    </style:style>
    <style:style style:name="P148" style:parent-style-name="Standard" style:family="paragraph">
      <style:paragraph-properties fo:text-align="justify"/>
    </style:style>
    <style:style style:name="T149" style:parent-style-name="Car.predefinitoparagrafo" style:family="text">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50" style:parent-style-name="Standard" style:family="paragraph">
      <style:paragraph-properties fo:text-align="justify"/>
    </style:style>
    <style:style style:name="T151" style:parent-style-name="Car.predefinitoparagrafo" style:family="text">
      <style:text-properties fo:font-size="8pt" style:font-size-asian="8pt" style:font-size-complex="8pt"/>
    </style:style>
    <style:style style:name="T152" style:parent-style-name="Car.predefinitoparagrafo" style:family="text">
      <style:text-properties fo:font-size="8pt" style:font-size-asian="8pt" style:font-size-complex="8pt"/>
    </style:style>
    <style:style style:name="T153" style:parent-style-name="Car.predefinitoparagrafo" style:family="text">
      <style:text-properties fo:font-weight="bold" style:font-weight-asian="bold" style:font-weight-complex="bold" fo:font-size="8pt" style:font-size-asian="8pt" style:font-size-complex="8pt"/>
    </style:style>
    <style:style style:name="T154" style:parent-style-name="Car.predefinitoparagrafo" style:family="text">
      <style:text-properties fo:font-size="8pt" style:font-size-asian="8pt" style:font-size-complex="8pt"/>
    </style:style>
    <style:style style:name="T155" style:parent-style-name="Car.predefinitoparagrafo" style:family="text">
      <style:text-properties fo:font-size="8pt" style:font-size-asian="8pt" style:font-size-complex="8pt"/>
    </style:style>
    <style:style style:name="T156" style:parent-style-name="Car.predefinitoparagrafo" style:family="text">
      <style:text-properties fo:font-weight="bold" style:font-weight-asian="bold" style:font-weight-complex="bold" fo:font-size="8pt" style:font-size-asian="8pt" style:font-size-complex="8pt"/>
    </style:style>
    <style:style style:name="T157" style:parent-style-name="Car.predefinitoparagrafo" style:family="text">
      <style:text-properties fo:font-size="8pt" style:font-size-asian="8pt" style:font-size-complex="8pt"/>
    </style:style>
    <style:style style:name="T158" style:parent-style-name="Car.predefinitoparagrafo" style:family="text">
      <style:text-properties fo:font-size="8pt" style:font-size-asian="8pt" style:font-size-complex="8pt"/>
    </style:style>
    <style:style style:name="P159" style:parent-style-name="Standard" style:family="paragraph">
      <style:paragraph-properties fo:text-align="justify"/>
    </style:style>
    <style:style style:name="T160" style:parent-style-name="Car.predefinitoparagrafo" style:family="text">
      <style:text-properties fo:font-size="8pt" style:font-size-asian="8pt" style:font-size-complex="8pt"/>
    </style:style>
    <style:style style:name="T161" style:parent-style-name="Car.predefinitoparagrafo" style:family="text">
      <style:text-properties fo:font-weight="bold" style:font-weight-asian="bold" style:font-weight-complex="bold" fo:font-size="8pt" style:font-size-asian="8pt" style:font-size-complex="8pt"/>
    </style:style>
    <style:style style:name="T162" style:parent-style-name="Car.predefinitoparagrafo" style:family="text">
      <style:text-properties fo:font-size="8pt" style:font-size-asian="8pt" style:font-size-complex="8pt"/>
    </style:style>
    <style:style style:name="T163" style:parent-style-name="Car.predefinitoparagrafo" style:family="text">
      <style:text-properties fo:font-size="8pt" style:font-size-asian="8pt" style:font-size-complex="8pt"/>
    </style:style>
    <style:style style:name="P164" style:parent-style-name="Standard" style:family="paragraph">
      <style:paragraph-properties fo:text-align="justify"/>
      <style:text-properties fo:font-size="8pt" style:font-size-asian="8pt" style:font-size-complex="8pt"/>
    </style:style>
    <style:style style:name="P165" style:parent-style-name="Standard" style:list-style-name="LFO2" style:family="paragraph">
      <style:paragraph-properties fo:text-align="justify"/>
    </style:style>
    <style:style style:name="T166" style:parent-style-name="Car.predefinitoparagrafo" style:family="text">
      <style:text-properties fo:font-weight="bold" style:font-weight-asian="bold" style:font-weight-complex="bold" fo:font-size="8pt" style:font-size-asian="8pt" style:font-size-complex="8pt"/>
    </style:style>
    <style:style style:name="T167" style:parent-style-name="Car.predefinitoparagrafo" style:family="text">
      <style:text-properties fo:font-weight="bold" style:font-weight-asian="bold" style:font-weight-complex="bold" fo:font-size="8pt" style:font-size-asian="8pt" style:font-size-complex="8pt"/>
    </style:style>
    <style:style style:name="T168" style:parent-style-name="Car.predefinitoparagrafo" style:family="text">
      <style:text-properties fo:font-size="8pt" style:font-size-asian="8pt" style:font-size-complex="8pt"/>
    </style:style>
    <style:style style:name="P169" style:parent-style-name="Standard" style:list-style-name="LFO2" style:family="paragraph">
      <style:paragraph-properties fo:text-align="justify"/>
    </style:style>
    <style:style style:name="T170" style:parent-style-name="Car.predefinitoparagrafo" style:family="text">
      <style:text-properties fo:font-weight="bold" style:font-weight-asian="bold" style:font-weight-complex="bold" fo:font-size="8pt" style:font-size-asian="8pt" style:font-size-complex="8pt"/>
    </style:style>
    <style:style style:name="T171" style:parent-style-name="Car.predefinitoparagrafo" style:family="text">
      <style:text-properties fo:font-size="8pt" style:font-size-asian="8pt" style:font-size-complex="8pt"/>
    </style:style>
    <style:style style:name="P172" style:parent-style-name="Standard" style:family="paragraph">
      <style:paragraph-properties fo:text-align="justify"/>
      <style:text-properties fo:font-weight="bold" style:font-weight-asian="bold" style:font-weight-complex="bold" fo:font-size="8pt" style:font-size-asian="8pt" style:font-size-complex="8pt"/>
    </style:style>
    <style:style style:name="P173" style:parent-style-name="Standard" style:family="paragraph">
      <style:paragraph-properties fo:text-align="justify"/>
    </style:style>
    <style:style style:name="T174" style:parent-style-name="Car.predefinitoparagrafo" style:family="text">
      <style:text-properties fo:font-size="8pt" style:font-size-asian="8pt" style:font-size-complex="8pt"/>
    </style:style>
    <style:style style:name="T175" style:parent-style-name="Car.predefinitoparagrafo" style:family="text">
      <style:text-properties fo:font-size="8pt" style:font-size-asian="8pt" style:font-size-complex="8pt"/>
    </style:style>
    <style:style style:name="T176" style:parent-style-name="Car.predefinitoparagrafo" style:family="text">
      <style:text-properties fo:font-size="8pt" style:font-size-asian="8pt" style:font-size-complex="8pt"/>
    </style:style>
    <style:style style:name="T177" style:parent-style-name="Car.predefinitoparagrafo" style:family="text">
      <style:text-properties fo:font-size="8pt" style:font-size-asian="8pt" style:font-size-complex="8pt"/>
    </style:style>
    <style:style style:name="T178" style:parent-style-name="Car.predefinitoparagrafo" style:family="text">
      <style:text-properties fo:font-weight="bold" style:font-weight-asian="bold" style:font-weight-complex="bold" fo:font-size="8pt" style:font-size-asian="8pt" style:font-size-complex="8pt"/>
    </style:style>
    <style:style style:name="T179" style:parent-style-name="Car.predefinitoparagrafo" style:family="text">
      <style:text-properties fo:font-size="8pt" style:font-size-asian="8pt" style:font-size-complex="8pt"/>
    </style:style>
    <style:style style:name="T180" style:parent-style-name="Car.predefinitoparagrafo" style:family="text">
      <style:text-properties fo:font-weight="bold" style:font-weight-asian="bold" style:font-weight-complex="bold" fo:font-size="8pt" style:font-size-asian="8pt" style:font-size-complex="8pt"/>
    </style:style>
    <style:style style:name="T181" style:parent-style-name="Car.predefinitoparagrafo" style:family="text">
      <style:text-properties fo:font-size="8pt" style:font-size-asian="8pt" style:font-size-complex="8pt"/>
    </style:style>
    <style:style style:name="P182" style:parent-style-name="Standard" style:family="paragraph">
      <style:paragraph-properties fo:text-align="justify"/>
    </style:style>
    <style:style style:name="T183" style:parent-style-name="Car.predefinitoparagrafo" style:family="text">
      <style:text-properties fo:font-size="8pt" style:font-size-asian="8pt" style:font-size-complex="8pt"/>
    </style:style>
    <style:style style:name="T184" style:parent-style-name="Car.predefinitoparagrafo" style:family="text">
      <style:text-properties fo:font-weight="bold" style:font-weight-asian="bold" style:font-weight-complex="bold" fo:font-size="8pt" style:font-size-asian="8pt" style:font-size-complex="8pt"/>
    </style:style>
    <style:style style:name="T185" style:parent-style-name="Car.predefinitoparagrafo" style:family="text">
      <style:text-properties fo:font-size="8pt" style:font-size-asian="8pt" style:font-size-complex="8pt"/>
    </style:style>
    <style:style style:name="T186" style:parent-style-name="Car.predefinitoparagrafo" style:family="text">
      <style:text-properties fo:font-size="8pt" style:font-size-asian="8pt" style:font-size-complex="8pt"/>
    </style:style>
    <style:style style:name="P187" style:parent-style-name="Standard" style:family="paragraph">
      <style:paragraph-properties fo:text-align="justify"/>
    </style:style>
    <style:style style:name="T188" style:parent-style-name="Car.predefinitoparagrafo" style:family="text">
      <style:text-properties fo:font-size="8pt" style:font-size-asian="8pt" style:font-size-complex="8pt"/>
    </style:style>
    <style:style style:name="T189" style:parent-style-name="Car.predefinitoparagrafo" style:family="text">
      <style:text-properties fo:font-weight="bold" style:font-weight-asian="bold" style:font-weight-complex="bold" fo:font-size="8pt" style:font-size-asian="8pt" style:font-size-complex="8pt"/>
    </style:style>
    <style:style style:name="T190" style:parent-style-name="Car.predefinitoparagrafo" style:family="text">
      <style:text-properties fo:font-size="8pt" style:font-size-asian="8pt" style:font-size-complex="8pt"/>
    </style:style>
    <style:style style:name="T191" style:parent-style-name="Car.predefinitoparagrafo" style:family="text">
      <style:text-properties fo:font-weight="bold" style:font-weight-asian="bold" style:font-weight-complex="bold" fo:font-size="8pt" style:font-size-asian="8pt" style:font-size-complex="8pt"/>
    </style:style>
    <style:style style:name="T192" style:parent-style-name="Car.predefinitoparagrafo" style:family="text">
      <style:text-properties fo:font-size="8pt" style:font-size-asian="8pt" style:font-size-complex="8pt"/>
    </style:style>
    <style:style style:name="T193" style:parent-style-name="Car.predefinitoparagrafo" style:family="text">
      <style:text-properties fo:font-size="8pt" style:font-size-asian="8pt" style:font-size-complex="8pt"/>
    </style:style>
    <style:style style:name="T194" style:parent-style-name="Car.predefinitoparagrafo" style:family="text">
      <style:text-properties fo:font-size="8pt" style:font-size-asian="8pt" style:font-size-complex="8pt"/>
    </style:style>
    <style:style style:name="P195" style:parent-style-name="Standard" style:family="paragraph">
      <style:paragraph-properties fo:text-align="justify"/>
      <style:text-properties fo:font-size="8pt" style:font-size-asian="8pt" style:font-size-complex="8pt"/>
    </style:style>
    <style:style style:name="P196" style:parent-style-name="Standard" style:family="paragraph">
      <style:paragraph-properties fo:text-align="justify"/>
      <style:text-properties fo:font-size="8pt" style:font-size-asian="8pt" style:font-size-complex="8pt"/>
    </style:style>
    <style:style style:name="P197" style:parent-style-name="Standard" style:list-style-name="LFO3" style:family="paragraph">
      <style:paragraph-properties fo:text-align="justify"/>
    </style:style>
    <style:style style:name="T198" style:parent-style-name="Car.predefinitoparagrafo" style:family="text">
      <style:text-properties fo:font-weight="bold" style:font-weight-asian="bold" style:font-weight-complex="bold" fo:font-size="8pt" style:font-size-asian="8pt" style:font-size-complex="8pt"/>
    </style:style>
    <style:style style:name="T199" style:parent-style-name="Car.predefinitoparagrafo" style:family="text">
      <style:text-properties fo:font-weight="bold" style:font-weight-asian="bold" style:font-weight-complex="bold" fo:font-size="8pt" style:font-size-asian="8pt" style:font-size-complex="8pt"/>
    </style:style>
    <style:style style:name="T200" style:parent-style-name="Car.predefinitoparagrafo" style:family="text">
      <style:text-properties fo:font-size="8pt" style:font-size-asian="8pt" style:font-size-complex="8pt"/>
    </style:style>
    <style:style style:name="P201" style:parent-style-name="Standard" style:list-style-name="LFO3" style:family="paragraph">
      <style:paragraph-properties fo:text-align="justify"/>
    </style:style>
    <style:style style:name="T202" style:parent-style-name="Car.predefinitoparagrafo" style:family="text">
      <style:text-properties fo:font-weight="bold" style:font-weight-asian="bold" style:font-weight-complex="bold" fo:font-size="8pt" style:font-size-asian="8pt" style:font-size-complex="8pt"/>
    </style:style>
    <style:style style:name="T203" style:parent-style-name="Car.predefinitoparagrafo" style:family="text">
      <style:text-properties fo:font-size="8pt" style:font-size-asian="8pt" style:font-size-complex="8pt"/>
    </style:style>
    <style:style style:name="T204" style:parent-style-name="Car.predefinitoparagrafo" style:family="text">
      <style:text-properties fo:font-size="8pt" style:font-size-asian="8pt" style:font-size-complex="8pt"/>
    </style:style>
    <style:style style:name="P205" style:parent-style-name="Standard" style:family="paragraph">
      <style:paragraph-properties fo:text-align="justify"/>
      <style:text-properties fo:font-size="8pt" style:font-size-asian="8pt" style:font-size-complex="8pt"/>
    </style:style>
    <style:style style:name="P206" style:parent-style-name="Standard" style:family="paragraph">
      <style:paragraph-properties fo:text-align="justify"/>
    </style:style>
    <style:style style:name="T207" style:parent-style-name="Car.predefinitoparagrafo" style:family="text">
      <style:text-properties fo:font-size="8pt" style:font-size-asian="8pt" style:font-size-complex="8pt"/>
    </style:style>
    <style:style style:name="T208" style:parent-style-name="Car.predefinitoparagrafo" style:family="text">
      <style:text-properties fo:font-weight="bold" style:font-weight-asian="bold" style:font-weight-complex="bold" fo:font-size="8pt" style:font-size-asian="8pt" style:font-size-complex="8pt"/>
    </style:style>
    <style:style style:name="T209" style:parent-style-name="Car.predefinitoparagrafo" style:family="text">
      <style:text-properties fo:font-size="8pt" style:font-size-asian="8pt" style:font-size-complex="8pt"/>
    </style:style>
    <style:style style:name="T210" style:parent-style-name="Car.predefinitoparagrafo" style:family="text">
      <style:text-properties fo:font-size="8pt" style:font-size-asian="8pt" style:font-size-complex="8pt"/>
    </style:style>
    <style:style style:name="T211" style:parent-style-name="Car.predefinitoparagrafo" style:family="text">
      <style:text-properties fo:font-size="8pt" style:font-size-asian="8pt" style:font-size-complex="8pt"/>
    </style:style>
    <style:style style:name="P212" style:parent-style-name="Standard" style:family="paragraph">
      <style:paragraph-properties fo:text-align="justify"/>
    </style:style>
    <style:style style:name="T213" style:parent-style-name="Car.predefinitoparagrafo" style:family="text">
      <style:text-properties fo:font-size="8pt" style:font-size-asian="8pt" style:font-size-complex="8pt"/>
    </style:style>
    <style:style style:name="T214" style:parent-style-name="Car.predefinitoparagrafo" style:family="text">
      <style:text-properties fo:font-weight="bold" style:font-weight-asian="bold" style:font-weight-complex="bold" fo:font-size="8pt" style:font-size-asian="8pt" style:font-size-complex="8pt"/>
    </style:style>
    <style:style style:name="T215" style:parent-style-name="Car.predefinitoparagrafo" style:family="text">
      <style:text-properties fo:font-size="8pt" style:font-size-asian="8pt" style:font-size-complex="8pt"/>
    </style:style>
    <style:style style:name="T216" style:parent-style-name="Car.predefinitoparagrafo" style:family="text">
      <style:text-properties fo:font-size="8pt" style:font-size-asian="8pt" style:font-size-complex="8pt"/>
    </style:style>
    <style:style style:name="T217" style:parent-style-name="Car.predefinitoparagrafo" style:family="text">
      <style:text-properties fo:font-weight="bold" style:font-weight-asian="bold" style:font-weight-complex="bold" fo:font-size="8pt" style:font-size-asian="8pt" style:font-size-complex="8pt"/>
    </style:style>
    <style:style style:name="T218" style:parent-style-name="Car.predefinitoparagrafo" style:family="text">
      <style:text-properties fo:font-size="8pt" style:font-size-asian="8pt" style:font-size-complex="8pt"/>
    </style:style>
    <style:style style:name="T219" style:parent-style-name="Car.predefinitoparagrafo" style:family="text">
      <style:text-properties fo:font-size="8pt" style:font-size-asian="8pt" style:font-size-complex="8pt"/>
    </style:style>
    <style:style style:name="T220" style:parent-style-name="Car.predefinitoparagrafo" style:family="text">
      <style:text-properties fo:font-size="8pt" style:font-size-asian="8pt" style:font-size-complex="8pt"/>
    </style:style>
    <style:style style:name="T221" style:parent-style-name="Car.predefinitoparagrafo" style:family="text">
      <style:text-properties fo:font-size="8pt" style:font-size-asian="8pt" style:font-size-complex="8pt"/>
    </style:style>
    <style:style style:name="P222" style:parent-style-name="Standard" style:family="paragraph">
      <style:paragraph-properties fo:text-align="justify"/>
    </style:style>
    <style:style style:name="T223" style:parent-style-name="Car.predefinitoparagrafo" style:family="text">
      <style:text-properties fo:font-size="8pt" style:font-size-asian="8pt" style:font-size-complex="8pt"/>
    </style:style>
    <style:style style:name="T224" style:parent-style-name="Car.predefinitoparagrafo" style:family="text">
      <style:text-properties fo:font-weight="bold" style:font-weight-asian="bold" style:font-weight-complex="bold" fo:font-size="8pt" style:font-size-asian="8pt" style:font-size-complex="8pt"/>
    </style:style>
    <style:style style:name="T225" style:parent-style-name="Car.predefinitoparagrafo" style:family="text">
      <style:text-properties fo:font-size="8pt" style:font-size-asian="8pt" style:font-size-complex="8pt"/>
    </style:style>
    <style:style style:name="T226" style:parent-style-name="Car.predefinitoparagrafo" style:family="text">
      <style:text-properties fo:font-size="8pt" style:font-size-asian="8pt" style:font-size-complex="8pt"/>
    </style:style>
    <style:style style:name="P227" style:parent-style-name="Standard" style:family="paragraph">
      <style:paragraph-properties fo:text-align="justify"/>
      <style:text-properties fo:font-size="8pt" style:font-size-asian="8pt" style:font-size-complex="8pt"/>
    </style:style>
    <style:style style:name="P228" style:parent-style-name="Standard" style:list-style-name="LFO4" style:family="paragraph">
      <style:paragraph-properties fo:text-align="justify"/>
      <style:text-properties fo:font-size="8pt" style:font-size-asian="8pt" style:font-size-complex="8pt"/>
    </style:style>
    <style:style style:name="P229" style:parent-style-name="Standard" style:list-style-name="LFO4" style:family="paragraph">
      <style:paragraph-properties fo:text-align="justify"/>
      <style:text-properties fo:font-size="8pt" style:font-size-asian="8pt" style:font-size-complex="8pt"/>
    </style:style>
    <style:style style:name="P230" style:parent-style-name="Standard" style:list-style-name="LFO4" style:family="paragraph">
      <style:paragraph-properties fo:text-align="justify"/>
      <style:text-properties fo:font-size="8pt" style:font-size-asian="8pt" style:font-size-complex="8pt"/>
    </style:style>
    <style:style style:name="P231" style:parent-style-name="Standard" style:family="paragraph">
      <style:paragraph-properties fo:text-align="justify"/>
      <style:text-properties fo:font-size="8pt" style:font-size-asian="8pt" style:font-size-complex="8pt"/>
    </style:style>
    <style:style style:name="P232" style:parent-style-name="Standard" style:family="paragraph">
      <style:paragraph-properties fo:text-align="justify"/>
    </style:style>
    <style:style style:name="T233" style:parent-style-name="Car.predefinitoparagrafo" style:family="text">
      <style:text-properties fo:font-size="8pt" style:font-size-asian="8pt" style:font-size-complex="8pt"/>
    </style:style>
    <style:style style:name="T234" style:parent-style-name="Car.predefinitoparagrafo" style:family="text">
      <style:text-properties fo:font-size="8pt" style:font-size-asian="8pt" style:font-size-complex="8pt"/>
    </style:style>
    <style:style style:name="T235" style:parent-style-name="Car.predefinitoparagrafo" style:family="text">
      <style:text-properties fo:font-weight="bold" style:font-weight-asian="bold" style:font-weight-complex="bold" fo:font-size="8pt" style:font-size-asian="8pt" style:font-size-complex="8pt"/>
    </style:style>
    <style:style style:name="T236" style:parent-style-name="Car.predefinitoparagrafo" style:family="text">
      <style:text-properties fo:font-size="8pt" style:font-size-asian="8pt" style:font-size-complex="8pt"/>
    </style:style>
    <style:style style:name="T237" style:parent-style-name="Car.predefinitoparagrafo" style:family="text">
      <style:text-properties fo:font-weight="bold" style:font-weight-asian="bold" style:font-weight-complex="bold" fo:font-size="8pt" style:font-size-asian="8pt" style:font-size-complex="8pt"/>
    </style:style>
    <style:style style:name="T238" style:parent-style-name="Car.predefinitoparagrafo" style:family="text">
      <style:text-properties fo:font-size="8pt" style:font-size-asian="8pt" style:font-size-complex="8pt"/>
    </style:style>
    <style:style style:name="T239" style:parent-style-name="Car.predefinitoparagrafo" style:family="text">
      <style:text-properties fo:font-size="8pt" style:font-size-asian="8pt" style:font-size-complex="8pt"/>
    </style:style>
    <style:style style:name="T240" style:parent-style-name="Car.predefinitoparagrafo" style:family="text">
      <style:text-properties fo:font-size="8pt" style:font-size-asian="8pt" style:font-size-complex="8pt"/>
    </style:style>
    <style:style style:name="T241" style:parent-style-name="Car.predefinitoparagrafo" style:family="text">
      <style:text-properties fo:font-weight="bold" style:font-weight-asian="bold" style:font-weight-complex="bold" fo:font-size="8pt" style:font-size-asian="8pt" style:font-size-complex="8pt"/>
    </style:style>
    <style:style style:name="T242" style:parent-style-name="Car.predefinitoparagrafo" style:family="text">
      <style:text-properties fo:font-size="8pt" style:font-size-asian="8pt" style:font-size-complex="8pt"/>
    </style:style>
    <style:style style:name="P243" style:parent-style-name="Standard" style:family="paragraph">
      <style:paragraph-properties fo:text-align="justify"/>
    </style:style>
    <style:style style:name="T244" style:parent-style-name="Car.predefinitoparagrafo" style:family="text">
      <style:text-properties fo:font-size="8pt" style:font-size-asian="8pt" style:font-size-complex="8pt"/>
    </style:style>
    <style:style style:name="T245" style:parent-style-name="Car.predefinitoparagrafo" style:family="text">
      <style:text-properties fo:font-weight="bold" style:font-weight-asian="bold" style:font-weight-complex="bold" fo:font-size="8pt" style:font-size-asian="8pt" style:font-size-complex="8pt"/>
    </style:style>
    <style:style style:name="T246" style:parent-style-name="Car.predefinitoparagrafo" style:family="text">
      <style:text-properties fo:font-size="8pt" style:font-size-asian="8pt" style:font-size-complex="8pt"/>
    </style:style>
    <style:style style:name="T247" style:parent-style-name="Car.predefinitoparagrafo" style:family="text">
      <style:text-properties fo:font-size="8pt" style:font-size-asian="8pt" style:font-size-complex="8pt"/>
    </style:style>
    <style:style style:name="T248" style:parent-style-name="Car.predefinitoparagrafo" style:family="text">
      <style:text-properties fo:font-weight="bold" style:font-weight-asian="bold" style:font-weight-complex="bold" fo:font-size="8pt" style:font-size-asian="8pt" style:font-size-complex="8pt"/>
    </style:style>
    <style:style style:name="T249" style:parent-style-name="Car.predefinitoparagrafo" style:family="text">
      <style:text-properties fo:font-size="8pt" style:font-size-asian="8pt" style:font-size-complex="8pt"/>
    </style:style>
    <style:style style:name="T250" style:parent-style-name="Car.predefinitoparagrafo" style:family="text">
      <style:text-properties fo:font-weight="bold" style:font-weight-asian="bold" style:font-weight-complex="bold" fo:font-size="8pt" style:font-size-asian="8pt" style:font-size-complex="8pt"/>
    </style:style>
    <style:style style:name="T251" style:parent-style-name="Car.predefinitoparagrafo" style:family="text">
      <style:text-properties fo:font-size="8pt" style:font-size-asian="8pt" style:font-size-complex="8pt"/>
    </style:style>
    <style:style style:name="T252" style:parent-style-name="Car.predefinitoparagrafo" style:family="text">
      <style:text-properties fo:font-weight="bold" style:font-weight-asian="bold" style:font-weight-complex="bold" fo:font-size="8pt" style:font-size-asian="8pt" style:font-size-complex="8pt"/>
    </style:style>
    <style:style style:name="T253" style:parent-style-name="Car.predefinitoparagrafo" style:family="text">
      <style:text-properties fo:font-size="8pt" style:font-size-asian="8pt" style:font-size-complex="8pt"/>
    </style:style>
    <style:style style:name="T254" style:parent-style-name="Car.predefinitoparagrafo" style:family="text">
      <style:text-properties fo:font-weight="bold" style:font-weight-asian="bold" style:font-weight-complex="bold" fo:font-size="8pt" style:font-size-asian="8pt" style:font-size-complex="8pt"/>
    </style:style>
    <style:style style:name="T255" style:parent-style-name="Car.predefinitoparagrafo" style:family="text">
      <style:text-properties fo:font-size="8pt" style:font-size-asian="8pt" style:font-size-complex="8pt"/>
    </style:style>
    <style:style style:name="P256" style:parent-style-name="Standard" style:family="paragraph">
      <style:paragraph-properties fo:text-align="justify"/>
      <style:text-properties fo:font-size="8pt" style:font-size-asian="8pt" style:font-size-complex="8pt"/>
    </style:style>
    <style:style style:name="P257" style:parent-style-name="Standard" style:list-style-name="LFO5" style:family="paragraph">
      <style:paragraph-properties fo:text-align="justify"/>
    </style:style>
    <style:style style:name="T258" style:parent-style-name="Car.predefinitoparagrafo" style:family="text">
      <style:text-properties fo:font-weight="bold" style:font-weight-asian="bold" style:font-weight-complex="bold" fo:font-size="8pt" style:font-size-asian="8pt" style:font-size-complex="8pt"/>
    </style:style>
    <style:style style:name="T259" style:parent-style-name="Car.predefinitoparagrafo" style:family="text">
      <style:text-properties fo:font-size="8pt" style:font-size-asian="8pt" style:font-size-complex="8pt"/>
    </style:style>
    <style:style style:name="P260" style:parent-style-name="Standard" style:list-style-name="LFO5" style:family="paragraph">
      <style:paragraph-properties fo:text-align="justify"/>
    </style:style>
    <style:style style:name="T261" style:parent-style-name="Car.predefinitoparagrafo" style:family="text">
      <style:text-properties fo:font-weight="bold" style:font-weight-asian="bold" style:font-weight-complex="bold" fo:font-size="8pt" style:font-size-asian="8pt" style:font-size-complex="8pt"/>
    </style:style>
    <style:style style:name="T262" style:parent-style-name="Car.predefinitoparagrafo" style:family="text">
      <style:text-properties fo:font-size="8pt" style:font-size-asian="8pt" style:font-size-complex="8pt"/>
    </style:style>
    <style:style style:name="T263" style:parent-style-name="Car.predefinitoparagrafo" style:family="text">
      <style:text-properties fo:font-size="8pt" style:font-size-asian="8pt" style:font-size-complex="8pt"/>
    </style:style>
    <style:style style:name="P264" style:parent-style-name="Standard" style:list-style-name="LFO5" style:family="paragraph">
      <style:paragraph-properties fo:text-align="justify"/>
    </style:style>
    <style:style style:name="T265" style:parent-style-name="Car.predefinitoparagrafo" style:family="text">
      <style:text-properties fo:font-weight="bold" style:font-weight-asian="bold" style:font-weight-complex="bold" fo:font-size="8pt" style:font-size-asian="8pt" style:font-size-complex="8pt"/>
    </style:style>
    <style:style style:name="T266" style:parent-style-name="Car.predefinitoparagrafo" style:family="text">
      <style:text-properties fo:font-size="8pt" style:font-size-asian="8pt" style:font-size-complex="8pt"/>
    </style:style>
    <style:style style:name="P267" style:parent-style-name="Standard" style:list-style-name="LFO5" style:family="paragraph">
      <style:paragraph-properties fo:text-align="justify"/>
    </style:style>
    <style:style style:name="T268" style:parent-style-name="Car.predefinitoparagrafo" style:family="text">
      <style:text-properties fo:font-weight="bold" style:font-weight-asian="bold" style:font-weight-complex="bold" fo:font-size="8pt" style:font-size-asian="8pt" style:font-size-complex="8pt"/>
    </style:style>
    <style:style style:name="T269" style:parent-style-name="Car.predefinitoparagrafo" style:family="text">
      <style:text-properties fo:font-size="8pt" style:font-size-asian="8pt" style:font-size-complex="8pt"/>
    </style:style>
    <style:style style:name="P270" style:parent-style-name="Standard" style:family="paragraph">
      <style:paragraph-properties fo:text-align="justify"/>
      <style:text-properties fo:font-size="8pt" style:font-size-asian="8pt" style:font-size-complex="8pt"/>
    </style:style>
    <style:style style:name="P271" style:parent-style-name="Standard" style:family="paragraph">
      <style:paragraph-properties fo:text-align="justify"/>
    </style:style>
    <style:style style:name="T272" style:parent-style-name="Car.predefinitoparagrafo" style:family="text">
      <style:text-properties fo:font-size="8pt" style:font-size-asian="8pt" style:font-size-complex="8pt"/>
    </style:style>
    <style:style style:name="T273" style:parent-style-name="Car.predefinitoparagrafo" style:family="text">
      <style:text-properties fo:font-size="8pt" style:font-size-asian="8pt" style:font-size-complex="8pt"/>
    </style:style>
    <style:style style:name="T274" style:parent-style-name="Car.predefinitoparagrafo" style:family="text">
      <style:text-properties fo:font-weight="bold" style:font-weight-asian="bold" style:font-weight-complex="bold" fo:color="#FF0000" fo:font-size="8pt" style:font-size-asian="8pt" style:font-size-complex="8pt"/>
    </style:style>
    <style:style style:name="T275" style:parent-style-name="Car.predefinitoparagrafo" style:family="text">
      <style:text-properties fo:font-size="8pt" style:font-size-asian="8pt" style:font-size-complex="8pt"/>
    </style:style>
    <style:style style:name="T276" style:parent-style-name="Car.predefinitoparagrafo" style:family="text">
      <style:text-properties fo:font-size="8pt" style:font-size-asian="8pt" style:font-size-complex="8pt"/>
    </style:style>
    <style:style style:name="T277" style:parent-style-name="Car.predefinitoparagrafo" style:family="text">
      <style:text-properties fo:font-size="8pt" style:font-size-asian="8pt" style:font-size-complex="8pt"/>
    </style:style>
    <style:style style:name="P278" style:parent-style-name="Standard" style:family="paragraph">
      <style:paragraph-properties fo:text-align="justify"/>
      <style:text-properties fo:font-size="8pt" style:font-size-asian="8pt" style:font-size-complex="8pt"/>
    </style:style>
    <style:style style:name="P279" style:parent-style-name="Standard" style:list-style-name="LFO6" style:family="paragraph">
      <style:paragraph-properties fo:text-align="justify"/>
    </style:style>
    <style:style style:name="T280" style:parent-style-name="Car.predefinitoparagrafo" style:family="text">
      <style:text-properties fo:font-weight="bold" style:font-weight-asian="bold" style:font-weight-complex="bold" fo:font-size="8pt" style:font-size-asian="8pt" style:font-size-complex="8pt"/>
    </style:style>
    <style:style style:name="T281" style:parent-style-name="Car.predefinitoparagrafo" style:family="text">
      <style:text-properties fo:font-size="8pt" style:font-size-asian="8pt" style:font-size-complex="8pt"/>
    </style:style>
    <style:style style:name="T282"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283" style:parent-style-name="Car.predefinitoparagrafo" style:family="text">
      <style:text-properties fo:font-size="8pt" style:font-size-asian="8pt" style:font-size-complex="8pt"/>
    </style:style>
    <style:style style:name="T284"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285" style:parent-style-name="Car.predefinitoparagrafo" style:family="text">
      <style:text-properties fo:font-size="8pt" style:font-size-asian="8pt" style:font-size-complex="8pt"/>
    </style:style>
    <style:style style:name="T286" style:parent-style-name="Car.predefinitoparagrafo" style:family="text">
      <style:text-properties fo:font-weight="bold" style:font-weight-asian="bold" style:font-weight-complex="bold" fo:font-size="8pt" style:font-size-asian="8pt" style:font-size-complex="8pt"/>
    </style:style>
    <style:style style:name="T287" style:parent-style-name="Car.predefinitoparagrafo" style:family="text">
      <style:text-properties fo:font-size="8pt" style:font-size-asian="8pt" style:font-size-complex="8pt"/>
    </style:style>
    <style:style style:name="T288" style:parent-style-name="Car.predefinitoparagrafo" style:family="text">
      <style:text-properties fo:font-weight="bold" style:font-weight-asian="bold" style:font-weight-complex="bold" fo:font-size="8pt" style:font-size-asian="8pt" style:font-size-complex="8pt"/>
    </style:style>
    <style:style style:name="T289" style:parent-style-name="Car.predefinitoparagrafo" style:family="text">
      <style:text-properties fo:font-size="8pt" style:font-size-asian="8pt" style:font-size-complex="8pt"/>
    </style:style>
    <style:style style:name="T290" style:parent-style-name="Car.predefinitoparagrafo" style:family="text">
      <style:text-properties fo:font-size="8pt" style:font-size-asian="8pt" style:font-size-complex="8pt"/>
    </style:style>
    <style:style style:name="T291" style:parent-style-name="Car.predefinitoparagrafo" style:family="text">
      <style:text-properties fo:font-style="italic" style:font-style-asian="italic" style:font-style-complex="italic" fo:font-size="8pt" style:font-size-asian="8pt" style:font-size-complex="8pt"/>
    </style:style>
    <style:style style:name="T292" style:parent-style-name="Car.predefinitoparagrafo" style:family="text">
      <style:text-properties fo:font-size="8pt" style:font-size-asian="8pt" style:font-size-complex="8pt"/>
    </style:style>
    <style:style style:name="P293" style:parent-style-name="Standard" style:list-style-name="LFO6" style:family="paragraph">
      <style:paragraph-properties fo:text-align="justify"/>
    </style:style>
    <style:style style:name="T294" style:parent-style-name="Car.predefinitoparagrafo" style:family="text">
      <style:text-properties fo:font-weight="bold" style:font-weight-asian="bold" style:font-weight-complex="bold" fo:font-size="8pt" style:font-size-asian="8pt" style:font-size-complex="8pt"/>
    </style:style>
    <style:style style:name="T295" style:parent-style-name="Car.predefinitoparagrafo" style:family="text">
      <style:text-properties fo:font-size="8pt" style:font-size-asian="8pt" style:font-size-complex="8pt"/>
    </style:style>
    <style:style style:name="T296"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297" style:parent-style-name="Car.predefinitoparagrafo" style:family="text">
      <style:text-properties fo:font-size="8pt" style:font-size-asian="8pt" style:font-size-complex="8pt"/>
    </style:style>
    <style:style style:name="T298"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299" style:parent-style-name="Car.predefinitoparagrafo" style:family="text">
      <style:text-properties fo:font-size="8pt" style:font-size-asian="8pt" style:font-size-complex="8pt"/>
    </style:style>
    <style:style style:name="T300" style:parent-style-name="Car.predefinitoparagrafo" style:family="text">
      <style:text-properties fo:font-size="8pt" style:font-size-asian="8pt" style:font-size-complex="8pt"/>
    </style:style>
    <style:style style:name="P301" style:parent-style-name="Standard" style:list-style-name="LFO6" style:family="paragraph">
      <style:paragraph-properties fo:text-align="justify"/>
    </style:style>
    <style:style style:name="T302" style:parent-style-name="Car.predefinitoparagrafo" style:family="text">
      <style:text-properties fo:font-weight="bold" style:font-weight-asian="bold" style:font-weight-complex="bold" fo:font-size="8pt" style:font-size-asian="8pt" style:font-size-complex="8pt"/>
    </style:style>
    <style:style style:name="T303" style:parent-style-name="Car.predefinitoparagrafo" style:family="text">
      <style:text-properties fo:font-size="8pt" style:font-size-asian="8pt" style:font-size-complex="8pt"/>
    </style:style>
    <style:style style:name="T304"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305" style:parent-style-name="Car.predefinitoparagrafo" style:family="text">
      <style:text-properties fo:font-size="8pt" style:font-size-asian="8pt" style:font-size-complex="8pt"/>
    </style:style>
    <style:style style:name="T306" style:parent-style-name="Car.predefinitoparagrafo" style:family="text">
      <style:text-properties fo:font-size="8pt" style:font-size-asian="8pt" style:font-size-complex="8pt"/>
    </style:style>
    <style:style style:name="P307" style:parent-style-name="Normale" style:family="paragraph">
      <style:paragraph-properties fo:break-before="page"/>
      <style:text-properties fo:font-size="8pt" style:font-size-asian="8pt" style:font-size-complex="8pt" fo:hyphenate="true"/>
    </style:style>
    <style:style style:name="T308" style:parent-style-name="Car.predefinitoparagrafo" style:family="text">
      <style:text-properties fo:font-size="8pt" style:font-size-asian="8pt" style:font-size-complex="8pt"/>
    </style:style>
    <style:style style:name="T309" style:parent-style-name="Car.predefinitoparagrafo" style:family="text">
      <style:text-properties fo:font-weight="bold" style:font-weight-asian="bold" style:font-weight-complex="bold" fo:color="#FF0000" fo:font-size="8pt" style:font-size-asian="8pt" style:font-size-complex="8pt"/>
    </style:style>
    <style:style style:name="T310" style:parent-style-name="Car.predefinitoparagrafo" style:family="text">
      <style:text-properties fo:font-size="8pt" style:font-size-asian="8pt" style:font-size-complex="8pt"/>
    </style:style>
    <style:style style:name="T311" style:parent-style-name="Car.predefinitoparagrafo" style:family="text">
      <style:text-properties fo:font-size="8pt" style:font-size-asian="8pt" style:font-size-complex="8pt"/>
    </style:style>
    <style:style style:name="T312" style:parent-style-name="Car.predefinitoparagrafo" style:family="text">
      <style:text-properties fo:font-weight="bold" style:font-weight-asian="bold" style:font-weight-complex="bold" fo:font-size="8pt" style:font-size-asian="8pt" style:font-size-complex="8pt"/>
    </style:style>
    <style:style style:name="T313" style:parent-style-name="Car.predefinitoparagrafo" style:family="text">
      <style:text-properties fo:font-size="8pt" style:font-size-asian="8pt" style:font-size-complex="8pt"/>
    </style:style>
    <style:style style:name="P314" style:parent-style-name="Standard" style:family="paragraph">
      <style:text-properties fo:font-size="8pt" style:font-size-asian="8pt" style:font-size-complex="8pt"/>
    </style:style>
    <style:style style:name="P315"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T316" style:parent-style-name="Car.predefinitoparagrafo" style:family="text">
      <style:text-properties fo:color="#000000" fo:font-size="8pt" style:font-size-asian="8pt" style:font-size-complex="8pt"/>
    </style:style>
    <style:style style:name="T317" style:parent-style-name="Car.predefinitoparagrafo" style:family="text">
      <style:text-properties fo:font-weight="bold" style:font-weight-asian="bold" style:font-weight-complex="bold" fo:color="#000000" fo:font-size="8pt" style:font-size-asian="8pt" style:font-size-complex="8pt"/>
    </style:style>
    <style:style style:name="T318" style:parent-style-name="Car.predefinitoparagrafo" style:family="text">
      <style:text-properties fo:color="#000000" fo:font-size="8pt" style:font-size-asian="8pt" style:font-size-complex="8pt"/>
    </style:style>
    <style:style style:name="T319" style:parent-style-name="Car.predefinitoparagrafo" style:family="text">
      <style:text-properties fo:font-weight="bold" style:font-weight-asian="bold" style:font-weight-complex="bold" fo:color="#000000" fo:font-size="8pt" style:font-size-asian="8pt" style:font-size-complex="8pt"/>
    </style:style>
    <style:style style:name="T320" style:parent-style-name="Car.predefinitoparagrafo" style:family="text">
      <style:text-properties fo:color="#000000" fo:font-size="8pt" style:font-size-asian="8pt" style:font-size-complex="8pt"/>
    </style:style>
    <style:style style:name="T321" style:parent-style-name="Car.predefinitoparagrafo" style:family="text">
      <style:text-properties fo:font-size="8pt" style:font-size-asian="8pt" style:font-size-complex="8pt"/>
    </style:style>
    <style:style style:name="T322" style:parent-style-name="Car.predefinitoparagrafo" style:family="text">
      <style:text-properties fo:font-size="8pt" style:font-size-asian="8pt" style:font-size-complex="8pt"/>
    </style:style>
    <style:style style:name="T323" style:parent-style-name="Car.predefinitoparagrafo" style:family="text">
      <style:text-properties fo:font-size="8pt" style:font-size-asian="8pt" style:font-size-complex="8pt"/>
    </style:style>
    <style:style style:name="T324" style:parent-style-name="Car.predefinitoparagrafo" style:family="text">
      <style:text-properties fo:font-weight="bold" style:font-weight-asian="bold" style:font-weight-complex="bold" fo:font-size="8pt" style:font-size-asian="8pt" style:font-size-complex="8pt"/>
    </style:style>
    <style:style style:name="T325" style:parent-style-name="Car.predefinitoparagrafo" style:family="text">
      <style:text-properties fo:font-size="8pt" style:font-size-asian="8pt" style:font-size-complex="8pt"/>
    </style:style>
    <style:style style:name="T326" style:parent-style-name="Car.predefinitoparagrafo" style:family="text">
      <style:text-properties fo:font-weight="bold" style:font-weight-asian="bold" style:font-weight-complex="bold" fo:font-size="8pt" style:font-size-asian="8pt" style:font-size-complex="8pt"/>
    </style:style>
    <style:style style:name="T327" style:parent-style-name="Car.predefinitoparagrafo" style:family="text">
      <style:text-properties fo:font-size="8pt" style:font-size-asian="8pt" style:font-size-complex="8pt"/>
    </style:style>
    <style:style style:name="P328" style:parent-style-name="Standard" style:family="paragraph">
      <style:text-properties fo:font-size="8pt" style:font-size-asian="8pt" style:font-size-complex="8pt"/>
    </style:style>
    <style:style style:name="P329" style:parent-style-name="Standard" style:family="paragraph">
      <style:text-properties fo:font-size="8pt" style:font-size-asian="8pt" style:font-size-complex="8pt"/>
    </style:style>
    <style:style style:name="P330" style:parent-style-name="Standard" style:family="paragraph">
      <style:text-properties fo:font-size="8pt" style:font-size-asian="8pt" style:font-size-complex="8pt"/>
    </style:style>
    <style:style style:name="P331" style:parent-style-name="Standard" style:family="paragraph">
      <style:text-properties fo:font-size="8pt" style:font-size-asian="8pt" style:font-size-complex="8pt"/>
    </style:style>
    <style:style style:name="P332" style:parent-style-name="Standard" style:list-style-name="LFO7" style:family="paragraph"/>
    <style:style style:name="T333" style:parent-style-name="Car.predefinitoparagrafo" style:family="text">
      <style:text-properties fo:font-size="8pt" style:font-size-asian="8pt" style:font-size-complex="8pt"/>
    </style:style>
    <style:style style:name="T334" style:parent-style-name="Car.predefinitoparagrafo" style:family="text">
      <style:text-properties fo:font-weight="bold" style:font-weight-asian="bold" style:font-weight-complex="bold" fo:font-size="8pt" style:font-size-asian="8pt" style:font-size-complex="8pt"/>
    </style:style>
    <style:style style:name="T335" style:parent-style-name="Car.predefinitoparagrafo" style:family="text">
      <style:text-properties fo:font-size="8pt" style:font-size-asian="8pt" style:font-size-complex="8pt"/>
    </style:style>
    <style:style style:name="P336" style:parent-style-name="Standard" style:list-style-name="LFO7" style:family="paragraph"/>
    <style:style style:name="T337" style:parent-style-name="Car.predefinitoparagrafo" style:family="text">
      <style:text-properties fo:font-size="8pt" style:font-size-asian="8pt" style:font-size-complex="8pt"/>
    </style:style>
    <style:style style:name="T338" style:parent-style-name="Car.predefinitoparagrafo" style:family="text">
      <style:text-properties fo:font-weight="bold" style:font-weight-asian="bold" style:font-weight-complex="bold" fo:font-size="8pt" style:font-size-asian="8pt" style:font-size-complex="8pt"/>
    </style:style>
    <style:style style:name="T339" style:parent-style-name="Car.predefinitoparagrafo" style:family="text">
      <style:text-properties fo:font-size="8pt" style:font-size-asian="8pt" style:font-size-complex="8pt"/>
    </style:style>
    <style:style style:name="P340" style:parent-style-name="Standard" style:family="paragraph">
      <style:text-properties fo:font-size="8pt" style:font-size-asian="8pt" style:font-size-complex="8pt"/>
    </style:style>
    <style:style style:name="T341" style:parent-style-name="Car.predefinitoparagrafo" style:family="text">
      <style:text-properties fo:font-size="8pt" style:font-size-asian="8pt" style:font-size-complex="8pt"/>
    </style:style>
    <style:style style:name="T342" style:parent-style-name="Car.predefinitoparagrafo" style:family="text">
      <style:text-properties fo:font-size="8pt" style:font-size-asian="8pt" style:font-size-complex="8pt"/>
    </style:style>
    <style:style style:name="T343" style:parent-style-name="Car.predefinitoparagrafo" style:family="text">
      <style:text-properties fo:font-size="8pt" style:font-size-asian="8pt" style:font-size-complex="8pt"/>
    </style:style>
    <style:style style:name="T344" style:parent-style-name="Car.predefinitoparagrafo" style:family="text">
      <style:text-properties fo:font-size="8pt" style:font-size-asian="8pt" style:font-size-complex="8pt"/>
    </style:style>
    <style:style style:name="T345" style:parent-style-name="Car.predefinitoparagrafo" style:family="text">
      <style:text-properties fo:font-weight="bold" style:font-weight-asian="bold" style:font-weight-complex="bold" fo:font-size="8pt" style:font-size-asian="8pt" style:font-size-complex="8pt"/>
    </style:style>
    <style:style style:name="T346" style:parent-style-name="Car.predefinitoparagrafo" style:family="text">
      <style:text-properties fo:font-size="8pt" style:font-size-asian="8pt" style:font-size-complex="8pt"/>
    </style:style>
    <style:style style:name="T347" style:parent-style-name="Car.predefinitoparagrafo" style:family="text">
      <style:text-properties fo:font-size="8pt" style:font-size-asian="8pt" style:font-size-complex="8pt"/>
    </style:style>
    <style:style style:name="T348" style:parent-style-name="Car.predefinitoparagrafo" style:family="text">
      <style:text-properties fo:font-weight="bold" style:font-weight-asian="bold" style:font-weight-complex="bold" fo:font-size="8pt" style:font-size-asian="8pt" style:font-size-complex="8pt"/>
    </style:style>
    <style:style style:name="T349" style:parent-style-name="Car.predefinitoparagrafo" style:family="text">
      <style:text-properties fo:font-size="8pt" style:font-size-asian="8pt" style:font-size-complex="8pt"/>
    </style:style>
    <style:style style:name="T350" style:parent-style-name="Car.predefinitoparagrafo" style:family="text">
      <style:text-properties fo:font-size="8pt" style:font-size-asian="8pt" style:font-size-complex="8pt"/>
    </style:style>
    <style:style style:name="T351" style:parent-style-name="Car.predefinitoparagrafo" style:family="text">
      <style:text-properties fo:font-size="8pt" style:font-size-asian="8pt" style:font-size-complex="8pt"/>
    </style:style>
    <style:style style:name="T352" style:parent-style-name="Car.predefinitoparagrafo" style:family="text">
      <style:text-properties fo:font-size="8pt" style:font-size-asian="8pt" style:font-size-complex="8pt"/>
    </style:style>
    <style:style style:name="T353" style:parent-style-name="Car.predefinitoparagrafo" style:family="text">
      <style:text-properties fo:font-weight="bold" style:font-weight-asian="bold" style:font-weight-complex="bold" fo:font-size="8pt" style:font-size-asian="8pt" style:font-size-complex="8pt"/>
    </style:style>
    <style:style style:name="T354" style:parent-style-name="Car.predefinitoparagrafo" style:family="text">
      <style:text-properties fo:font-size="8pt" style:font-size-asian="8pt" style:font-size-complex="8pt"/>
    </style:style>
    <style:style style:name="T355" style:parent-style-name="Car.predefinitoparagrafo" style:family="text">
      <style:text-properties fo:font-size="8pt" style:font-size-asian="8pt" style:font-size-complex="8pt"/>
    </style:style>
    <style:style style:name="P356" style:parent-style-name="Standard" style:family="paragraph">
      <style:text-properties fo:color="#000000" fo:font-size="8pt" style:font-size-asian="8pt" style:font-size-complex="8pt"/>
    </style:style>
    <style:style style:name="P357"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T358" style:parent-style-name="Car.predefinitoparagrafo" style:family="text">
      <style:text-properties fo:font-size="8pt" style:font-size-asian="8pt" style:font-size-complex="8pt"/>
    </style:style>
    <style:style style:name="T359" style:parent-style-name="Car.predefinitoparagrafo" style:family="text">
      <style:text-properties fo:font-weight="bold" style:font-weight-asian="bold" style:font-weight-complex="bold" fo:font-size="8pt" style:font-size-asian="8pt" style:font-size-complex="8pt"/>
    </style:style>
    <style:style style:name="T360" style:parent-style-name="Car.predefinitoparagrafo" style:family="text">
      <style:text-properties fo:font-weight="bold" style:font-weight-asian="bold" style:font-weight-complex="bold" fo:font-size="8pt" style:font-size-asian="8pt" style:font-size-complex="8pt"/>
    </style:style>
    <style:style style:name="T361" style:parent-style-name="Car.predefinitoparagrafo" style:family="text">
      <style:text-properties fo:font-size="8pt" style:font-size-asian="8pt" style:font-size-complex="8pt"/>
    </style:style>
    <style:style style:name="T362" style:parent-style-name="Car.predefinitoparagrafo" style:family="text">
      <style:text-properties fo:font-size="8pt" style:font-size-asian="8pt" style:font-size-complex="8pt"/>
    </style:style>
    <style:style style:name="T363" style:parent-style-name="Car.predefinitoparagrafo" style:family="text">
      <style:text-properties fo:color="#FF0000" fo:font-size="8pt" style:font-size-asian="8pt" style:font-size-complex="8pt"/>
    </style:style>
    <style:style style:name="T364" style:parent-style-name="Car.predefinitoparagrafo" style:family="text">
      <style:text-properties fo:font-size="8pt" style:font-size-asian="8pt" style:font-size-complex="8pt"/>
    </style:style>
    <style:style style:name="T365" style:parent-style-name="Car.predefinitoparagrafo" style:family="text">
      <style:text-properties fo:font-size="8pt" style:font-size-asian="8pt" style:font-size-complex="8pt"/>
    </style:style>
    <style:style style:name="T366" style:parent-style-name="Car.predefinitoparagrafo" style:family="text">
      <style:text-properties fo:color="#FF0000" fo:font-size="8pt" style:font-size-asian="8pt" style:font-size-complex="8pt"/>
    </style:style>
    <style:style style:name="T367" style:parent-style-name="Car.predefinitoparagrafo" style:family="text">
      <style:text-properties fo:font-size="8pt" style:font-size-asian="8pt" style:font-size-complex="8pt"/>
    </style:style>
    <style:style style:name="T368" style:parent-style-name="Car.predefinitoparagrafo" style:family="text">
      <style:text-properties fo:font-size="8pt" style:font-size-asian="8pt" style:font-size-complex="8pt"/>
    </style:style>
    <style:style style:name="T369" style:parent-style-name="Car.predefinitoparagrafo" style:family="text">
      <style:text-properties fo:font-size="8pt" style:font-size-asian="8pt" style:font-size-complex="8pt"/>
    </style:style>
    <style:style style:name="T370" style:parent-style-name="Car.predefinitoparagrafo" style:family="text">
      <style:text-properties fo:font-weight="bold" style:font-weight-asian="bold" style:font-weight-complex="bold" fo:font-size="8pt" style:font-size-asian="8pt" style:font-size-complex="8pt"/>
    </style:style>
    <style:style style:name="T371" style:parent-style-name="Car.predefinitoparagrafo" style:family="text">
      <style:text-properties fo:font-size="8pt" style:font-size-asian="8pt" style:font-size-complex="8pt"/>
    </style:style>
    <style:style style:name="T372" style:parent-style-name="Car.predefinitoparagrafo" style:family="text">
      <style:text-properties fo:font-size="8pt" style:font-size-asian="8pt" style:font-size-complex="8pt"/>
    </style:style>
    <style:style style:name="T373" style:parent-style-name="Car.predefinitoparagrafo" style:family="text">
      <style:text-properties fo:font-weight="bold" style:font-weight-asian="bold" style:font-weight-complex="bold" fo:font-size="8pt" style:font-size-asian="8pt" style:font-size-complex="8pt"/>
    </style:style>
    <style:style style:name="T374" style:parent-style-name="Car.predefinitoparagrafo" style:family="text">
      <style:text-properties fo:font-size="8pt" style:font-size-asian="8pt" style:font-size-complex="8pt"/>
    </style:style>
    <style:style style:name="T375" style:parent-style-name="Car.predefinitoparagrafo" style:family="text">
      <style:text-properties fo:font-size="8pt" style:font-size-asian="8pt" style:font-size-complex="8pt"/>
    </style:style>
    <style:style style:name="T376" style:parent-style-name="Car.predefinitoparagrafo" style:family="text">
      <style:text-properties fo:font-weight="bold" style:font-weight-asian="bold" style:font-weight-complex="bold" fo:font-size="8pt" style:font-size-asian="8pt" style:font-size-complex="8pt"/>
    </style:style>
    <style:style style:name="T377" style:parent-style-name="Car.predefinitoparagrafo" style:family="text">
      <style:text-properties fo:font-size="8pt" style:font-size-asian="8pt" style:font-size-complex="8pt"/>
    </style:style>
    <style:style style:name="T378" style:parent-style-name="Car.predefinitoparagrafo" style:family="text">
      <style:text-properties fo:font-size="8pt" style:font-size-asian="8pt" style:font-size-complex="8pt"/>
    </style:style>
    <style:style style:name="T379" style:parent-style-name="Car.predefinitoparagrafo" style:family="text">
      <style:text-properties fo:font-size="8pt" style:font-size-asian="8pt" style:font-size-complex="8pt"/>
    </style:style>
    <style:style style:name="P380" style:parent-style-name="Standard" style:family="paragraph">
      <style:text-properties fo:font-size="8pt" style:font-size-asian="8pt" style:font-size-complex="8pt"/>
    </style:style>
    <style:style style:name="P381"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382" style:parent-style-name="Standard" style:family="paragraph">
      <style:text-properties fo:font-size="8pt" style:font-size-asian="8pt" style:font-size-complex="8pt"/>
    </style:style>
    <style:style style:name="T383" style:parent-style-name="Car.predefinitoparagrafo" style:family="text">
      <style:text-properties fo:font-size="8pt" style:font-size-asian="8pt" style:font-size-complex="8pt"/>
    </style:style>
    <style:style style:name="T384" style:parent-style-name="Car.predefinitoparagrafo" style:family="text">
      <style:text-properties fo:font-weight="bold" style:font-weight-asian="bold" style:font-weight-complex="bold" fo:font-size="8pt" style:font-size-asian="8pt" style:font-size-complex="8pt"/>
    </style:style>
    <style:style style:name="T385" style:parent-style-name="Car.predefinitoparagrafo" style:family="text">
      <style:text-properties fo:font-size="8pt" style:font-size-asian="8pt" style:font-size-complex="8pt"/>
    </style:style>
    <style:style style:name="P386" style:parent-style-name="Standard" style:family="paragraph">
      <style:text-properties fo:font-size="8pt" style:font-size-asian="8pt" style:font-size-complex="8pt"/>
    </style:style>
    <style:style style:name="P387" style:parent-style-name="Standard" style:list-style-name="LFO8" style:family="paragraph">
      <style:text-properties fo:font-size="8pt" style:font-size-asian="8pt" style:font-size-complex="8pt"/>
    </style:style>
    <style:style style:name="P388" style:parent-style-name="Standard" style:list-style-name="LFO8" style:family="paragraph">
      <style:text-properties fo:font-size="8pt" style:font-size-asian="8pt" style:font-size-complex="8pt"/>
    </style:style>
    <style:style style:name="P389" style:parent-style-name="Standard" style:list-style-name="LFO8" style:family="paragraph">
      <style:text-properties fo:font-size="8pt" style:font-size-asian="8pt" style:font-size-complex="8pt"/>
    </style:style>
    <style:style style:name="P390" style:parent-style-name="Standard" style:list-style-name="LFO8" style:family="paragraph">
      <style:text-properties fo:font-size="8pt" style:font-size-asian="8pt" style:font-size-complex="8pt"/>
    </style:style>
    <style:style style:name="P391" style:parent-style-name="Standard" style:list-style-name="LFO8" style:family="paragraph">
      <style:text-properties fo:font-size="8pt" style:font-size-asian="8pt" style:font-size-complex="8pt"/>
    </style:style>
    <style:style style:name="P392" style:parent-style-name="Standard" style:list-style-name="LFO8" style:family="paragraph">
      <style:text-properties fo:font-size="8pt" style:font-size-asian="8pt" style:font-size-complex="8pt"/>
    </style:style>
    <style:style style:name="P393" style:parent-style-name="Standard" style:family="paragraph">
      <style:text-properties fo:font-size="8pt" style:font-size-asian="8pt" style:font-size-complex="8pt"/>
    </style:style>
    <style:style style:name="P394" style:parent-style-name="Standard" style:family="paragraph">
      <style:text-properties fo:font-size="8pt" style:font-size-asian="8pt" style:font-size-complex="8pt"/>
    </style:style>
    <style:style style:name="P395" style:parent-style-name="Standard" style:family="paragraph">
      <style:text-properties fo:font-size="8pt" style:font-size-asian="8pt" style:font-size-complex="8pt"/>
    </style:style>
    <style:style style:name="P396" style:parent-style-name="Standard" style:list-style-name="LFO9" style:family="paragraph"/>
    <style:style style:name="T397" style:parent-style-name="Car.predefinitoparagrafo" style:family="text">
      <style:text-properties fo:font-size="8pt" style:font-size-asian="8pt" style:font-size-complex="8pt"/>
    </style:style>
    <style:style style:name="T398" style:parent-style-name="Car.predefinitoparagrafo" style:family="text">
      <style:text-properties fo:font-weight="bold" style:font-weight-asian="bold" style:font-weight-complex="bold" fo:font-size="8pt" style:font-size-asian="8pt" style:font-size-complex="8pt"/>
    </style:style>
    <style:style style:name="T399" style:parent-style-name="Car.predefinitoparagrafo" style:family="text">
      <style:text-properties fo:font-size="8pt" style:font-size-asian="8pt" style:font-size-complex="8pt"/>
    </style:style>
    <style:style style:name="T400" style:parent-style-name="Car.predefinitoparagrafo" style:family="text">
      <style:text-properties fo:font-size="8pt" style:font-size-asian="8pt" style:font-size-complex="8pt"/>
    </style:style>
    <style:style style:name="T401" style:parent-style-name="Car.predefinitoparagrafo" style:family="text">
      <style:text-properties fo:font-size="8pt" style:font-size-asian="8pt" style:font-size-complex="8pt"/>
    </style:style>
    <style:style style:name="P402" style:parent-style-name="Standard" style:list-style-name="LFO9" style:family="paragraph"/>
    <style:style style:name="T403" style:parent-style-name="Car.predefinitoparagrafo" style:family="text">
      <style:text-properties fo:font-size="8pt" style:font-size-asian="8pt" style:font-size-complex="8pt"/>
    </style:style>
    <style:style style:name="T404" style:parent-style-name="Car.predefinitoparagrafo" style:family="text">
      <style:text-properties fo:font-weight="bold" style:font-weight-asian="bold" style:font-weight-complex="bold" fo:font-size="8pt" style:font-size-asian="8pt" style:font-size-complex="8pt"/>
    </style:style>
    <style:style style:name="T405" style:parent-style-name="Car.predefinitoparagrafo" style:family="text">
      <style:text-properties fo:font-size="8pt" style:font-size-asian="8pt" style:font-size-complex="8pt"/>
    </style:style>
    <style:style style:name="P406" style:parent-style-name="Standard" style:list-style-name="LFO9" style:family="paragraph"/>
    <style:style style:name="T407" style:parent-style-name="Car.predefinitoparagrafo" style:family="text">
      <style:text-properties fo:font-size="8pt" style:font-size-asian="8pt" style:font-size-complex="8pt"/>
    </style:style>
    <style:style style:name="T408" style:parent-style-name="Car.predefinitoparagrafo" style:family="text">
      <style:text-properties fo:font-weight="bold" style:font-weight-asian="bold" style:font-weight-complex="bold" fo:font-size="8pt" style:font-size-asian="8pt" style:font-size-complex="8pt"/>
    </style:style>
    <style:style style:name="T409" style:parent-style-name="Car.predefinitoparagrafo" style:family="text">
      <style:text-properties fo:font-weight="bold" style:font-weight-asian="bold" style:font-weight-complex="bold" fo:font-size="8pt" style:font-size-asian="8pt" style:font-size-complex="8pt"/>
    </style:style>
    <style:style style:name="T410" style:parent-style-name="Car.predefinitoparagrafo" style:family="text">
      <style:text-properties fo:font-size="8pt" style:font-size-asian="8pt" style:font-size-complex="8pt"/>
    </style:style>
    <style:style style:name="P411" style:parent-style-name="Standard" style:family="paragraph">
      <style:text-properties fo:font-size="8pt" style:font-size-asian="8pt" style:font-size-complex="8pt"/>
    </style:style>
    <style:style style:name="P412" style:parent-style-name="Standard" style:family="paragraph">
      <style:paragraph-properties fo:text-align="center"/>
      <style:text-properties fo:font-weight="bold" style:font-weight-asian="bold" style:font-weight-complex="bold" fo:color="#CE181E"/>
    </style:style>
    <style:style style:name="P413"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414" style:parent-style-name="Standard" style:family="paragraph">
      <style:text-properties fo:font-size="8pt" style:font-size-asian="8pt" style:font-size-complex="8pt"/>
    </style:style>
    <style:style style:name="T415" style:parent-style-name="Car.predefinitoparagrafo" style:family="text">
      <style:text-properties fo:color="#FF0000" fo:font-size="8pt" style:font-size-asian="8pt" style:font-size-complex="8pt"/>
    </style:style>
    <style:style style:name="T416" style:parent-style-name="Car.predefinitoparagrafo" style:family="text">
      <style:text-properties fo:font-size="8pt" style:font-size-asian="8pt" style:font-size-complex="8pt"/>
    </style:style>
    <style:style style:name="T417" style:parent-style-name="Car.predefinitoparagrafo" style:family="text">
      <style:text-properties fo:font-weight="bold" style:font-weight-asian="bold" style:font-weight-complex="bold" fo:font-size="8pt" style:font-size-asian="8pt" style:font-size-complex="8pt"/>
    </style:style>
    <style:style style:name="T418" style:parent-style-name="Car.predefinitoparagrafo" style:family="text">
      <style:text-properties fo:font-weight="bold" style:font-weight-asian="bold" style:font-weight-complex="bold" fo:font-size="8pt" style:font-size-asian="8pt" style:font-size-complex="8pt"/>
    </style:style>
    <style:style style:name="T419" style:parent-style-name="Car.predefinitoparagrafo" style:family="text">
      <style:text-properties fo:font-size="8pt" style:font-size-asian="8pt" style:font-size-complex="8pt"/>
    </style:style>
    <style:style style:name="T420" style:parent-style-name="Car.predefinitoparagrafo" style:family="text">
      <style:text-properties fo:font-weight="bold" style:font-weight-asian="bold" style:font-weight-complex="bold" fo:font-size="8pt" style:font-size-asian="8pt" style:font-size-complex="8pt"/>
    </style:style>
    <style:style style:name="T421" style:parent-style-name="Car.predefinitoparagrafo" style:family="text">
      <style:text-properties fo:font-weight="bold" style:font-weight-asian="bold" style:font-weight-complex="bold" fo:font-size="8pt" style:font-size-asian="8pt" style:font-size-complex="8pt"/>
    </style:style>
    <style:style style:name="T422" style:parent-style-name="Car.predefinitoparagrafo" style:family="text">
      <style:text-properties fo:font-size="8pt" style:font-size-asian="8pt" style:font-size-complex="8pt"/>
    </style:style>
    <style:style style:name="T423" style:parent-style-name="Car.predefinitoparagrafo" style:family="text">
      <style:text-properties fo:color="#FF0000" fo:font-size="8pt" style:font-size-asian="8pt" style:font-size-complex="8pt"/>
    </style:style>
    <style:style style:name="T424" style:parent-style-name="Car.predefinitoparagrafo" style:family="text">
      <style:text-properties fo:font-size="8pt" style:font-size-asian="8pt" style:font-size-complex="8pt"/>
    </style:style>
    <style:style style:name="T425" style:parent-style-name="Car.predefinitoparagrafo" style:family="text">
      <style:text-properties fo:font-size="8pt" style:font-size-asian="8pt" style:font-size-complex="8pt"/>
    </style:style>
    <style:style style:name="T426" style:parent-style-name="Car.predefinitoparagrafo" style:family="text">
      <style:text-properties fo:font-weight="bold" style:font-weight-asian="bold" style:font-weight-complex="bold" fo:font-size="8pt" style:font-size-asian="8pt" style:font-size-complex="8pt"/>
    </style:style>
    <style:style style:name="T427" style:parent-style-name="Car.predefinitoparagrafo" style:family="text">
      <style:text-properties fo:font-size="8pt" style:font-size-asian="8pt" style:font-size-complex="8pt"/>
    </style:style>
    <style:style style:name="T428" style:parent-style-name="Car.predefinitoparagrafo" style:family="text">
      <style:text-properties fo:font-size="8pt" style:font-size-asian="8pt" style:font-size-complex="8pt"/>
    </style:style>
    <style:style style:name="T429" style:parent-style-name="Car.predefinitoparagrafo" style:family="text">
      <style:text-properties fo:font-weight="bold" style:font-weight-asian="bold" style:font-weight-complex="bold" fo:font-size="8pt" style:font-size-asian="8pt" style:font-size-complex="8pt"/>
    </style:style>
    <style:style style:name="T430" style:parent-style-name="Car.predefinitoparagrafo" style:family="text">
      <style:text-properties fo:font-size="8pt" style:font-size-asian="8pt" style:font-size-complex="8pt"/>
    </style:style>
    <style:style style:name="T431" style:parent-style-name="Car.predefinitoparagrafo" style:family="text">
      <style:text-properties fo:font-size="8pt" style:font-size-asian="8pt" style:font-size-complex="8pt"/>
    </style:style>
    <style:style style:name="P432" style:parent-style-name="Standard" style:family="paragraph">
      <style:text-properties fo:font-size="8pt" style:font-size-asian="8pt" style:font-size-complex="8pt"/>
    </style:style>
    <style:style style:name="T433" style:parent-style-name="Car.predefinitoparagrafo" style:family="text">
      <style:text-properties fo:font-size="8pt" style:font-size-asian="8pt" style:font-size-complex="8pt"/>
    </style:style>
    <style:style style:name="T434" style:parent-style-name="Car.predefinitoparagrafo" style:family="text">
      <style:text-properties fo:font-weight="bold" style:font-weight-asian="bold" style:font-weight-complex="bold" fo:font-size="8pt" style:font-size-asian="8pt" style:font-size-complex="8pt"/>
    </style:style>
    <style:style style:name="T435" style:parent-style-name="Car.predefinitoparagrafo" style:family="text">
      <style:text-properties fo:font-size="8pt" style:font-size-asian="8pt" style:font-size-complex="8pt"/>
    </style:style>
    <style:style style:name="T436" style:parent-style-name="Car.predefinitoparagrafo" style:family="text">
      <style:text-properties fo:font-size="8pt" style:font-size-asian="8pt" style:font-size-complex="8pt"/>
    </style:style>
    <style:style style:name="T437" style:parent-style-name="Car.predefinitoparagrafo" style:family="text">
      <style:text-properties fo:font-weight="bold" style:font-weight-asian="bold" style:font-weight-complex="bold" fo:font-size="8pt" style:font-size-asian="8pt" style:font-size-complex="8pt"/>
    </style:style>
    <style:style style:name="T438" style:parent-style-name="Car.predefinitoparagrafo" style:family="text">
      <style:text-properties fo:font-size="8pt" style:font-size-asian="8pt" style:font-size-complex="8pt"/>
    </style:style>
    <style:style style:name="T439" style:parent-style-name="Car.predefinitoparagrafo" style:family="text">
      <style:text-properties fo:font-size="8pt" style:font-size-asian="8pt" style:font-size-complex="8pt"/>
    </style:style>
    <style:style style:name="T440" style:parent-style-name="Car.predefinitoparagrafo" style:family="text">
      <style:text-properties fo:font-weight="bold" style:font-weight-asian="bold" style:font-weight-complex="bold" fo:font-size="8pt" style:font-size-asian="8pt" style:font-size-complex="8pt"/>
    </style:style>
    <style:style style:name="T441" style:parent-style-name="Car.predefinitoparagrafo" style:family="text">
      <style:text-properties fo:font-size="8pt" style:font-size-asian="8pt" style:font-size-complex="8pt"/>
    </style:style>
    <style:style style:name="P442" style:parent-style-name="Standard" style:family="paragraph">
      <style:text-properties fo:font-size="8pt" style:font-size-asian="8pt" style:font-size-complex="8pt"/>
    </style:style>
    <style:style style:name="P443"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T444" style:parent-style-name="Car.predefinitoparagrafo" style:family="text">
      <style:text-properties fo:font-size="8pt" style:font-size-asian="8pt" style:font-size-complex="8pt"/>
    </style:style>
    <style:style style:name="T445" style:parent-style-name="Car.predefinitoparagrafo" style:family="text">
      <style:text-properties fo:font-weight="bold" style:font-weight-asian="bold" style:font-weight-complex="bold" fo:font-size="8pt" style:font-size-asian="8pt" style:font-size-complex="8pt"/>
    </style:style>
    <style:style style:name="T446" style:parent-style-name="Car.predefinitoparagrafo" style:family="text">
      <style:text-properties fo:font-size="8pt" style:font-size-asian="8pt" style:font-size-complex="8pt"/>
    </style:style>
    <style:style style:name="T447" style:parent-style-name="Car.predefinitoparagrafo" style:family="text">
      <style:text-properties fo:color="#FF0000" fo:font-size="8pt" style:font-size-asian="8pt" style:font-size-complex="8pt"/>
    </style:style>
    <style:style style:name="T448" style:parent-style-name="Car.predefinitoparagrafo" style:family="text">
      <style:text-properties fo:font-size="8pt" style:font-size-asian="8pt" style:font-size-complex="8pt"/>
    </style:style>
    <style:style style:name="T449" style:parent-style-name="Car.predefinitoparagrafo" style:family="text">
      <style:text-properties fo:font-size="8pt" style:font-size-asian="8pt" style:font-size-complex="8pt"/>
    </style:style>
    <style:style style:name="T450" style:parent-style-name="Car.predefinitoparagrafo" style:family="text">
      <style:text-properties fo:font-size="8pt" style:font-size-asian="8pt" style:font-size-complex="8pt"/>
    </style:style>
    <style:style style:name="T451" style:parent-style-name="Car.predefinitoparagrafo" style:family="text">
      <style:text-properties fo:font-size="8pt" style:font-size-asian="8pt" style:font-size-complex="8pt"/>
    </style:style>
    <style:style style:name="T452" style:parent-style-name="Car.predefinitoparagrafo" style:family="text">
      <style:text-properties fo:font-size="8pt" style:font-size-asian="8pt" style:font-size-complex="8pt"/>
    </style:style>
    <style:style style:name="T453" style:parent-style-name="Car.predefinitoparagrafo" style:family="text">
      <style:text-properties fo:color="#FF0000" fo:font-size="8pt" style:font-size-asian="8pt" style:font-size-complex="8pt"/>
    </style:style>
    <style:style style:name="T454" style:parent-style-name="Car.predefinitoparagrafo" style:family="text">
      <style:text-properties fo:font-size="8pt" style:font-size-asian="8pt" style:font-size-complex="8pt"/>
    </style:style>
    <style:style style:name="T455" style:parent-style-name="Car.predefinitoparagrafo" style:family="text">
      <style:text-properties fo:font-size="8pt" style:font-size-asian="8pt" style:font-size-complex="8pt"/>
    </style:style>
    <style:style style:name="T456" style:parent-style-name="Car.predefinitoparagrafo" style:family="text">
      <style:text-properties fo:font-weight="bold" style:font-weight-asian="bold" style:font-weight-complex="bold" fo:font-size="8pt" style:font-size-asian="8pt" style:font-size-complex="8pt"/>
    </style:style>
    <style:style style:name="T457" style:parent-style-name="Car.predefinitoparagrafo" style:family="text">
      <style:text-properties fo:font-size="8pt" style:font-size-asian="8pt" style:font-size-complex="8pt"/>
    </style:style>
    <style:style style:name="T458" style:parent-style-name="Car.predefinitoparagrafo" style:family="text">
      <style:text-properties fo:font-size="8pt" style:font-size-asian="8pt" style:font-size-complex="8pt"/>
    </style:style>
    <style:style style:name="P459" style:parent-style-name="Standard" style:family="paragraph">
      <style:text-properties fo:font-size="8pt" style:font-size-asian="8pt" style:font-size-complex="8pt"/>
    </style:style>
    <style:style style:name="P460"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T461" style:parent-style-name="Car.predefinitoparagrafo" style:family="text">
      <style:text-properties fo:font-size="8pt" style:font-size-asian="8pt" style:font-size-complex="8pt"/>
    </style:style>
    <style:style style:name="T462" style:parent-style-name="Car.predefinitoparagrafo" style:family="text">
      <style:text-properties fo:font-weight="bold" style:font-weight-asian="bold" style:font-weight-complex="bold" fo:font-size="8pt" style:font-size-asian="8pt" style:font-size-complex="8pt"/>
    </style:style>
    <style:style style:name="T463" style:parent-style-name="Car.predefinitoparagrafo" style:family="text">
      <style:text-properties fo:font-size="8pt" style:font-size-asian="8pt" style:font-size-complex="8pt"/>
    </style:style>
    <style:style style:name="T464" style:parent-style-name="Car.predefinitoparagrafo" style:family="text">
      <style:text-properties fo:color="#FF0000" fo:font-size="8pt" style:font-size-asian="8pt" style:font-size-complex="8pt"/>
    </style:style>
    <style:style style:name="T465" style:parent-style-name="Car.predefinitoparagrafo" style:family="text">
      <style:text-properties fo:font-size="8pt" style:font-size-asian="8pt" style:font-size-complex="8pt"/>
    </style:style>
    <style:style style:name="T466" style:parent-style-name="Car.predefinitoparagrafo" style:family="text">
      <style:text-properties fo:font-size="8pt" style:font-size-asian="8pt" style:font-size-complex="8pt"/>
    </style:style>
    <style:style style:name="T467" style:parent-style-name="Car.predefinitoparagrafo" style:family="text">
      <style:text-properties fo:font-weight="bold" style:font-weight-asian="bold" style:font-weight-complex="bold" fo:font-size="8pt" style:font-size-asian="8pt" style:font-size-complex="8pt"/>
    </style:style>
    <style:style style:name="T468" style:parent-style-name="Car.predefinitoparagrafo" style:family="text">
      <style:text-properties fo:font-size="8pt" style:font-size-asian="8pt" style:font-size-complex="8pt"/>
    </style:style>
    <style:style style:name="T469" style:parent-style-name="Car.predefinitoparagrafo" style:family="text">
      <style:text-properties fo:font-size="8pt" style:font-size-asian="8pt" style:font-size-complex="8pt"/>
    </style:style>
    <style:style style:name="T470" style:parent-style-name="Car.predefinitoparagrafo" style:family="text">
      <style:text-properties fo:font-weight="bold" style:font-weight-asian="bold" style:font-weight-complex="bold" fo:font-size="8pt" style:font-size-asian="8pt" style:font-size-complex="8pt"/>
    </style:style>
    <style:style style:name="T471" style:parent-style-name="Car.predefinitoparagrafo" style:family="text">
      <style:text-properties fo:font-size="8pt" style:font-size-asian="8pt" style:font-size-complex="8pt"/>
    </style:style>
    <style:style style:name="T472" style:parent-style-name="Car.predefinitoparagrafo" style:family="text">
      <style:text-properties fo:font-size="8pt" style:font-size-asian="8pt" style:font-size-complex="8pt"/>
    </style:style>
    <style:style style:name="T473" style:parent-style-name="Car.predefinitoparagrafo" style:family="text">
      <style:text-properties fo:font-weight="bold" style:font-weight-asian="bold" style:font-weight-complex="bold" fo:font-size="8pt" style:font-size-asian="8pt" style:font-size-complex="8pt"/>
    </style:style>
    <style:style style:name="T474" style:parent-style-name="Car.predefinitoparagrafo" style:family="text">
      <style:text-properties fo:font-size="8pt" style:font-size-asian="8pt" style:font-size-complex="8pt"/>
    </style:style>
    <style:style style:name="T475" style:parent-style-name="Car.predefinitoparagrafo" style:family="text">
      <style:text-properties fo:font-weight="bold" style:font-weight-asian="bold" style:font-weight-complex="bold" fo:font-size="8pt" style:font-size-asian="8pt" style:font-size-complex="8pt"/>
    </style:style>
    <style:style style:name="T476" style:parent-style-name="Car.predefinitoparagrafo" style:family="text">
      <style:text-properties fo:font-size="8pt" style:font-size-asian="8pt" style:font-size-complex="8pt"/>
    </style:style>
    <style:style style:name="T477" style:parent-style-name="Car.predefinitoparagrafo" style:family="text">
      <style:text-properties fo:font-size="8pt" style:font-size-asian="8pt" style:font-size-complex="8pt"/>
    </style:style>
    <style:style style:name="T478" style:parent-style-name="Car.predefinitoparagrafo" style:family="text">
      <style:text-properties fo:font-size="8pt" style:font-size-asian="8pt" style:font-size-complex="8pt"/>
    </style:style>
    <style:style style:name="T479" style:parent-style-name="Car.predefinitoparagrafo" style:family="text">
      <style:text-properties fo:font-weight="bold" style:font-weight-asian="bold" style:font-weight-complex="bold" fo:font-size="8pt" style:font-size-asian="8pt" style:font-size-complex="8pt"/>
    </style:style>
    <style:style style:name="T480" style:parent-style-name="Car.predefinitoparagrafo" style:family="text">
      <style:text-properties fo:font-size="8pt" style:font-size-asian="8pt" style:font-size-complex="8pt"/>
    </style:style>
    <style:style style:name="T481" style:parent-style-name="Car.predefinitoparagrafo" style:family="text">
      <style:text-properties fo:font-weight="bold" style:font-weight-asian="bold" style:font-weight-complex="bold" fo:font-size="8pt" style:font-size-asian="8pt" style:font-size-complex="8pt"/>
    </style:style>
    <style:style style:name="T482" style:parent-style-name="Car.predefinitoparagrafo" style:family="text">
      <style:text-properties fo:font-weight="bold" style:font-weight-asian="bold" style:font-weight-complex="bold" fo:font-size="8pt" style:font-size-asian="8pt" style:font-size-complex="8pt"/>
    </style:style>
    <style:style style:name="T483" style:parent-style-name="Car.predefinitoparagrafo" style:family="text">
      <style:text-properties fo:font-size="8pt" style:font-size-asian="8pt" style:font-size-complex="8pt"/>
    </style:style>
    <style:style style:name="T484" style:parent-style-name="Car.predefinitoparagrafo" style:family="text">
      <style:text-properties fo:font-weight="bold" style:font-weight-asian="bold" style:font-weight-complex="bold" fo:font-size="8pt" style:font-size-asian="8pt" style:font-size-complex="8pt"/>
    </style:style>
    <style:style style:name="T485" style:parent-style-name="Car.predefinitoparagrafo" style:family="text">
      <style:text-properties fo:font-size="8pt" style:font-size-asian="8pt" style:font-size-complex="8pt"/>
    </style:style>
    <style:style style:name="T486" style:parent-style-name="Car.predefinitoparagrafo" style:family="text">
      <style:text-properties fo:font-weight="bold" style:font-weight-asian="bold" style:font-weight-complex="bold" fo:font-size="8pt" style:font-size-asian="8pt" style:font-size-complex="8pt"/>
    </style:style>
    <style:style style:name="T487" style:parent-style-name="Car.predefinitoparagrafo" style:family="text">
      <style:text-properties fo:font-size="8pt" style:font-size-asian="8pt" style:font-size-complex="8pt"/>
    </style:style>
    <style:style style:name="T488" style:parent-style-name="Car.predefinitoparagrafo" style:family="text">
      <style:text-properties fo:font-size="8pt" style:font-size-asian="8pt" style:font-size-complex="8pt"/>
    </style:style>
    <style:style style:name="T489" style:parent-style-name="Car.predefinitoparagrafo" style:family="text">
      <style:text-properties fo:font-weight="bold" style:font-weight-asian="bold" style:font-weight-complex="bold" fo:font-size="8pt" style:font-size-asian="8pt" style:font-size-complex="8pt"/>
    </style:style>
    <style:style style:name="T490" style:parent-style-name="Car.predefinitoparagrafo" style:family="text">
      <style:text-properties fo:font-size="8pt" style:font-size-asian="8pt" style:font-size-complex="8pt"/>
    </style:style>
    <style:style style:name="T491" style:parent-style-name="Car.predefinitoparagrafo" style:family="text">
      <style:text-properties fo:font-size="8pt" style:font-size-asian="8pt" style:font-size-complex="8pt"/>
    </style:style>
    <style:style style:name="T492" style:parent-style-name="Car.predefinitoparagrafo" style:family="text">
      <style:text-properties fo:font-size="8pt" style:font-size-asian="8pt" style:font-size-complex="8pt"/>
    </style:style>
    <style:style style:name="T493" style:parent-style-name="Car.predefinitoparagrafo" style:family="text">
      <style:text-properties fo:font-size="8pt" style:font-size-asian="8pt" style:font-size-complex="8pt"/>
    </style:style>
    <style:style style:name="T494" style:parent-style-name="Car.predefinitoparagrafo" style:family="text">
      <style:text-properties fo:font-size="8pt" style:font-size-asian="8pt" style:font-size-complex="8pt"/>
    </style:style>
    <style:style style:name="T495" style:parent-style-name="Car.predefinitoparagrafo" style:family="text">
      <style:text-properties fo:font-size="8pt" style:font-size-asian="8pt" style:font-size-complex="8pt"/>
    </style:style>
    <style:style style:name="T496" style:parent-style-name="Car.predefinitoparagrafo" style:family="text">
      <style:text-properties fo:font-weight="bold" style:font-weight-asian="bold" style:font-weight-complex="bold" fo:font-size="8pt" style:font-size-asian="8pt" style:font-size-complex="8pt"/>
    </style:style>
    <style:style style:name="T497" style:parent-style-name="Car.predefinitoparagrafo" style:family="text">
      <style:text-properties fo:font-size="8pt" style:font-size-asian="8pt" style:font-size-complex="8pt"/>
    </style:style>
    <style:style style:name="T498" style:parent-style-name="Car.predefinitoparagrafo" style:family="text">
      <style:text-properties fo:font-size="8pt" style:font-size-asian="8pt" style:font-size-complex="8pt"/>
    </style:style>
    <style:style style:name="T499" style:parent-style-name="Car.predefinitoparagrafo" style:family="text">
      <style:text-properties fo:font-weight="bold" style:font-weight-asian="bold" style:font-weight-complex="bold" fo:font-size="8pt" style:font-size-asian="8pt" style:font-size-complex="8pt"/>
    </style:style>
    <style:style style:name="T500" style:parent-style-name="Car.predefinitoparagrafo" style:family="text">
      <style:text-properties fo:font-size="8pt" style:font-size-asian="8pt" style:font-size-complex="8pt"/>
    </style:style>
    <style:style style:name="T501" style:parent-style-name="Car.predefinitoparagrafo" style:family="text">
      <style:text-properties fo:font-size="8pt" style:font-size-asian="8pt" style:font-size-complex="8pt"/>
    </style:style>
    <style:style style:name="T502" style:parent-style-name="Car.predefinitoparagrafo" style:family="text">
      <style:text-properties fo:font-weight="bold" style:font-weight-asian="bold" style:font-weight-complex="bold" fo:font-size="8pt" style:font-size-asian="8pt" style:font-size-complex="8pt"/>
    </style:style>
    <style:style style:name="T503" style:parent-style-name="Car.predefinitoparagrafo" style:family="text">
      <style:text-properties fo:font-size="8pt" style:font-size-asian="8pt" style:font-size-complex="8pt"/>
    </style:style>
    <style:style style:name="T504" style:parent-style-name="Car.predefinitoparagrafo" style:family="text">
      <style:text-properties fo:font-weight="bold" style:font-weight-asian="bold" style:font-weight-complex="bold" fo:font-size="8pt" style:font-size-asian="8pt" style:font-size-complex="8pt"/>
    </style:style>
    <style:style style:name="T505" style:parent-style-name="Car.predefinitoparagrafo" style:family="text">
      <style:text-properties fo:font-size="8pt" style:font-size-asian="8pt" style:font-size-complex="8pt"/>
    </style:style>
    <style:style style:name="T506" style:parent-style-name="Car.predefinitoparagrafo" style:family="text">
      <style:text-properties fo:font-size="8pt" style:font-size-asian="8pt" style:font-size-complex="8pt"/>
    </style:style>
    <style:style style:name="T507" style:parent-style-name="Car.predefinitoparagrafo" style:family="text">
      <style:text-properties fo:font-weight="bold" style:font-weight-asian="bold" style:font-weight-complex="bold" fo:font-size="8pt" style:font-size-asian="8pt" style:font-size-complex="8pt"/>
    </style:style>
    <style:style style:name="T508" style:parent-style-name="Car.predefinitoparagrafo" style:family="text">
      <style:text-properties fo:font-size="8pt" style:font-size-asian="8pt" style:font-size-complex="8pt"/>
    </style:style>
    <style:style style:name="T509" style:parent-style-name="Car.predefinitoparagrafo" style:family="text">
      <style:text-properties fo:font-size="8pt" style:font-size-asian="8pt" style:font-size-complex="8pt"/>
    </style:style>
    <style:style style:name="T510" style:parent-style-name="Car.predefinitoparagrafo" style:family="text">
      <style:text-properties fo:font-weight="bold" style:font-weight-asian="bold" style:font-weight-complex="bold" fo:font-size="8pt" style:font-size-asian="8pt" style:font-size-complex="8pt"/>
    </style:style>
    <style:style style:name="T511" style:parent-style-name="Car.predefinitoparagrafo" style:family="text">
      <style:text-properties fo:font-size="8pt" style:font-size-asian="8pt" style:font-size-complex="8pt"/>
    </style:style>
    <style:style style:name="T512" style:parent-style-name="Car.predefinitoparagrafo" style:family="text">
      <style:text-properties fo:font-size="8pt" style:font-size-asian="8pt" style:font-size-complex="8pt"/>
    </style:style>
    <style:style style:name="P513" style:parent-style-name="Standard" style:family="paragraph">
      <style:text-properties fo:font-size="8pt" style:font-size-asian="8pt" style:font-size-complex="8pt"/>
    </style:style>
    <style:style style:name="P514" style:parent-style-name="Standard" style:list-style-name="LFO10" style:family="paragraph"/>
    <style:style style:name="T515" style:parent-style-name="Car.predefinitoparagrafo" style:family="text">
      <style:text-properties fo:font-size="8pt" style:font-size-asian="8pt" style:font-size-complex="8pt"/>
    </style:style>
    <style:style style:name="T516" style:parent-style-name="Car.predefinitoparagrafo" style:family="text">
      <style:text-properties fo:font-weight="bold" style:font-weight-asian="bold" style:font-weight-complex="bold" fo:font-size="8pt" style:font-size-asian="8pt" style:font-size-complex="8pt"/>
    </style:style>
    <style:style style:name="T517" style:parent-style-name="Car.predefinitoparagrafo" style:family="text">
      <style:text-properties fo:font-size="8pt" style:font-size-asian="8pt" style:font-size-complex="8pt"/>
    </style:style>
    <style:style style:name="T518" style:parent-style-name="Car.predefinitoparagrafo" style:family="text">
      <style:text-properties fo:font-weight="bold" style:font-weight-asian="bold" style:font-weight-complex="bold" fo:font-size="8pt" style:font-size-asian="8pt" style:font-size-complex="8pt"/>
    </style:style>
    <style:style style:name="T519" style:parent-style-name="Car.predefinitoparagrafo" style:family="text">
      <style:text-properties fo:font-size="8pt" style:font-size-asian="8pt" style:font-size-complex="8pt"/>
    </style:style>
    <style:style style:name="P520" style:parent-style-name="Standard" style:list-style-name="LFO10" style:family="paragraph"/>
    <style:style style:name="T521" style:parent-style-name="Car.predefinitoparagrafo" style:family="text">
      <style:text-properties fo:font-size="8pt" style:font-size-asian="8pt" style:font-size-complex="8pt"/>
    </style:style>
    <style:style style:name="T522" style:parent-style-name="Car.predefinitoparagrafo" style:family="text">
      <style:text-properties fo:font-weight="bold" style:font-weight-asian="bold" style:font-weight-complex="bold" fo:font-size="8pt" style:font-size-asian="8pt" style:font-size-complex="8pt"/>
    </style:style>
    <style:style style:name="T523" style:parent-style-name="Car.predefinitoparagrafo" style:family="text">
      <style:text-properties fo:font-size="8pt" style:font-size-asian="8pt" style:font-size-complex="8pt"/>
    </style:style>
    <style:style style:name="P524" style:parent-style-name="Standard" style:list-style-name="LFO10" style:family="paragraph"/>
    <style:style style:name="T525" style:parent-style-name="Car.predefinitoparagrafo" style:family="text">
      <style:text-properties fo:font-size="8pt" style:font-size-asian="8pt" style:font-size-complex="8pt"/>
    </style:style>
    <style:style style:name="T526" style:parent-style-name="Car.predefinitoparagrafo" style:family="text">
      <style:text-properties fo:font-size="8pt" style:font-size-asian="8pt" style:font-size-complex="8pt"/>
    </style:style>
    <style:style style:name="T527" style:parent-style-name="Car.predefinitoparagrafo" style:family="text">
      <style:text-properties fo:font-weight="bold" style:font-weight-asian="bold" style:font-weight-complex="bold" fo:font-size="8pt" style:font-size-asian="8pt" style:font-size-complex="8pt"/>
    </style:style>
    <style:style style:name="T528" style:parent-style-name="Car.predefinitoparagrafo" style:family="text">
      <style:text-properties fo:font-size="8pt" style:font-size-asian="8pt" style:font-size-complex="8pt"/>
    </style:style>
    <style:style style:name="T529" style:parent-style-name="Car.predefinitoparagrafo" style:family="text">
      <style:text-properties fo:font-size="8pt" style:font-size-asian="8pt" style:font-size-complex="8pt"/>
    </style:style>
    <style:style style:name="P530" style:parent-style-name="Standard" style:family="paragraph">
      <style:text-properties fo:font-size="8pt" style:font-size-asian="8pt" style:font-size-complex="8pt"/>
    </style:style>
    <style:style style:name="P531"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T532" style:parent-style-name="Car.predefinitoparagrafo" style:family="text">
      <style:text-properties fo:font-size="8pt" style:font-size-asian="8pt" style:font-size-complex="8pt"/>
    </style:style>
    <style:style style:name="T533" style:parent-style-name="Car.predefinitoparagrafo" style:family="text">
      <style:text-properties fo:font-weight="bold" style:font-weight-asian="bold" style:font-weight-complex="bold" fo:font-size="8pt" style:font-size-asian="8pt" style:font-size-complex="8pt"/>
    </style:style>
    <style:style style:name="T534" style:parent-style-name="Car.predefinitoparagrafo" style:family="text">
      <style:text-properties fo:font-size="8pt" style:font-size-asian="8pt" style:font-size-complex="8pt"/>
    </style:style>
    <style:style style:name="T535" style:parent-style-name="Car.predefinitoparagrafo" style:family="text">
      <style:text-properties fo:font-size="8pt" style:font-size-asian="8pt" style:font-size-complex="8pt"/>
    </style:style>
    <style:style style:name="T536" style:parent-style-name="Car.predefinitoparagrafo" style:family="text">
      <style:text-properties fo:color="#FF0000" fo:font-size="8pt" style:font-size-asian="8pt" style:font-size-complex="8pt"/>
    </style:style>
    <style:style style:name="T537" style:parent-style-name="Car.predefinitoparagrafo" style:family="text">
      <style:text-properties fo:font-size="8pt" style:font-size-asian="8pt" style:font-size-complex="8pt"/>
    </style:style>
    <style:style style:name="T538" style:parent-style-name="Car.predefinitoparagrafo" style:family="text">
      <style:text-properties fo:color="#FF0000" fo:font-size="8pt" style:font-size-asian="8pt" style:font-size-complex="8pt"/>
    </style:style>
    <style:style style:name="T539" style:parent-style-name="Car.predefinitoparagrafo" style:family="text">
      <style:text-properties fo:font-size="8pt" style:font-size-asian="8pt" style:font-size-complex="8pt"/>
    </style:style>
    <style:style style:name="T540" style:parent-style-name="Car.predefinitoparagrafo" style:family="text">
      <style:text-properties fo:font-size="8pt" style:font-size-asian="8pt" style:font-size-complex="8pt"/>
    </style:style>
    <style:style style:name="T541" style:parent-style-name="Car.predefinitoparagrafo" style:family="text">
      <style:text-properties fo:font-size="8pt" style:font-size-asian="8pt" style:font-size-complex="8pt"/>
    </style:style>
    <style:style style:name="P542" style:parent-style-name="Standard" style:family="paragraph">
      <style:text-properties fo:font-size="8pt" style:font-size-asian="8pt" style:font-size-complex="8pt"/>
    </style:style>
    <style:style style:name="P543"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T544" style:parent-style-name="Car.predefinitoparagrafo" style:family="text">
      <style:text-properties fo:font-size="8pt" style:font-size-asian="8pt" style:font-size-complex="8pt"/>
    </style:style>
    <style:style style:name="T545" style:parent-style-name="Car.predefinitoparagrafo" style:family="text">
      <style:text-properties fo:font-weight="bold" style:font-weight-asian="bold" style:font-weight-complex="bold" fo:font-size="8pt" style:font-size-asian="8pt" style:font-size-complex="8pt"/>
    </style:style>
    <style:style style:name="T546" style:parent-style-name="Car.predefinitoparagrafo" style:family="text">
      <style:text-properties fo:font-size="8pt" style:font-size-asian="8pt" style:font-size-complex="8pt"/>
    </style:style>
    <style:style style:name="T547" style:parent-style-name="Car.predefinitoparagrafo" style:family="text">
      <style:text-properties fo:font-weight="bold" style:font-weight-asian="bold" style:font-weight-complex="bold" fo:font-size="8pt" style:font-size-asian="8pt" style:font-size-complex="8pt"/>
    </style:style>
    <style:style style:name="T548" style:parent-style-name="Car.predefinitoparagrafo" style:family="text">
      <style:text-properties fo:font-size="8pt" style:font-size-asian="8pt" style:font-size-complex="8pt"/>
    </style:style>
    <style:style style:name="T549" style:parent-style-name="Car.predefinitoparagrafo" style:family="text">
      <style:text-properties fo:font-size="8pt" style:font-size-asian="8pt" style:font-size-complex="8pt"/>
    </style:style>
    <style:style style:name="T550" style:parent-style-name="Car.predefinitoparagrafo" style:family="text">
      <style:text-properties fo:font-weight="bold" style:font-weight-asian="bold" style:font-weight-complex="bold" fo:font-size="8pt" style:font-size-asian="8pt" style:font-size-complex="8pt"/>
    </style:style>
    <style:style style:name="T551" style:parent-style-name="Car.predefinitoparagrafo" style:family="text">
      <style:text-properties fo:font-size="8pt" style:font-size-asian="8pt" style:font-size-complex="8pt"/>
    </style:style>
    <style:style style:name="T552" style:parent-style-name="Car.predefinitoparagrafo" style:family="text">
      <style:text-properties fo:font-size="8pt" style:font-size-asian="8pt" style:font-size-complex="8pt"/>
    </style:style>
    <style:style style:name="T553" style:parent-style-name="Car.predefinitoparagrafo" style:family="text">
      <style:text-properties fo:font-size="8pt" style:font-size-asian="8pt" style:font-size-complex="8pt"/>
    </style:style>
    <style:style style:name="T554" style:parent-style-name="Car.predefinitoparagrafo" style:family="text">
      <style:text-properties fo:font-size="8pt" style:font-size-asian="8pt" style:font-size-complex="8pt"/>
    </style:style>
    <style:style style:name="T555" style:parent-style-name="Car.predefinitoparagrafo" style:family="text">
      <style:text-properties fo:font-weight="bold" style:font-weight-asian="bold" style:font-weight-complex="bold" fo:font-size="8pt" style:font-size-asian="8pt" style:font-size-complex="8pt"/>
    </style:style>
    <style:style style:name="T556" style:parent-style-name="Car.predefinitoparagrafo" style:family="text">
      <style:text-properties fo:font-size="8pt" style:font-size-asian="8pt" style:font-size-complex="8pt"/>
    </style:style>
    <style:style style:name="P557"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T558" style:parent-style-name="Car.predefinitoparagrafo" style:family="text">
      <style:text-properties fo:font-size="8pt" style:font-size-asian="8pt" style:font-size-complex="8pt"/>
    </style:style>
    <style:style style:name="T559" style:parent-style-name="Car.predefinitoparagrafo" style:family="text">
      <style:text-properties fo:font-weight="bold" style:font-weight-asian="bold" style:font-weight-complex="bold" fo:font-size="8pt" style:font-size-asian="8pt" style:font-size-complex="8pt"/>
    </style:style>
    <style:style style:name="T560" style:parent-style-name="Car.predefinitoparagrafo" style:family="text">
      <style:text-properties fo:font-size="8pt" style:font-size-asian="8pt" style:font-size-complex="8pt"/>
    </style:style>
    <style:style style:name="T561" style:parent-style-name="Car.predefinitoparagrafo" style:family="text">
      <style:text-properties fo:font-size="8pt" style:font-size-asian="8pt" style:font-size-complex="8pt"/>
    </style:style>
    <style:style style:name="T562" style:parent-style-name="Car.predefinitoparagrafo" style:family="text">
      <style:text-properties fo:font-size="8pt" style:font-size-asian="8pt" style:font-size-complex="8pt"/>
    </style:style>
    <style:style style:name="T563" style:parent-style-name="Car.predefinitoparagrafo" style:family="text">
      <style:text-properties fo:font-weight="bold" style:font-weight-asian="bold" style:font-weight-complex="bold" fo:font-size="8pt" style:font-size-asian="8pt" style:font-size-complex="8pt"/>
    </style:style>
    <style:style style:name="T564" style:parent-style-name="Car.predefinitoparagrafo" style:family="text">
      <style:text-properties fo:font-size="8pt" style:font-size-asian="8pt" style:font-size-complex="8pt"/>
    </style:style>
    <style:style style:name="T565" style:parent-style-name="Car.predefinitoparagrafo" style:family="text">
      <style:text-properties fo:font-size="8pt" style:font-size-asian="8pt" style:font-size-complex="8pt"/>
    </style:style>
    <style:style style:name="T566" style:parent-style-name="Car.predefinitoparagrafo" style:family="text">
      <style:text-properties fo:font-size="8pt" style:font-size-asian="8pt" style:font-size-complex="8pt"/>
    </style:style>
    <style:style style:name="T567" style:parent-style-name="Car.predefinitoparagrafo" style:family="text">
      <style:text-properties fo:font-weight="bold" style:font-weight-asian="bold" style:font-weight-complex="bold" fo:font-size="8pt" style:font-size-asian="8pt" style:font-size-complex="8pt"/>
    </style:style>
    <style:style style:name="T568" style:parent-style-name="Car.predefinitoparagrafo" style:family="text">
      <style:text-properties fo:font-size="8pt" style:font-size-asian="8pt" style:font-size-complex="8pt"/>
    </style:style>
    <style:style style:name="T569" style:parent-style-name="Car.predefinitoparagrafo" style:family="text">
      <style:text-properties fo:font-size="8pt" style:font-size-asian="8pt" style:font-size-complex="8pt"/>
    </style:style>
    <style:style style:name="T570" style:parent-style-name="Car.predefinitoparagrafo" style:family="text">
      <style:text-properties fo:color="#FF0000" fo:font-size="8pt" style:font-size-asian="8pt" style:font-size-complex="8pt"/>
    </style:style>
    <style:style style:name="T571" style:parent-style-name="Car.predefinitoparagrafo" style:family="text">
      <style:text-properties fo:font-size="8pt" style:font-size-asian="8pt" style:font-size-complex="8pt"/>
    </style:style>
    <style:style style:name="T572" style:parent-style-name="Car.predefinitoparagrafo" style:family="text">
      <style:text-properties fo:color="#FF0000" fo:font-size="8pt" style:font-size-asian="8pt" style:font-size-complex="8pt"/>
    </style:style>
    <style:style style:name="T573" style:parent-style-name="Car.predefinitoparagrafo" style:family="text">
      <style:text-properties fo:font-size="8pt" style:font-size-asian="8pt" style:font-size-complex="8pt"/>
    </style:style>
    <style:style style:name="T574" style:parent-style-name="Car.predefinitoparagrafo" style:family="text">
      <style:text-properties fo:font-size="8pt" style:font-size-asian="8pt" style:font-size-complex="8pt"/>
    </style:style>
    <style:style style:name="T575" style:parent-style-name="Car.predefinitoparagrafo" style:family="text">
      <style:text-properties fo:font-weight="bold" style:font-weight-asian="bold" style:font-weight-complex="bold" fo:font-size="8pt" style:font-size-asian="8pt" style:font-size-complex="8pt"/>
    </style:style>
    <style:style style:name="T576" style:parent-style-name="Car.predefinitoparagrafo" style:family="text">
      <style:text-properties fo:font-size="8pt" style:font-size-asian="8pt" style:font-size-complex="8pt"/>
    </style:style>
    <style:style style:name="T577" style:parent-style-name="Car.predefinitoparagrafo" style:family="text">
      <style:text-properties fo:font-weight="bold" style:font-weight-asian="bold" style:font-weight-complex="bold" fo:font-size="8pt" style:font-size-asian="8pt" style:font-size-complex="8pt"/>
    </style:style>
    <style:style style:name="T578" style:parent-style-name="Car.predefinitoparagrafo" style:family="text">
      <style:text-properties fo:font-size="8pt" style:font-size-asian="8pt" style:font-size-complex="8pt"/>
    </style:style>
    <style:style style:name="T579" style:parent-style-name="Car.predefinitoparagrafo" style:family="text">
      <style:text-properties fo:font-size="8pt" style:font-size-asian="8pt" style:font-size-complex="8pt"/>
    </style:style>
    <style:style style:name="T580" style:parent-style-name="Car.predefinitoparagrafo" style:family="text">
      <style:text-properties fo:font-size="8pt" style:font-size-asian="8pt" style:font-size-complex="8pt"/>
    </style:style>
    <style:style style:name="T581" style:parent-style-name="Car.predefinitoparagrafo" style:family="text">
      <style:text-properties fo:font-weight="bold" style:font-weight-asian="bold" style:font-weight-complex="bold" fo:font-size="8pt" style:font-size-asian="8pt" style:font-size-complex="8pt"/>
    </style:style>
    <style:style style:name="T582" style:parent-style-name="Car.predefinitoparagrafo" style:family="text">
      <style:text-properties fo:font-size="8pt" style:font-size-asian="8pt" style:font-size-complex="8pt"/>
    </style:style>
    <style:style style:name="T583" style:parent-style-name="Car.predefinitoparagrafo" style:family="text">
      <style:text-properties fo:font-size="8pt" style:font-size-asian="8pt" style:font-size-complex="8pt"/>
    </style:style>
    <style:style style:name="P584" style:parent-style-name="Standard" style:family="paragraph">
      <style:text-properties fo:font-size="8pt" style:font-size-asian="8pt" style:font-size-complex="8pt"/>
    </style:style>
    <style:style style:name="P585"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T586" style:parent-style-name="Car.predefinitoparagrafo" style:family="text">
      <style:text-properties fo:font-size="8pt" style:font-size-asian="8pt" style:font-size-complex="8pt"/>
    </style:style>
    <style:style style:name="T587" style:parent-style-name="Car.predefinitoparagrafo" style:family="text">
      <style:text-properties fo:font-weight="bold" style:font-weight-asian="bold" style:font-weight-complex="bold" fo:font-size="8pt" style:font-size-asian="8pt" style:font-size-complex="8pt"/>
    </style:style>
    <style:style style:name="T588" style:parent-style-name="Car.predefinitoparagrafo" style:family="text">
      <style:text-properties fo:font-size="8pt" style:font-size-asian="8pt" style:font-size-complex="8pt"/>
    </style:style>
    <style:style style:name="T589" style:parent-style-name="Car.predefinitoparagrafo" style:family="text">
      <style:text-properties fo:font-size="8pt" style:font-size-asian="8pt" style:font-size-complex="8pt"/>
    </style:style>
    <style:style style:name="T590" style:parent-style-name="Car.predefinitoparagrafo" style:family="text">
      <style:text-properties fo:font-weight="bold" style:font-weight-asian="bold" style:font-weight-complex="bold" fo:font-size="8pt" style:font-size-asian="8pt" style:font-size-complex="8pt"/>
    </style:style>
    <style:style style:name="T591" style:parent-style-name="Car.predefinitoparagrafo" style:family="text">
      <style:text-properties fo:font-size="8pt" style:font-size-asian="8pt" style:font-size-complex="8pt"/>
    </style:style>
    <style:style style:name="T592" style:parent-style-name="Car.predefinitoparagrafo" style:family="text">
      <style:text-properties fo:font-size="8pt" style:font-size-asian="8pt" style:font-size-complex="8pt"/>
    </style:style>
    <style:style style:name="T593" style:parent-style-name="Car.predefinitoparagrafo" style:family="text">
      <style:text-properties fo:font-size="8pt" style:font-size-asian="8pt" style:font-size-complex="8pt"/>
    </style:style>
    <style:style style:name="T594" style:parent-style-name="Car.predefinitoparagrafo" style:family="text">
      <style:text-properties fo:font-weight="bold" style:font-weight-asian="bold" style:font-weight-complex="bold" fo:font-size="8pt" style:font-size-asian="8pt" style:font-size-complex="8pt"/>
    </style:style>
    <style:style style:name="T595" style:parent-style-name="Car.predefinitoparagrafo" style:family="text">
      <style:text-properties fo:font-size="8pt" style:font-size-asian="8pt" style:font-size-complex="8pt"/>
    </style:style>
    <style:style style:name="T596" style:parent-style-name="Car.predefinitoparagrafo" style:family="text">
      <style:text-properties fo:font-weight="bold" style:font-weight-asian="bold" style:font-weight-complex="bold" fo:font-size="8pt" style:font-size-asian="8pt" style:font-size-complex="8pt"/>
    </style:style>
    <style:style style:name="T597" style:parent-style-name="Car.predefinitoparagrafo" style:family="text">
      <style:text-properties fo:font-size="8pt" style:font-size-asian="8pt" style:font-size-complex="8pt"/>
    </style:style>
    <style:style style:name="T598" style:parent-style-name="Car.predefinitoparagrafo" style:family="text">
      <style:text-properties fo:font-size="8pt" style:font-size-asian="8pt" style:font-size-complex="8pt"/>
    </style:style>
    <style:style style:name="T599" style:parent-style-name="Car.predefinitoparagrafo" style:family="text">
      <style:text-properties fo:font-size="8pt" style:font-size-asian="8pt" style:font-size-complex="8pt"/>
    </style:style>
    <style:style style:name="T600" style:parent-style-name="Car.predefinitoparagrafo" style:family="text">
      <style:text-properties fo:font-size="8pt" style:font-size-asian="8pt" style:font-size-complex="8pt"/>
    </style:style>
    <style:style style:name="P601" style:parent-style-name="Standard" style:family="paragraph">
      <style:text-properties fo:font-size="8pt" style:font-size-asian="8pt" style:font-size-complex="8pt"/>
    </style:style>
    <style:style style:name="P602"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T603" style:parent-style-name="Car.predefinitoparagrafo" style:family="text">
      <style:text-properties fo:font-size="8pt" style:font-size-asian="8pt" style:font-size-complex="8pt"/>
    </style:style>
    <style:style style:name="T604" style:parent-style-name="Car.predefinitoparagrafo" style:family="text">
      <style:text-properties fo:color="#FF0000" fo:font-size="8pt" style:font-size-asian="8pt" style:font-size-complex="8pt"/>
    </style:style>
    <style:style style:name="T605" style:parent-style-name="Car.predefinitoparagrafo" style:family="text">
      <style:text-properties fo:font-size="8pt" style:font-size-asian="8pt" style:font-size-complex="8pt"/>
    </style:style>
    <style:style style:name="T606" style:parent-style-name="Car.predefinitoparagrafo" style:family="text">
      <style:text-properties fo:font-size="8pt" style:font-size-asian="8pt" style:font-size-complex="8pt"/>
    </style:style>
    <style:style style:name="T607" style:parent-style-name="Car.predefinitoparagrafo" style:family="text">
      <style:text-properties fo:font-weight="bold" style:font-weight-asian="bold" style:font-weight-complex="bold" fo:font-size="8pt" style:font-size-asian="8pt" style:font-size-complex="8pt"/>
    </style:style>
    <style:style style:name="T608" style:parent-style-name="Car.predefinitoparagrafo" style:family="text">
      <style:text-properties fo:font-size="8pt" style:font-size-asian="8pt" style:font-size-complex="8pt"/>
    </style:style>
    <style:style style:name="T609" style:parent-style-name="Car.predefinitoparagrafo" style:family="text">
      <style:text-properties fo:font-size="8pt" style:font-size-asian="8pt" style:font-size-complex="8pt"/>
    </style:style>
    <style:style style:name="T610" style:parent-style-name="Car.predefinitoparagrafo" style:family="text">
      <style:text-properties fo:font-weight="bold" style:font-weight-asian="bold" style:font-weight-complex="bold" fo:font-size="8pt" style:font-size-asian="8pt" style:font-size-complex="8pt"/>
    </style:style>
    <style:style style:name="T611" style:parent-style-name="Car.predefinitoparagrafo" style:family="text">
      <style:text-properties fo:font-size="8pt" style:font-size-asian="8pt" style:font-size-complex="8pt"/>
    </style:style>
    <style:style style:name="T612" style:parent-style-name="Car.predefinitoparagrafo" style:family="text">
      <style:text-properties fo:font-size="8pt" style:font-size-asian="8pt" style:font-size-complex="8pt"/>
    </style:style>
    <style:style style:name="T613" style:parent-style-name="Car.predefinitoparagrafo" style:family="text">
      <style:text-properties fo:font-size="8pt" style:font-size-asian="8pt" style:font-size-complex="8pt"/>
    </style:style>
    <style:style style:name="P614" style:parent-style-name="Standard" style:family="paragraph">
      <style:paragraph-properties fo:break-before="page" fo:text-align="center"/>
      <style:text-properties fo:font-weight="bold" style:font-weight-asian="bold" style:font-weight-complex="bold" fo:color="#CE181E"/>
    </style:style>
    <style:style style:name="P615"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T616" style:parent-style-name="Car.predefinitoparagrafo" style:family="text">
      <style:text-properties fo:font-size="8pt" style:font-size-asian="8pt" style:font-size-complex="8pt"/>
    </style:style>
    <style:style style:name="T617" style:parent-style-name="Car.predefinitoparagrafo" style:family="text">
      <style:text-properties fo:font-weight="bold" style:font-weight-asian="bold" style:font-weight-complex="bold" fo:font-size="8pt" style:font-size-asian="8pt" style:font-size-complex="8pt"/>
    </style:style>
    <style:style style:name="T618" style:parent-style-name="Car.predefinitoparagrafo" style:family="text">
      <style:text-properties fo:font-size="8pt" style:font-size-asian="8pt" style:font-size-complex="8pt"/>
    </style:style>
    <style:style style:name="T619" style:parent-style-name="Car.predefinitoparagrafo" style:family="text">
      <style:text-properties fo:font-size="8pt" style:font-size-asian="8pt" style:font-size-complex="8pt"/>
    </style:style>
    <style:style style:name="T620" style:parent-style-name="Car.predefinitoparagrafo" style:family="text">
      <style:text-properties fo:color="#FF0000" fo:font-size="8pt" style:font-size-asian="8pt" style:font-size-complex="8pt"/>
    </style:style>
    <style:style style:name="T621" style:parent-style-name="Car.predefinitoparagrafo" style:family="text">
      <style:text-properties fo:font-size="8pt" style:font-size-asian="8pt" style:font-size-complex="8pt"/>
    </style:style>
    <style:style style:name="T622" style:parent-style-name="Car.predefinitoparagrafo" style:family="text">
      <style:text-properties fo:font-size="8pt" style:font-size-asian="8pt" style:font-size-complex="8pt"/>
    </style:style>
    <style:style style:name="T623" style:parent-style-name="Car.predefinitoparagrafo" style:family="text">
      <style:text-properties fo:font-weight="bold" style:font-weight-asian="bold" style:font-weight-complex="bold" fo:font-size="8pt" style:font-size-asian="8pt" style:font-size-complex="8pt"/>
    </style:style>
    <style:style style:name="T624" style:parent-style-name="Car.predefinitoparagrafo" style:family="text">
      <style:text-properties fo:font-size="8pt" style:font-size-asian="8pt" style:font-size-complex="8pt"/>
    </style:style>
    <style:style style:name="T625" style:parent-style-name="Car.predefinitoparagrafo" style:family="text">
      <style:text-properties fo:font-size="8pt" style:font-size-asian="8pt" style:font-size-complex="8pt"/>
    </style:style>
    <style:style style:name="T626" style:parent-style-name="Car.predefinitoparagrafo" style:family="text">
      <style:text-properties fo:font-size="8pt" style:font-size-asian="8pt" style:font-size-complex="8pt"/>
    </style:style>
    <style:style style:name="T627" style:parent-style-name="Car.predefinitoparagrafo" style:family="text">
      <style:text-properties fo:color="#FF0000" fo:font-size="8pt" style:font-size-asian="8pt" style:font-size-complex="8pt"/>
    </style:style>
    <style:style style:name="T628" style:parent-style-name="Car.predefinitoparagrafo" style:family="text">
      <style:text-properties fo:font-size="8pt" style:font-size-asian="8pt" style:font-size-complex="8pt"/>
    </style:style>
    <style:style style:name="T629" style:parent-style-name="Car.predefinitoparagrafo" style:family="text">
      <style:text-properties fo:color="#FF0000" fo:font-size="8pt" style:font-size-asian="8pt" style:font-size-complex="8pt"/>
    </style:style>
    <style:style style:name="T630" style:parent-style-name="Car.predefinitoparagrafo" style:family="text">
      <style:text-properties fo:font-size="8pt" style:font-size-asian="8pt" style:font-size-complex="8pt"/>
    </style:style>
    <style:style style:name="P631" style:parent-style-name="Standard" style:family="paragraph">
      <style:text-properties fo:font-size="8pt" style:font-size-asian="8pt" style:font-size-complex="8pt"/>
    </style:style>
    <style:style style:name="P632" style:parent-style-name="Standard" style:family="paragraph">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T633" style:parent-style-name="Car.predefinitoparagrafo" style:family="text">
      <style:text-properties fo:font-size="8pt" style:font-size-asian="8pt" style:font-size-complex="8pt"/>
    </style:style>
    <style:style style:name="T634" style:parent-style-name="Car.predefinitoparagrafo" style:family="text">
      <style:text-properties fo:font-weight="bold" style:font-weight-asian="bold" style:font-weight-complex="bold" fo:font-size="8pt" style:font-size-asian="8pt" style:font-size-complex="8pt"/>
    </style:style>
    <style:style style:name="T635" style:parent-style-name="Car.predefinitoparagrafo" style:family="text">
      <style:text-properties fo:font-size="8pt" style:font-size-asian="8pt" style:font-size-complex="8pt"/>
    </style:style>
    <style:style style:name="P636" style:parent-style-name="Normale" style:family="paragraph">
      <style:paragraph-properties>
        <style:tab-stops>
          <style:tab-stop style:type="left" style:position="2.9937in"/>
        </style:tab-stops>
      </style:paragraph-properties>
    </style:style>
  </office:automatic-styles>
  <office:body>
    <office:text text:use-soft-page-breaks="true">
      <text:p text:style-name="P1">Sezione 1</text:p>
      <text:p text:style-name="P2">L’ordinamento giuridico</text:p>
      <text:p text:style-name="P3"><text:span text:style-name="T4">Le norme giuridiche destinate ai consociati, insieme a quelle istituzionali ed organizzative dello Stato, ordinate sistematicamente, costituiscono<text:s/></text:span><text:span text:style-name="T5">l’ordinamento giuridico</text:span><text:span text:style-name="T6">, u</text:span><text:span text:style-name="T7">n insieme di individui<text:s/></text:span><text:span text:style-name="T8">senza regole sarebbe un’orda in preda agli istinti. Inoltre, un popolo avente un insieme di regole in comune si sentirà più unito.</text:span></text:p>
      <text:p text:style-name="P9"><text:span text:style-name="T10">L’Italia è uno “</text:span><text:span text:style-name="T11">Stato di diritto</text:span><text:span text:style-name="T12">”, ovvero soggiace alle stesse regole che ha emanato. Esiste un diritto primordiale, detto<text:s/></text:span><text:span text:style-name="T13">di</text:span><text:span text:style-name="T14">ritto naturale</text:span><text:span text:style-name="T15">, che è quello che ci fa rispettare le regole senza sentirci obbligati. Senza di esso, ci sentiremmo obbligati a sottostare alle norme giuridiche. Inoltre, il sistema giuridico si è evoluto negli anni. Basti pensare che prima dell’invenzione<text:s/></text:span><text:span text:style-name="T16">della carta non si sentiva il bisogno di preservare i dati delle persone. Ricordiamo inoltre che lo Stato Italiano è laico, non obbliga quindi nessuno a rispettare od onorare una religione.</text:span></text:p>
      <text:p text:style-name="P17"/>
      <text:p text:style-name="P18">Le fonti del diritto</text:p>
      <text:p text:style-name="P19"><text:span text:style-name="T20">In Italia abbiamo un organo predisposto alla</text:span><text:span text:style-name="T21"><text:s/>creazione di norme giuridiche, il<text:s/></text:span><text:span text:style-name="T22">Parlamento</text:span><text:span text:style-name="T23">. Esso è composto dalla<text:s/></text:span><text:span text:style-name="T24">Camera dei Deputati</text:span><text:span text:style-name="T25"><text:s/>e dal<text:s/></text:span><text:span text:style-name="T26">Senato della Repubblica</text:span><text:span text:style-name="T27">. Il Parlamento ha potere<text:s/></text:span><text:span text:style-name="T28">legislativo</text:span><text:span text:style-name="T29">, ovvero il potere di creare, modificare o eliminare una legge.</text:span></text:p>
      <text:p text:style-name="P30"><text:span text:style-name="T31">Distinguiamo due tipi di fonti, le<text:s/></text:span><text:span text:style-name="T32">fo</text:span><text:span text:style-name="T33">nti atti</text:span><text:span text:style-name="T34"><text:s/>e le<text:s/></text:span><text:span text:style-name="T35">fonti fatti</text:span><text:span text:style-name="T36">. Le prime sono manifestazioni espresse da un componente dello Stato e scritte, le seconde sono invece ciò che la comunità crede giuridicamente obbligatorie, le cosiddette “consuetudini” e modi di fare.</text:span></text:p>
      <text:p text:style-name="P37"><text:span text:style-name="T38">Esiste una<text:s/></text:span><text:span text:style-name="T39">Gerarchia delle f</text:span><text:span text:style-name="T40">onti</text:span><text:span text:style-name="T41">, ovvero una gerarchia di importanza delle norme. Al primo posto troviamo la<text:s/></text:span><text:span text:style-name="T42">Costituzione Italiana</text:span><text:span text:style-name="T43"><text:s/>e le leggi Costituzionali. Nella Costituzione troviamo tutte le norme che finalizzano lo scopo dell’Italia, ovvero i suoi obiettivi e le finalità che la<text:s/></text:span><text:span text:style-name="T44">nazione intende percorrere. Sotto la Costituzione troviamo le<text:s/></text:span><text:span text:style-name="T45">Norme comunitarie e di diritto internazionale</text:span><text:span text:style-name="T46">, ovvero le norme istituite da un insieme di Stati come l’Unione Europea che servono a salvaguardare obiettivi più grandi, come ad esempio l’uso dell</text:span><text:span text:style-name="T47">o spazio aereo, dei mari, l’ambiente ecc. Per quanto importanti, però, non possono andare incontro alle regole Costituzionali.</text:span></text:p>
      <text:p text:style-name="P48"><text:span text:style-name="T49">Al terzo posto troviamo le<text:s/></text:span><text:span text:style-name="T50">Leggi ordinarie dello Stato</text:span><text:span text:style-name="T51">, ovvero le leggi che provengono dal Parlamento Italiano. Esse vengono forn</text:span><text:span text:style-name="T52">ite dal Parlamento, passando per entrambe le Camere e infine passando dal Capo dello Stato.</text:span></text:p>
      <text:p text:style-name="P53"><text:span text:style-name="T54">La funzione legislativa non è esclusiva del Parlamento, bensì è possibile applicarla con il Governo in<text:s/></text:span><text:span text:style-name="T55">due casi specifici</text:span><text:span text:style-name="T56">: il primo caso è quando vi sono<text:s/></text:span><text:span text:style-name="T57">situazioni di particolare urgenza e quindi non è possibile aspettare il normale iter legislativo del Parlamento. In questo caso la norma prende nome di<text:s/></text:span><text:span text:style-name="T58">Decreto-Legge</text:span><text:span text:style-name="T59">, che entra in vigore fin da subito, ma deve essere convertito in Legge del Parlamento entr</text:span><text:span text:style-name="T60">o sessanta giorni, altrimenti perde i suoi effetti. Nel secondo caso, il Governo emana norme giuridiche avendo ricevuto una delega da parte del Parlamento e prende il nome di Legge delegante, mentre la legge si chiama<text:s/></text:span><text:span text:style-name="T61">Decreto legislativo</text:span><text:span text:style-name="T62">. Come fonti normat</text:span><text:span text:style-name="T63">ive abbiamo anche i Regolamenti, che sono atti di natura amministrativa ma che innovano l’ordinamento giuridico. Essi possono assumere le forme di<text:s/></text:span><text:span text:style-name="T64">Decreto del Presidente del Consiglio dei Ministri (DPCM)</text:span><text:span text:style-name="T65">, del<text:s/></text:span><text:span text:style-name="T66">Decreto Ministeriale (DM)</text:span><text:span text:style-name="T67"><text:s/>o del<text:s/></text:span><text:span text:style-name="T68">Decreto del Pre</text:span><text:span text:style-name="T69">sidente della Repubblica (DPR)</text:span><text:span text:style-name="T70">. Le leggi regionali assumono la forma di Legge Ordinaria se regolano le materie che l’art 117 della Costituzione non riserva al Parlamento, altrimenti esse assumono la penultima posizione della Gerarchia delle fonti e prendon</text:span><text:span text:style-name="T71">o nome di “</text:span><text:span text:style-name="T72">Leggi e regolamenti regionali</text:span><text:span text:style-name="T73">”, insieme a quelli provinciali e comunali. All’ultimo posto, infine, abbiamo ciò che chiamiamo “usi” o “consuetudini”; si tratta per l’appunto di una fonte non scritta e consiste nella pratica uniforme e costante di</text:span><text:span text:style-name="T74"><text:s/>dati comportamenti, accompagnata dalla convinzione che essi siano giuridicamente obbligatori.</text:span></text:p>
      <text:p text:style-name="P75">Lo Stato Italiano ha suddiviso i suoi poteri in tre parti, ovvero il potere legislativo al Parlamento (creazione delle leggi), il potere esecutivo al Governo (emanarle) e quello giudiziario ai giudici (farle rispettare).</text:p>
      <text:p text:style-name="P76"/>
      <text:p text:style-name="P77">Il diritto pubblico e privato</text:p>
      <text:p text:style-name="P78"><text:span text:style-name="T79">Il diritto si divide in tante sottoclassi, ma noi distinguiamo due macroaree: il<text:s/></text:span><text:span text:style-name="T80">diritto pubblico</text:span><text:span text:style-name="T81"><text:s/>e il<text:s/></text:span><text:span text:style-name="T82">diritto privato</text:span><text:span text:style-name="T83">. Il diritto pubblico si occupa di fissare i di</text:span><text:span text:style-name="T84">ritti fondamentali degli italiani e si divide in:</text:span></text:p>
      <text:p text:style-name="P85"/>
      <text:list text:style-name="LFO1" text:continue-numbering="true">
        <text:list-item>
          <text:p text:style-name="P86"><text:span text:style-name="T87">Diritto Costituzionale</text:span><text:span text:style-name="T88">: disciplina gli enti dello Stato e la loro organizzazione.</text:span></text:p>
        </text:list-item>
        <text:list-item>
          <text:p text:style-name="P89"><text:span text:style-name="T90">Diritto Amministrativo</text:span><text:span text:style-name="T91">: regola l’azione degli enti pubblici.</text:span></text:p>
        </text:list-item>
        <text:list-item>
          <text:p text:style-name="P92"><text:span text:style-name="T93">Diritto Tributario</text:span><text:span text:style-name="T94">: regola la finanza pubblica.</text:span></text:p>
        </text:list-item>
        <text:list-item>
          <text:p text:style-name="P95"><text:span text:style-name="T96">Diritto<text:s/></text:span><text:span text:style-name="T97">Penale</text:span><text:span text:style-name="T98">: regola i reati e i loro sanzionamenti</text:span></text:p>
        </text:list-item>
      </text:list>
      <text:p text:style-name="P99"/>
      <text:p text:style-name="P100"><text:span text:style-name="T101">Il diritto privato si occupa invece di disciplinare i rapporti tra i privati, ad esempio il<text:s/></text:span><text:span text:style-name="T102">Diritto Civile</text:span><text:span text:style-name="T103"><text:s/>si occupa della famiglia, le successioni, servitù, diritti assoluti e diritti relativi. Il diritto pen</text:span><text:span text:style-name="T104">ale serve per assicurare il rispetto delle regole imposte e salvaguardare i beni essenziali e la convivenza tra i consociati. I valori a cui l’ordinamento assegna una rilevanza assoluta sono: la vita, la salute, il patrimonio, la riservatezza, l’ordine pub</text:span><text:span text:style-name="T105">blico. Tenere presente che l’imputato che viola una di queste è considerato innocente per tutta la durata dell’udienza fino al momento della sentenza finale.</text:span></text:p>
      <text:p text:style-name="P106"><text:span text:style-name="T107">Lo Stato conosce<text:s/></text:span><text:span text:style-name="T108">tre gradi</text:span><text:span text:style-name="T109"><text:s/>di giudizio: il primo grado e il secondo grado (detto anche “giudizio d</text:span><text:span text:style-name="T110">i appello”) sono detti “di merito” e consentono al giudice di conoscere al meglio il caso in questione. Il terzo grado, di “legittimità” è riservato alla<text:s/></text:span><text:span text:style-name="T111">Suprema Corte di Cassazione</text:span><text:span text:style-name="T112"><text:s/>con sede a Roma che si occupa alla valutazione e al giudizio finale. Alcun</text:span><text:span text:style-name="T113">i giudici danno il loro giudizio individualmente (giudici monocratici), altri giudici sono composti da magistrati che scelgono insieme il giudizio da dare. La<text:s/></text:span><text:span text:style-name="T114">Corte Costituzionale</text:span><text:span text:style-name="T115"><text:s/>è un giudice che si occupa della legittimità delle leggi emanate e, in caso<text:s/></text:span><text:span text:style-name="T116">di contrato con la Costituzione, vengono cessate immediatamente. La<text:s/></text:span><text:span text:style-name="T117">Corte dei Conti</text:span><text:span text:style-name="T118"><text:s/>effettua il controllo sulla gestione del bilancio dello Stato ed è competente a giudicare sui giudizi contabili dello Stato e degli altri enti pubblici. Data la complessità</text:span><text:span text:style-name="T119"><text:s/>delle norme processuali, i privati non possono stare in giudizio, bensì devono assumere un tecnico del diritto (avvocato, o procuratore) per rappresentarli.</text:span></text:p>
      <text:p text:style-name="P120"/>
      <text:p text:style-name="P121"><text:span text:style-name="T122">Nel nostro ordinamento è possibile risolvere le questioni di diritto civile in un altro modo, ovv</text:span><text:span text:style-name="T123">ero con un “</text:span><text:span text:style-name="T124">Arbitro</text:span><text:span text:style-name="T125">” o un collegio arbitrale. Essi non sono soggetti al rispetto delle regole processuali, ma sono obbligati ad ascoltare entrambe le parti, essere imparziale e dare tutte le possibilità di dimostrare la propria ragione a entrambe le parti.</text:span><text:span text:style-name="T126"><text:s/>L’atto si conclude con il “</text:span><text:span text:style-name="T127">lodo</text:span><text:span text:style-name="T128">”, ovvero il momento in cui l’arbitro (o il collegio arbitrale) danno il loro riscontro davanti al giudice di secondo grado. Il<text:s/></text:span><text:span text:style-name="T129">precedente giurisdizionale</text:span><text:span text:style-name="T130"><text:s/>è una decisione già assunta da un giudice su un fatto analogo che un<text:s/></text:span><text:span text:style-name="T131">altro giudice è chiamato a conoscere. Il “precedente”, però, viene trattato in maniera diversa a seconda che si tratti di<text:s/></text:span><text:span text:style-name="T132">civil law</text:span><text:span text:style-name="T133"><text:s/>o<text:s/></text:span><text:span text:style-name="T134">common law</text:span><text:span text:style-name="T135">. Nella prima, i giudici usano il “precedente” come un aiuto per il giudizio finale, che però si basa esclusivam</text:span><text:span text:style-name="T136">ente sulle norme scritte, facendo valere di più i diritti civili. Nel secondo, invece, i giudici si basano pochissimo sulle norme e usano di più il loro giudizio soggettivo, che nella maggior parte delle volte equivale allo stesso giudizio dato dal “preced</text:span><text:span text:style-name="T137">ente”. Quando una fattispecie non è disciplinata dall’ordinamento giuridico, nei paesi di common law, i giudici, nel risolvere le questioni portate alla loro conoscenza,<text:s/></text:span><text:span text:style-name="T138">creano una nuova regola</text:span><text:span text:style-name="T139"><text:s/>di diritto che colma immediatamente la lacuna; invece, nei pae</text:span><text:span text:style-name="T140">si di civil law, i giudici devono attendere la disciplina dettata dal legislatore per poi applicare la regola al caso concreto; nell’attesa i giudici, nei sistemi di civil law, cercano di adattare le regole degli istituti simili. Il<text:s/></text:span><text:span text:style-name="T141">diritto soggettivo</text:span><text:span text:style-name="T142"><text:s/>è un</text:span><text:span text:style-name="T143">a situazione giuridica riconosciuta ad un soggetto al quale la norma assicura la possibilità di soddisfare un certo interesse economico o morale. Al diritto di un soggetto corrisponde il<text:s/></text:span><text:span text:style-name="T144">dovere giuridico</text:span><text:span text:style-name="T145"><text:s/>di un altro soggetto di riconoscergli quella situazi</text:span><text:span text:style-name="T146">one di vantaggio. Esempio: ciascuno di noi ha il diritto di esprimere un’opinione e gli altri hanno il dovere giuridico di lasciarcelo fare.</text:span></text:p>
      <text:soft-page-break/>
      <text:p text:style-name="P147">Sezione 2</text:p>
      <text:p text:style-name="P148"><text:span text:style-name="T149">I sistemi informativi</text:span></text:p>
      <text:p text:style-name="P150"><text:span text:style-name="T151">Tra le applicazioni più rilevanti di Informatica giuridica troviamo i<text:s/></text:span><text:span text:style-name="T152">sistemi informativi, ossia quei sistemi informatici che hanno lo scopo di immagazzinare dati ed aiutare l’utente a reperire quelli di suo specifico interesse. Il “</text:span><text:span text:style-name="T153">documento</text:span><text:span text:style-name="T154">” è l’oggetto centrale delle discipline che si occupano di documentazione. Con tale<text:s/></text:span><text:span text:style-name="T155">termine si individua qualsiasi oggetto portatore di informazioni.<text:s/></text:span><text:span text:style-name="T156">L’archivio</text:span><text:span text:style-name="T157"><text:s/>di documenti è un insieme di documenti, dello stesso tipo o di tipi diversi, che, per esigenze specifiche informative, costituisce una raccolta logicamente omogenea. Le dimensioni</text:span><text:span text:style-name="T158"><text:s/>dell’archivio possono far sì che la sua gestione con sistemi manuali si riveli complicata o financo impossibile e l’utente non possa essere in grado di consultare la raccolta nella sua interezza in un tempo accettabile.</text:span></text:p>
      <text:p text:style-name="P159"><text:span text:style-name="T160">Con l’espressione “</text:span><text:span text:style-name="T161">base di dati</text:span><text:span text:style-name="T162">” o<text:s/></text:span><text:span text:style-name="T163">“database” si intende una raccolta di informazioni gestite tramite elaboratore elettronico, organizzate secondo un sistema di relazioni contestuali che ne consentano il recupero. Generalmente, si usa distinguere le basi di dati in due categorie:</text:span></text:p>
      <text:p text:style-name="P164"/>
      <text:list text:style-name="LFO2" text:continue-numbering="true">
        <text:list-item>
          <text:p text:style-name="P165"><text:span text:style-name="T166">Reference</text:span><text:span text:style-name="T167"><text:s/>data bases:<text:s/></text:span><text:span text:style-name="T168">Le informazioni contenute forniscono gli elementi necessari per identificare una entità, alla quale rinviare l’utente.</text:span></text:p>
        </text:list-item>
        <text:list-item>
          <text:p text:style-name="P169"><text:span text:style-name="T170">Source data bases:<text:s/></text:span><text:span text:style-name="T171">La base di dati contiene il dato informatico richiesto.</text:span></text:p>
        </text:list-item>
      </text:list>
      <text:p text:style-name="P172"/>
      <text:p text:style-name="P173"><text:span text:style-name="T174">L’inserimento dei documenti in un archivio docum</text:span><text:span text:style-name="T175">entario avviene tradizionalmente secondo una procedura standardizzata: ciascun documento va anzitutto individuato nella sua fisicità (descrizione formale). Ciò può avvenire in vari modi: dal più semplice, attraverso un numero progressivo d’ingresso del doc</text:span><text:span text:style-name="T176">umento nell’archivio, a sistemi più raffinati, che individuano alcuni elementi esteriori, ad esempio, per i volumi di una biblioteca, autore, titolo ecc. Ciascuno di questi elementi è individuato nell’archivio informatico con un apposito campo in cui viene</text:span><text:span text:style-name="T177"><text:s/>articolato il<text:s/></text:span><text:span text:style-name="T178">record</text:span><text:span text:style-name="T179"><text:s/>e può costituire<text:s/></text:span><text:span text:style-name="T180">chiave di ricerca</text:span><text:span text:style-name="T181">; vale a dire che il documento può essere ricercato attraverso ciascuno di quegli elementi formali di identificazione indicati nei campi che costituiscono il record.</text:span><text:s/></text:p>
      <text:p text:style-name="P182"><text:span text:style-name="T183">I dati aggiuntivi sono<text:s/></text:span><text:span text:style-name="T184">metadati</text:span><text:span text:style-name="T185">,<text:s/></text:span><text:span text:style-name="T186">cioè sono informazioni a corredo dell’informazione principale che vanno oltre il semplice testo contenuto.<text:s/></text:span></text:p>
      <text:p text:style-name="P187"><text:span text:style-name="T188">La descrizione semantica di un documento avviene, più in particolare, attraverso due diversi procedimenti:<text:s/></text:span><text:span text:style-name="T189">l’indicizzazione</text:span><text:span text:style-name="T190"><text:s/>e<text:s/></text:span><text:span text:style-name="T191">l’abstract.</text:span><text:span text:style-name="T192"><text:s/>La prima è</text:span><text:span text:style-name="T193"><text:s/>un’operazione mirante a rappresentare i risultati dell’analisi di un documento con gli elementi di un linguaggio controllato al fine di individuare immediatamente gli elementi significativi. Il linguaggio controllato è un linguaggio che può essere costrui</text:span><text:span text:style-name="T194">to anche a prescindere dal contenuto dei documenti, partendo cioè da schemi scientifici o concettuali già organizzati e articolati, sempre relativi ad un particolare ambito disciplinare.</text:span></text:p>
      <text:p text:style-name="P195">Il linguaggio controllato può essere espresso in:<text:s/></text:p>
      <text:p text:style-name="P196"/>
      <text:list text:style-name="LFO3" text:continue-numbering="true">
        <text:list-item>
          <text:p text:style-name="P197"><text:span text:style-name="T198">linguaggio docume</text:span><text:span text:style-name="T199">ntario</text:span><text:span text:style-name="T200">: generalmente un codice numerico o alfanumerico, che esprime un determinato concetto o un argomento.</text:span></text:p>
        </text:list-item>
        <text:list-item>
          <text:p text:style-name="P201"><text:span text:style-name="T202">linguaggio naturale</text:span><text:span text:style-name="T203">: espresso invece mediante termini, o serie di termini, usati per definire un concetto in maniera univoca e completa (descrittori</text:span><text:span text:style-name="T204">) apposti dall’autore o da un documentarista esperto della materia e generalmente estratti da una lista.</text:span></text:p>
        </text:list-item>
      </text:list>
      <text:p text:style-name="P205"/>
      <text:p text:style-name="P206"><text:span text:style-name="T207">A differenza delle parole-chiave (keywords), che sono parole del linguaggio naturale direttamente estratte dal documento, i<text:s/></text:span><text:span text:style-name="T208">descrittori</text:span><text:span text:style-name="T209"><text:s/>sono il<text:s/></text:span><text:span text:style-name="T210">risultato di una scelta e di un’elaborazione del linguaggio connessa all’indicizzazione. I descrittori possono essere presentati semplicemente in una lista alfabetica, a cui si possono aggiungere alcuni sinonimi sotto i termini corrispondenti; ma possono a</text:span><text:span text:style-name="T211">nche essere organizzati in maniera da stabilire le relazioni fra i descrittori: si ha, in questo caso, una lista strutturata.</text:span></text:p>
      <text:p text:style-name="P212"><text:span text:style-name="T213">Sotto il nome di<text:s/></text:span><text:span text:style-name="T214">abstract</text:span><text:span text:style-name="T215"><text:s/>si intende genericamente il riassunto in linguaggio libero del contenuto del documento in forma abbrevia</text:span><text:span text:style-name="T216">ta senza interpretazione né critica, redatto dallo stesso autore o da un tecnico dell’informazione (documentarista). Il<text:s/></text:span><text:span text:style-name="T217">linguaggio libero</text:span><text:span text:style-name="T218"><text:s/>è un linguaggio che contiene una terminologia non controllata, e quindi più semplice da comprendere. Essendo l’abstrac</text:span><text:span text:style-name="T219">t redatto in linguaggio libero, ai fini del recupero dell’informazione, potrebbe, da un lato, restituire documenti in eccesso in risposta, fornendo risultati che niente hanno a che fare con l’esigenza informativa dell’utente e, dall’altro, non consentire i</text:span><text:span text:style-name="T220">l reperimento di quei documenti. È per questa ragione che le due operazioni di descrizione semantica (indicizzazione e abstract) vengono spesso adoperate insieme. Così, in molti sistemi informativi l’unità documentaria comprende sia le informazioni formali</text:span><text:span text:style-name="T221"><text:s/>del documento sia i relativi termini in linguaggio controllato sia una sintesi in linguaggio libero.</text:span></text:p>
      <text:p text:style-name="P222"><text:span text:style-name="T223">Fra le strategie di ricerca va ricordato anzitutto l’uso degli<text:s/></text:span><text:span text:style-name="T224">operatori logici</text:span><text:span text:style-name="T225">. Si tratta di tre operazioni logiche che, in termini documentari, individu</text:span><text:span text:style-name="T226">ano:<text:s/></text:span></text:p>
      <text:p text:style-name="P227"/>
      <text:list text:style-name="LFO4" text:continue-numbering="true">
        <text:list-item>
          <text:p text:style-name="P228">la compresenza di due o più elementi (AND);<text:s/></text:p>
        </text:list-item>
        <text:list-item>
          <text:p text:style-name="P229">l’alternativa fra più elementi (OR);<text:s/></text:p>
        </text:list-item>
        <text:list-item>
          <text:p text:style-name="P230">l’inesistenza di uno o più elementi (NOT).</text:p>
        </text:list-item>
      </text:list>
      <text:p text:style-name="P231"/>
      <text:p text:style-name="P232"><text:span text:style-name="T233">Ricordiamo inoltre l’esistenza di pagine dinamiche, ovvero pagine non reperibili tramite url, non ripetibili e<text:s/></text:span><text:span text:style-name="T234">composte sul momento, ovvero contenuti nel<text:s/></text:span><text:span text:style-name="T235">deep web</text:span><text:span text:style-name="T236">. Altre reti oscure ospitano il<text:s/></text:span><text:span text:style-name="T237">dark web</text:span><text:span text:style-name="T238"><text:s/>ossia una porzione più specifica del deep web non tracciabile e del tutto anonima in cui sono veicolate informazioni e sono forniti servizi che poco hanno a che ved</text:span><text:span text:style-name="T239">ere con i concetti di trasparenza e di legalità. Per proteggere l’utente, le reti oscure utilizzano un grande numero di server intermedi. I pacchetti vengono cifrati con chiavi diverse ad ogni passaggio, rendendo così molto complesso ricostruirne il percor</text:span><text:span text:style-name="T240">so dato che ogni nodo conosce solamente l’indirizzo dei suoi due corrispondenti. Questa tecnica è comunemente nota con il nome di<text:s/></text:span><text:span text:style-name="T241">onion routing</text:span><text:span text:style-name="T242">.</text:span></text:p>
      <text:p text:style-name="P243"><text:span text:style-name="T244">Per calcolare la prestazione dei sistemi informativi la scienza della documentazione usa<text:s/></text:span><text:span text:style-name="T245">quattro indici</text:span><text:span text:style-name="T246">, detti<text:s/></text:span><text:span text:style-name="T247">‘di prestazione’:<text:s/></text:span><text:span text:style-name="T248">richiamo</text:span><text:span text:style-name="T249">,<text:s/></text:span><text:span text:style-name="T250">precisione</text:span><text:span text:style-name="T251">,<text:s/></text:span><text:span text:style-name="T252">silenzio</text:span><text:span text:style-name="T253">,<text:s/></text:span><text:span text:style-name="T254">rumore</text:span><text:span text:style-name="T255">.</text:span></text:p>
      <text:p text:style-name="P256"/>
      <text:list text:style-name="LFO5" text:continue-numbering="true">
        <text:list-item>
          <text:p text:style-name="P257"><text:span text:style-name="T258">Richiamo</text:span><text:span text:style-name="T259">: È la capacità del sistema di ottenere in risposta tutti i documenti pertinenti, contenuti nell’intero archivio.</text:span></text:p>
        </text:list-item>
        <text:list-item>
          <text:p text:style-name="P260"><text:span text:style-name="T261">Precisione</text:span><text:span text:style-name="T262">: È la capacità del sistema di fornire in risposta solo documenti</text:span><text:span text:style-name="T263"><text:s/>pertinenti.</text:span></text:p>
        </text:list-item>
        <text:list-item>
          <text:p text:style-name="P264"><text:span text:style-name="T265">Silenzio</text:span><text:span text:style-name="T266">: L’opposto del richiamo, indica i documenti pertinenti non richiamati dal sistema.</text:span></text:p>
        </text:list-item>
        <text:list-item>
          <text:p text:style-name="P267"><text:span text:style-name="T268">Rumore</text:span><text:span text:style-name="T269">: L’opposto della precisione, indica i documenti non pertinenti contenuti nella risposta.</text:span></text:p>
        </text:list-item>
      </text:list>
      <text:p text:style-name="P270"/>
      <text:p text:style-name="P271"><text:span text:style-name="T272">Uno strumento tipico dei sistemi documentari è costitu</text:span><text:span text:style-name="T273">ito dai<text:s/></text:span><text:span text:style-name="T274">thesauri</text:span><text:span text:style-name="T275">. I thesauri sono dei vocabolari di un linguaggio di indicizzazione controllato, in modo che le relazioni tra i concetti siano rese esplicite. Il loro ruolo è il controllo applicato sia ai fini dell’indicizzazione, sia ai fini di recupero d</text:span><text:span text:style-name="T276">ell’informazione e sia a fini di consultazione. La caratteristica che distingue un thesaurus da una semplice lista di descrittori controllata è il fatto che tutti i termini presenti nel thesaurus sono organizzati in una struttura semantica, cioè le relazio</text:span><text:span text:style-name="T277">ni tra loro sono compiutamente esplicitate. Tali relazioni possono essere di vario genere:</text:span></text:p>
      <text:p text:style-name="P278"/>
      <text:list text:style-name="LFO6" text:continue-numbering="true">
        <text:list-item>
          <text:p text:style-name="P279"><text:span text:style-name="T280">Relazione di preferenza</text:span><text:span text:style-name="T281">: indicata con operatore<text:s/></text:span><text:span text:style-name="T282">us</text:span><text:span text:style-name="T283"><text:s/>(use) e col suo reciproco<text:s/></text:span><text:span text:style-name="T284">uf</text:span><text:span text:style-name="T285"><text:s/>(used for) o con il simbolo internazionale “</text:span><text:span text:style-name="T286">=</text:span><text:span text:style-name="T287">”</text:span><text:span text:style-name="T288"><text:s/></text:span><text:span text:style-name="T289">serve per risolvere situazioni di sin</text:span><text:span text:style-name="T290">onimia (case=abitazioni), quasi sinonimia (ville=abitazioni) o antinomia (comunismo<text:s/></text:span><text:span text:style-name="T291">contrario di</text:span><text:span text:style-name="T292"><text:s/>anticomunismo).</text:span></text:p>
        </text:list-item>
        <text:list-item>
          <text:p text:style-name="P293"><text:span text:style-name="T294">Relazione di gerarchia</text:span><text:span text:style-name="T295">: Indicata con l’operatore<text:s/></text:span><text:span text:style-name="T296">bt</text:span><text:span text:style-name="T297"><text:s/>(termine più ampio) e con<text:s/></text:span><text:span text:style-name="T298">nt</text:span><text:span text:style-name="T299"><text:s/>(termine più ristretto) oppure con i simboli internazionali “&lt;</text:span><text:span text:style-name="T300">” e “&gt;” per evidenziare i rapporti di sovra-ordinazione o sub-ordinazione tra genere e specie.</text:span></text:p>
        </text:list-item>
        <text:list-item>
          <text:p text:style-name="P301"><text:span text:style-name="T302">Relazione di associazione o affinità</text:span><text:span text:style-name="T303">: Indicata con l’operatore<text:s/></text:span><text:span text:style-name="T304">rt</text:span><text:span text:style-name="T305"><text:s/>(termine associato) o con il simbolo internazionale “-“, evidenzia i rapporti di correlazione o</text:span><text:span text:style-name="T306"><text:s/>equivalenza d’idee tra descrittori.</text:span></text:p>
        </text:list-item>
      </text:list>
      <text:p text:style-name="P307"/>
      <text:p text:style-name="Standard"><text:span text:style-name="T308">Disponiamo, inoltre, di<text:s/></text:span><text:span text:style-name="T309">ontologie</text:span><text:span text:style-name="T310">, ovvero descrizioni che indicano in modo formale il significato ed i legami tra i termini, costituendo ottime basi di conoscenza, soprattutto per i sistemi di intelligenza artificiale.</text:span><text:span text:style-name="T311"><text:s/>La disponibilità di un’ontologia formale consente di raffinare anche la ricerca documentale, infatti è possibile individuare con precisione il concetto che ci interessa anche con un<text:s/></text:span><text:span text:style-name="T312">termine simile</text:span><text:span text:style-name="T313"><text:s/>a ciò che stiamo cercando.</text:span></text:p>
      <text:p text:style-name="P314"/>
      <text:p text:style-name="P315">I sistemi cognitivi</text:p>
      <text:p text:style-name="Standard"><text:span text:style-name="T316">I<text:s/></text:span><text:span text:style-name="T317">sistemi cognitivi</text:span><text:span text:style-name="T318"><text:s/>sono sistemi<text:s/></text:span><text:span text:style-name="T319">eteromorfi</text:span><text:span text:style-name="T320"><text:s/>(output diverso da input) in cui si dispone di un’intelligenza artificiale che serve per riprodurre, tramite calcoli complessi, il ragionamento dell’uomo.<text:s/></text:span><text:span text:style-name="T321">È quindi un sistema che, sulla base di un’elaborazione comp</text:span><text:span text:style-name="T322">lessa sui dati forniti all’elaboratore, tenta di riprodurre il ragionamento della mente umana per risolvere un problema, riconoscere la realtà, comprendere un messaggio, proporre una risposta/soluzione ad un quesito/problema. Negli anni ‘70 si svilupparono</text:span><text:span text:style-name="T323"><text:s/>due diverse teorie sulle intelligenze artificiali: quella<text:s/></text:span><text:span text:style-name="T324">forte</text:span><text:span text:style-name="T325"><text:s/>e quella<text:s/></text:span><text:span text:style-name="T326">debole</text:span><text:span text:style-name="T327">.</text:span></text:p>
      <text:p text:style-name="P328">Quella forte sostiene che il computer potrebbe essere davvero dotato di una intelligenza non distinguibile in alcun modo da quella della mente umana, anzi l’intelligenza artificiale sarebbe in grado di valutare la correttezza dei processi mentali umani, producendo da sé modelli di ragionamento.</text:p>
      <text:p text:style-name="P329">Quella debole invece sostiene che un computer non potrà mai eguagliare la mente umana, ma al massimo potrà simulare alcuni processi mentali umani senza mai riprodurli nella loro complessità. Per quanto la prima tesi sia affascinante, nel corso degli anni non ci sono stati risultati certi, anzi, tutto porta a pensare che quella più realistica sia la seconda tesi.</text:p>
      <text:p text:style-name="P330">I sistemi cognitivi strutturalmente sono basati su due moduli fondamentali:</text:p>
      <text:p text:style-name="P331"/>
      <text:list text:style-name="LFO7" text:continue-numbering="true">
        <text:list-item>
          <text:p text:style-name="P332"><text:span text:style-name="T333">Le informazioni sul settore della realtà di cui si occupano, detto anche “</text:span><text:span text:style-name="T334">base di conoscenza</text:span><text:span text:style-name="T335">”</text:span></text:p>
        </text:list-item>
        <text:list-item>
          <text:p text:style-name="P336"><text:span text:style-name="T337">Le istruzioni per elaborare tali informazioni (‘ragionare’), ricavandone informazioni originali, detto anche “</text:span><text:span text:style-name="T338">motore di inferenza</text:span><text:span text:style-name="T339">”</text:span></text:p>
        </text:list-item>
      </text:list>
      <text:p text:style-name="P340"/>
      <text:p text:style-name="Standard"><text:span text:style-name="T341">A differenza dei sistemi informativi, quelli cognitivi non vanno a ricercare i dati dalla base di conoscenza, bensì li elaborano e creano una nuova conoscenza. Per costruire un sistema cognitivo la prima operazione da fare consiste ne</text:span><text:span text:style-name="T342">ll’individuazione della base di conoscenza, nel caso del diritto non si tratta solo delle norme, ed eventualmente delle sentenze o della dottrina, ma di tutti gli elementi, anche fattuali e di esperienza, che possono essere utili alla decisione. Il motore<text:s/></text:span><text:span text:style-name="T343">di inferenza utilizza la conoscenza memorizzata mettendo in atto processi di ragionamento differenti a seconda del formalismo di rappresentazione adottato: deduttivi per i formalismi procedurali; analogici per i formalismi dichiarativi. Tra le applicazioni</text:span><text:span text:style-name="T344"><text:s/>delle tecniche di intelligenza artificiale, quella che più ha interessato i giuristi è relativa alla soluzione dei problemi giuridici (</text:span><text:span text:style-name="T345">problem solving</text:span><text:span text:style-name="T346">). Si tratta in sostanza di analizzare il processo di ragionamento attraverso cui il giurista mette a con</text:span><text:span text:style-name="T347">fronto una situazione fattuale che gli viene presentata con tutti i dati che ha a disposizione e giunge ad una decisione sul caso concreto. Un sistema<text:s/></text:span><text:span text:style-name="T348">esperto giuridico</text:span><text:span text:style-name="T349"><text:s/>è appunto un sistema cognitivo composto da una base di conoscenza giuridica, rappresent</text:span><text:span text:style-name="T350">ata in maniera formalizzata, e da un motore inferenziale che, sulla base di una logica produce una soluzione al caso proposto. In altre parole, un sistema esperto non fornisce all’utente gli strumenti per costruire un ragionamento giuridico, come avviene n</text:span><text:span text:style-name="T351">ei sistemi informativi, ma sulla base di questi stessi strumenti enuncia una soluzione del caso. Per quanti elementi si potranno fornire al computer, sia con riferimento al caso concreto sia destinati a costituire la base di conoscenza, difficilmente si ri</text:span><text:span text:style-name="T352">uscirà a rappresentare tutti gli elementi di senso comune, di esperienza, di originalità e di intuito che caratterizzano i processi della mente umana. È per questo che si preferisce parlare di sistemi di<text:s/></text:span><text:span text:style-name="T353">aiuto alla decisione</text:span><text:span text:style-name="T354">, a voler sottolineare che si tr</text:span><text:span text:style-name="T355">atta di fornire a colui che deve prendere una decisione elementi certamente utili, ma non certo definitivi, giacché sarà la mente e la volontà dell’uomo a prendere, ancora per qualche tempo, la decisione ultima.</text:span></text:p>
      <text:p text:style-name="P356"/>
      <text:p text:style-name="P357">Open Data e Big Data</text:p>
      <text:p text:style-name="Standard"><text:span text:style-name="T358">Con l’espressione<text:s/></text:span><text:span text:style-name="T359">open</text:span><text:span text:style-name="T360"><text:s/>data</text:span><text:span text:style-name="T361"><text:s/>si indica il formato ‘aperto’ con cui i dati digitali possono essere distribuiti nel web per essere accessibili, riusabili ed integrabili. In senso lato, il fenomeno degli open data costituisce una delle novità più rilevanti nella realtà di Internet,</text:span><text:span text:style-name="T362"><text:s/>in quanto, consentendo di trattare e rielaborare l’immensa conoscenza disponibile contenuta nella rete, apre un panorama illimitato di applicazioni.</text:span></text:p>
      <text:p text:style-name="Standard"><text:span text:style-name="T363">Art. 50</text:span><text:span text:style-name="T364">: principio di “disponibilità dei dati pubblici” che consiste nella possibilità, per soggetti pubbl</text:span><text:span text:style-name="T365">ici e privati, “di accedere ai dati senza restrizioni non riconducibili a esplicite norme di legge”.</text:span></text:p>
      <text:p text:style-name="Standard"><text:span text:style-name="T366">Art. 52</text:span><text:span text:style-name="T367">: precisa che i dati e i documenti pubblicati dalle pubbliche amministrazioni si intendono rilasciati in formato aperto, fatti salvi i riferimenti a</text:span><text:span text:style-name="T368">i dati personali.</text:span></text:p>
      <text:p text:style-name="Standard"><text:span text:style-name="T369">Gli open data sono stati classificati in cinque livelli di completezza, dai più strutturati a quelli meno strutturati. Quelli più importanti, di livello cinque, comprende quelli che vengono chiamati “</text:span><text:span text:style-name="T370">linked open data</text:span><text:span text:style-name="T371">”. Sono dati aperti ch</text:span><text:span text:style-name="T372">e, dal punto di vista del formato, oltre a rispondere alle caratteristiche indicate ai livelli precedenti, sono strutturati in modo da potersi agganciare ad altri dati, formando<text:s/></text:span><text:span text:style-name="T373">dataset</text:span><text:span text:style-name="T374"><text:s/>in collegamento tra di loro.</text:span><text:s/><text:span text:style-name="T375">L’espressione<text:s/></text:span><text:span text:style-name="T376">big data</text:span><text:span text:style-name="T377"><text:s/></text:span><text:span text:style-name="T378">identifica ampi volumi di informazioni digitali raggruppati e immagazzinati al fine di effettuare analisi automatiche. Le caratteristiche fondamentali sono: il volume, cioè che il sistema interessa vasti bacini di raccolta di dati; la velocità, vale a dire</text:span><text:span text:style-name="T379"><text:s/>che i dati hanno una rapidità di crescita esponenziale; la varietà, cioè che le informazioni sono raccolte in qualsiasi tipo di formato.</text:span></text:p>
      <text:p text:style-name="P380"/>
      <text:p text:style-name="P381">Web Semantico</text:p>
      <text:p text:style-name="P382">Il web sta evolvendo e si sta concretizzando la possibilità di relazionare automaticamente, sotto il profilo logico-concettuale, le informazioni in esso contenute. In altri termini, la struttura dei dati pubblicati e le tecnologie di intelligenza artificiale sono sempre più in grado di collegare in rapporti di significato le diverse parole e i vari documenti presenti in rete al di là dell’intervento dell’uomo.</text:p>
      <text:p text:style-name="Standard"><text:span text:style-name="T383">Gli<text:s/></text:span><text:span text:style-name="T384">obiettivi</text:span><text:span text:style-name="T385"><text:s/>del web semantico sono:<text:s/></text:span></text:p>
      <text:p text:style-name="P386"/>
      <text:list text:style-name="LFO8" text:continue-numbering="true">
        <text:list-item>
          <text:p text:style-name="P387">realizzare la catalogazione dei contenuti delle singole pagine web e le relazioni tra di essi;<text:s/></text:p>
        </text:list-item>
        <text:list-item>
          <text:p text:style-name="P388">riunire dinamicamente in un unico documento logico-concettuale collezioni di pagine web semanticamente correlate anche se distribuite in più siti;<text:s/></text:p>
        </text:list-item>
        <text:list-item>
          <text:p text:style-name="P389">migliorare la precisione e l’efficienza dei motori di ricerca;<text:s/></text:p>
        </text:list-item>
        <text:list-item>
          <text:p text:style-name="P390">aumentare il livello di fiducia degli utenti sulla qualità dei servizi pubblici e privati offerti nel web;<text:s/></text:p>
        </text:list-item>
        <text:list-item>
          <text:p text:style-name="P391">semplificare ed aumentare la sicurezza per l’automazione di transazioni di tipo commerciale;<text:s/></text:p>
        </text:list-item>
        <text:list-item>
          <text:p text:style-name="P392">favorire la condivisione, lo scambio e l’interpretazione di informazioni tra operatori umani e sistemi intelligenti.</text:p>
        </text:list-item>
      </text:list>
      <text:p text:style-name="P393"/>
      <text:p text:style-name="P394">I tre pilastri sui quali poggia il web semantico sono:</text:p>
      <text:p text:style-name="P395"/>
      <text:list text:style-name="LFO9" text:continue-numbering="true">
        <text:list-item>
          <text:p text:style-name="P396"><text:span text:style-name="T397">L’<text:s/></text:span><text:span text:style-name="T398">XML</text:span><text:span text:style-name="T399">: è un metalinguaggio di marcatura del testo utilizzato per caratterizzare le informazioni contenute in un documento; è estensibile, implementabile cioè in ragione di esigenze specifiche di descrizione del contenuto con la<text:s/></text:span><text:span text:style-name="T400">possibilità di creare nuovi tags; consente di attribuire ai dati elementi di significato; favorisce lo scambio documentale tra applicativi informatici che cooperano; offre, ancora, la possibilità di controllare la correttezza sintattica e strutturale defin</text:span><text:span text:style-name="T401">ita per un determinato tipo di documento.</text:span></text:p>
        </text:list-item>
        <text:list-item>
          <text:p text:style-name="P402"><text:span text:style-name="T403">L’</text:span><text:span text:style-name="T404">rdf</text:span><text:span text:style-name="T405"><text:s/>è una sorta di vocabolario o thesaurus per il riconoscimento dei tags xml. Consente alla macchina di comprendere la sintassi delle informazioni contenute nelle pagine web per come sono descritte in xml.</text:span></text:p>
        </text:list-item>
        <text:list-item>
          <text:p text:style-name="P406"><text:span text:style-name="T407">Le<text:s/></text:span><text:span text:style-name="T408">on</text:span><text:span text:style-name="T409">tologie</text:span><text:span text:style-name="T410">.</text:span></text:p>
        </text:list-item>
      </text:list>
      <text:p text:style-name="P411"/>
      <text:soft-page-break/>
      <text:p text:style-name="P412">Sezione 3</text:p>
      <text:p text:style-name="P413">Quadro normativo</text:p>
      <text:p text:style-name="P414">Il processo di informatizzazione nella pubblica amministrazione si può dire che abbia avuto inizio negli anni Novanta.</text:p>
      <text:p text:style-name="Standard"><text:span text:style-name="T415">Legge n. 241/1990</text:span><text:span text:style-name="T416">, intitolata “</text:span><text:span text:style-name="T417">Nuove norme in materia di procedimento amministrativo e di diritto di</text:span><text:span text:style-name="T418"><text:s/>accesso ai documenti amministrativi</text:span><text:span text:style-name="T419">”, ha introdotto rilevanti innovazioni nel modo di organizzare il procedimento amministrativo, definendone sia i termini di durata sia la struttura sequenziale. Inoltre, con la stessa legge, è stato previsto<text:s/></text:span><text:span text:style-name="T420">l’utilizzo d</text:span><text:span text:style-name="T421">ell’informatica</text:span><text:span text:style-name="T422"><text:s/>nel settore pubblico per la redazione dei documenti amministrativi.</text:span></text:p>
      <text:p text:style-name="Standard"><text:span text:style-name="T423">Decreto Legislativo n. 29/1993</text:span><text:span text:style-name="T424"><text:s/>ha operato una vera e propria rivoluzione per l’amministrazione pubblica disciplinando nuovi criteri di gestione e di valutazione dei risulta</text:span><text:span text:style-name="T425">ti dell’agire amministrativo. Con esso è stata istituita l’Autorità per l’informatica nella pubblica amministrazione (</text:span><text:span text:style-name="T426">AIPA</text:span><text:span text:style-name="T427">), un’autorità indipendente dal controllo del Governo alla quale è stato affidato il compito di armonizzare il processo di informatizz</text:span><text:span text:style-name="T428">azione nella PA per evitare il prevalere di interessi privati e abusi di potere da parte degli stessi amministratori. Nel 2001, è stato istituito il<text:s/></text:span><text:span text:style-name="T429">Ministero per l’Innovazione e le Tecnologi</text:span><text:span text:style-name="T430">e che ha assunto buona parte delle funzioni che in precedenza era</text:span><text:span text:style-name="T431">no state delegate all’AIPA.</text:span></text:p>
      <text:p text:style-name="P432"/>
      <text:p text:style-name="Standard"><text:span text:style-name="T433"><text:s/>Nel 1995 è stata creata la<text:s/></text:span><text:span text:style-name="T434">Rete Unitaria della Pubblica Amministrazione (RUPA)</text:span><text:span text:style-name="T435"><text:s/>con lo scopo di garantire ed assicurare l’interoperabilità e la cooperazione delle infrastrutture informatiche e telematiche delle pubbliche ammini</text:span><text:span text:style-name="T436">strazioni. In tal modo, tramite la rete dedicata, è stato possibile connettere qualsiasi terminale pubblico ad un qualsiasi altro computer collegato alla medesima rete. Dalla RUPA, nel 2005, si è passati al Sistema pubblico di connettività (</text:span><text:span text:style-name="T437">SPC</text:span><text:span text:style-name="T438">),<text:s/></text:span><text:span text:style-name="T439">disciplinato compiutamente dal Codice dell’amministrazione digitale (</text:span><text:span text:style-name="T440">CAD</text:span><text:span text:style-name="T441">).</text:span></text:p>
      <text:p text:style-name="P442"/>
      <text:p text:style-name="P443">Documento amministrativo elettronico</text:p>
      <text:p text:style-name="Standard"><text:span text:style-name="T444">Il<text:s/></text:span><text:span text:style-name="T445">documento amministrativo elettronico</text:span><text:span text:style-name="T446"><text:s/>è il primo strumento significativo nel processo di dematerializzazione della PA. La<text:s/></text:span><text:span text:style-name="T447">legge n. 241/90</text:span><text:span text:style-name="T448"><text:s/>def</text:span><text:span text:style-name="T449">inisce il documento amministrativo come “ogni rappresentazione grafica, fotocinematografica, elettromagnetica o di qualunque altra specie del contenuto di atti anche interni formati dalle pubbliche amministrazioni o comunque utilizzati ai fini dell’attivit</text:span><text:span text:style-name="T450">à amministrativa”. Tale nozione, se da un lato sancisce il principio della libertà delle forme che l’atto può assumere in quanto oggettivazione dell’attività amministrativa, dall’altro acclara la piena ammissibilità nel sistema giuridico-amministrativo del</text:span><text:span text:style-name="T451">la tecnica elettronica.</text:span></text:p>
      <text:p text:style-name="Standard"><text:span text:style-name="T452">La<text:s/></text:span><text:span text:style-name="T453">legge Bassanini 1</text:span><text:span text:style-name="T454">, in parte, stabilì che “gli atti, dati e documenti formati dalla pubblica amministrazione e dai privati con strumenti informatici o telematici, i contratti stipulati nelle medesime forme, nonché la loro archivia</text:span><text:span text:style-name="T455">zione e trasmissione con strumenti informatici sono validi e rilevanti ad ogni effetto di legge”. Il successivo regolamento ha poi fissato i<text:s/></text:span><text:span text:style-name="T456">criteri giuridici</text:span><text:span text:style-name="T457"><text:s/>oggettivi ai quali dovranno sottostare i documenti informatici e le modalità con cui i contratti<text:s/></text:span><text:span text:style-name="T458">dovranno essere realizzati.<text:s/></text:span></text:p>
      <text:p text:style-name="P459"/>
      <text:p text:style-name="P460">Le firme elettroniche</text:p>
      <text:p text:style-name="Standard"><text:span text:style-name="T461">La<text:s/></text:span><text:span text:style-name="T462">sottoscrizione</text:span><text:span text:style-name="T463"><text:s/>è la scrittura del proprio nome e cognome di proprio pugno in calce ad un documento. Nel codice di procedura penale<text:s/></text:span><text:span text:style-name="T464">all’art. 110<text:s/></text:span><text:span text:style-name="T465">troviamo: “Non è valida la sottoscrizione apposta con mez</text:span><text:span text:style-name="T466">zi meccanici o con<text:s/></text:span><text:span text:style-name="T467">segni diversi dalla scrittura</text:span><text:span text:style-name="T468">”. In sostanza, nel caso di firma non autenticata, se un soggetto disconosce una firma su un documento attribuito a sé o ad altri, sarà suo l’onere di dare la prova della falsità della firma. Lo strumento giu</text:span><text:span text:style-name="T469">ridico di ordine penale per verificare la falsità dell’atto è la<text:s/></text:span><text:span text:style-name="T470">querela di falso</text:span><text:span text:style-name="T471">.</text:span></text:p>
      <text:p text:style-name="Standard"><text:span text:style-name="T472">Il concetto di<text:s/></text:span><text:span text:style-name="T473">firma digitale</text:span><text:span text:style-name="T474"><text:s/>è definito come “il risultato della procedura informatica (validazione) basata su un sistema di<text:s/></text:span><text:span text:style-name="T475">chiavi asimmetriche</text:span><text:span text:style-name="T476"><text:s/>a coppia, una pubblica e un</text:span><text:span text:style-name="T477">a privata, che consente al sottoscrittore tramite la chiave privata e al destinatario tramite la chiave pubblica, rispettivamente, di rendere manifesta e di verificare la provenienza e l’integrità di un documento informatico o di un insieme di documenti in</text:span><text:span text:style-name="T478">formatici”. Il sistema garantisce quattro requisiti: provenienza, non ripudio, immodificabilità, segretezza. Il legislatore europeo ha ampliato la nozione di firma elettronica prevedendone quattro tipologie differenti: la<text:s/></text:span><text:span text:style-name="T479">firma elettronica semplice</text:span><text:span text:style-name="T480">, la<text:s/></text:span><text:span text:style-name="T481">fir</text:span><text:span text:style-name="T482">ma elettronica avanzata</text:span><text:span text:style-name="T483">, la<text:s/></text:span><text:span text:style-name="T484">firma elettronica qualificata</text:span><text:span text:style-name="T485">, la<text:s/></text:span><text:span text:style-name="T486">firma digitale</text:span><text:span text:style-name="T487">. L’articolo 1 del CAD definisce il ‘documento informatico’ come “la rappresentazione informatica di atti, fatti o dati giuridicamente rilevanti”.</text:span></text:p>
      <text:p text:style-name="Standard"><text:span text:style-name="T488">Il<text:s/></text:span><text:span text:style-name="T489">valore probatorio</text:span><text:span text:style-name="T490"><text:s/>del document</text:span><text:span text:style-name="T491">o informatico è determinato secondo una scala decrescente. Se è sottoscritto con firma digitale o altra firma elettronica qualificata o avanzata l’efficacia probatoria sarà più forte; se è possibile identificare un soggetto tramite una procedura informatic</text:span><text:span text:style-name="T492">a semplice (firma elettronica semplice) l’efficacia probatoria sarà più debole. La firma elettronica avanzata è definita come l’insieme di dati in forma elettronica allegati oppure connessi a un documento informatico che consentono l’identificazione del fi</text:span><text:span text:style-name="T493">rmatario del documento e garantiscono la sua connessione univoca al firmatario e consente di rilevare se i dati stessi siano stati successivamente modificati.</text:span></text:p>
      <text:p text:style-name="Standard"><text:span text:style-name="T494">La firma elettronica avanzata ha un campo di utilizzo minore rispetto alla firma digitale, infatt</text:span><text:span text:style-name="T495">i non può essere utilizzata in contratti di vendite, locazioni di immobili etc… ma solo se la richiede il venditore perché ha valenza solamente tra le due controparti, a differenza invece della chiave digitale. La<text:s/></text:span><text:span text:style-name="T496">firma elettronica qualificata</text:span><text:span text:style-name="T497"><text:s/>è un partico</text:span><text:span text:style-name="T498">lare tipo di firma elettronica avanzata, basata su un<text:s/></text:span><text:span text:style-name="T499">certificato qualificato</text:span><text:span text:style-name="T500">, e realizzata mediante un dispositivo sicuro per la creazione della firma. Sono presenti due elementi addizionali rispetto alle firme che abbiamo descritto finora: un certificato</text:span><text:span text:style-name="T501"><text:s/>rilasciato da<text:s/></text:span><text:span text:style-name="T502">un’autorità di certificazione</text:span><text:span text:style-name="T503">, ed un<text:s/></text:span><text:span text:style-name="T504">dispositivo fisico</text:span><text:span text:style-name="T505"><text:s/>sicuro per la creazione della firma.</text:span></text:p>
      <text:p text:style-name="Standard"><text:span text:style-name="T506">La<text:s/></text:span><text:span text:style-name="T507">firma digitale</text:span><text:span text:style-name="T508"><text:s/>è basata su un certificato qualificato e su un sistema di chiavi crittografiche asimmetriche, una pubblica e una privata, correlat</text:span><text:span text:style-name="T509">e tra loro. Con il Regolamento europeo<text:s/></text:span><text:span text:style-name="T510">eIDAS</text:span><text:span text:style-name="T511"><text:s/>sia la firma elettronica qualificata che la firma digitale hanno acquisito pieno valore in tutto il territorio dell’Unione, essendoci regole tecniche comuni in tutti gli Stati membri. In generale, la firma digit</text:span><text:span text:style-name="T512">ale può essere apposta tramite software di firma dedicati e si distingue in tre tipologie:<text:s/></text:span></text:p>
      <text:p text:style-name="P513"/>
      <text:list text:style-name="LFO10" text:continue-numbering="true">
        <text:list-item>
          <text:p text:style-name="P514"><text:span text:style-name="T515">la firma<text:s/></text:span><text:span text:style-name="T516">CAdES</text:span><text:span text:style-name="T517"><text:s/>produce una estensione “</text:span><text:span text:style-name="T518">p7m</text:span><text:span text:style-name="T519">” al file e sigilla in una busta digitale il contenuto del documento insieme al certificato di firma.<text:s/></text:span></text:p>
        </text:list-item>
        <text:list-item>
          <text:p text:style-name="P520"><text:span text:style-name="T521">la firma<text:s/></text:span><text:span text:style-name="T522">PAdES<text:s/></text:span><text:span text:style-name="T523">può essere apposta ai documenti in formato “pdf”, i quali conserveranno la medesima estensione. Questo formato permette, inoltre, di apportare modifiche al documento con ulteriori firme senza che venga persa la traccia del file firmato in origine.</text:span></text:p>
        </text:list-item>
        <text:list-item>
          <text:p text:style-name="P524"><text:span text:style-name="T525">la</text:span><text:span text:style-name="T526"><text:s/>firma<text:s/></text:span><text:span text:style-name="T527">XAdES</text:span><text:span text:style-name="T528"><text:s/>come per i pdf, non prevede la creazione di una busta, non modifica l’estensione del file e permette di accedere ai metadati contenuti all’interno del documento. Con quest’ultima tipologia di firma vi è la possibilità di sottoscrivere singole<text:s/></text:span><text:span text:style-name="T529">parti del documento, ad esempio, nei casi in cui il documento sia stato scritto a più mani e ciascuno debba firmare solo la propria parte.</text:span></text:p>
        </text:list-item>
      </text:list>
      <text:p text:style-name="P530"/>
      <text:p text:style-name="P531">Il timbro digitale</text:p>
      <text:p text:style-name="Standard"><text:span text:style-name="T532">Il<text:s/></text:span><text:span text:style-name="T533">timbro digitale</text:span><text:span text:style-name="T534"><text:s/>è un codice grafico bidimensionale impresso nel documento originale<text:s/></text:span><text:span text:style-name="T535">elettronico che permette anche dopo la stampa di conservare le garanzie di autenticità e di verificarne l’eventuale alterazione. La previsione all’<text:s/></text:span><text:span text:style-name="T536">Art. 23</text:span><text:span text:style-name="T537">, comma 2-bis, del<text:s/></text:span><text:span text:style-name="T538">CAD<text:s/></text:span><text:span text:style-name="T539">consente, ad esempio, di emettere certificati senza la necessità di utilizzare</text:span><text:span text:style-name="T540"><text:s/>supporti speciali, quali carta filigranata, timbri a secco, firme autografe, ecc., per garantirne l’autenticità. L’esigenza tutelata dalla previsione del CAD riguarda l’ottimizzazione della vita dei documenti prodotti in originale in formato elettronico c</text:span><text:span text:style-name="T541">on firma digitale.</text:span></text:p>
      <text:p text:style-name="P542"/>
      <text:p text:style-name="P543">La marca temporale</text:p>
      <text:p text:style-name="Standard"><text:span text:style-name="T544">Un altro strumento disciplinato dal Regolamento europeo<text:s/></text:span><text:span text:style-name="T545">eIDAS</text:span><text:span text:style-name="T546"><text:s/>è la<text:s/></text:span><text:span text:style-name="T547">marca temporale</text:span><text:span text:style-name="T548"><text:s/>che è possibile applicare su un documento o su una serie di documenti. Consiste nella generazione, da parte di una terza parte fidata<text:s/></text:span><text:span text:style-name="T549">(CA), di una firma digitale sul documento a cui è associata l’informazione relativa ad<text:s/></text:span><text:span text:style-name="T550">una data e ad un’ora certa</text:span><text:span text:style-name="T551">. La marcatura temporale consente quindi di stabilire l’esistenza di un documento informatico o di un gruppo<text:s/></text:span><text:soft-page-break/><text:span text:style-name="T552">di documenti informatici a partire</text:span><text:span text:style-name="T553"><text:s/>da un certo istante temporale e di opporlo ai terzi.</text:span><text:s/><text:span text:style-name="T554">L’apposizione della marca temporale<text:s/></text:span><text:span text:style-name="T555">non incide</text:span><text:span text:style-name="T556"><text:s/>sul contenuto del documento e non ne modifica la sua firma originaria.</text:span></text:p>
      <text:p text:style-name="P557">La posta elettronica certificata</text:p>
      <text:p text:style-name="Standard"><text:span text:style-name="T558">Il servizio di posta elettronica certificata (</text:span><text:span text:style-name="T559">PEC</text:span><text:span text:style-name="T560">)<text:s/></text:span><text:span text:style-name="T561">consente di spedire qualunque tipo di documento prodotto con strumenti informatici da un server ad un altro in maniera certa e sicura. La PEC, infatti, è un sistema di posta elettronica avanzato, idoneo a fornire al mittente documentazione elettronica con<text:s/></text:span><text:span text:style-name="T562">valenza legale attestante l’invio e la consegna di documenti informatici. Certificare l’invio e la ricezione del documento significa, da un lato, fornire al mittente da parte del proprio gestore di PEC<text:s/></text:span><text:span text:style-name="T563">una ricevuta</text:span><text:span text:style-name="T564"><text:s/>che è prova legale dell’avvenuta spedizio</text:span><text:span text:style-name="T565">ne del messaggio e dell’eventuale allegata documentazione, dall’altro, con riferimento all’arrivo del messaggio al destinatario, fornire al mittente, da parte del gestore di PEC del destinatario e dello stesso mittente, la ricevuta di avvenuta o mancata co</text:span><text:span text:style-name="T566">nsegna con precisa indicazione temporale. Questa possibilità è finalizzata a garantire l’utente nell’ipotesi di un contenzioso, laddove si richieda la documentazione attestante l’invio e la ricezione di un messaggio. Il destinatario di un messaggio di PEC<text:s/></text:span><text:span text:style-name="T567">non può negare l’avvenuta ricezione</text:span><text:span text:style-name="T568">, posto che la ricevuta di avvenuta consegna, firmata ed inviata al mittente dal gestore di PEC scelto dal destinatario, riporti le indicazioni della data e dell’ora in cui il messaggio è stato consegnato nella casella di</text:span><text:span text:style-name="T569"><text:s/>PEC del destinatario, certificandone l’avvenuta consegna. Alcuni provider PEC consentono di inviare mail ad indirizzi non PEC, ma ovviamente questo tipo di scambio documentale non soddisfa la previsione di cui all’<text:s/></text:span><text:span text:style-name="T570">Art. 48<text:s/></text:span><text:span text:style-name="T571">del<text:s/></text:span><text:span text:style-name="T572">CAD</text:span><text:span text:style-name="T573">. I gestori di questo tip</text:span><text:span text:style-name="T574">o di servizio hanno l’obbligo di registrare tutte le operazioni relative alle proprie PEC nel<text:s/></text:span><text:span text:style-name="T575">log</text:span><text:span text:style-name="T576"><text:s/>del proprio sistema. Il<text:s/></text:span><text:span text:style-name="T577">registro di log</text:span><text:span text:style-name="T578"><text:s/>deve contenere le seguenti informazioni: il codice identificativo univoco assegnato al messaggio originale (message-id</text:span><text:span text:style-name="T579">), la data e l’ora dell’evento, il mittente del messaggio originale, i destinatari del messaggio originale; l’oggetto del messaggio originale, il tipo di evento (accettazione, ricezione, consegna, emissione ricevute, errore, ecc.), il codice identificativo</text:span><text:span text:style-name="T580"><text:s/>(message-id) dei messaggi correlati generati (ricevute, errori, ecc.), il gestore mittente. Il citato Regolamento eIDAS, oltre ad intervenire in materia di firme elettroniche, ha istituito il Servizio elettronico di recapito certificato (</text:span><text:span text:style-name="T581">SERC</text:span><text:span text:style-name="T582">), che costit</text:span><text:span text:style-name="T583">uisce un’alternativa alla PEC.</text:span></text:p>
      <text:p text:style-name="P584"/>
      <text:p text:style-name="P585">Le carte elettroniche</text:p>
      <text:p text:style-name="Standard"><text:span text:style-name="T586">Già con il primo piano di azione per l’e-Government era stata prevista la diffusione di strumenti di autenticazione in rete, quali la carta d’identità elettronica (</text:span><text:span text:style-name="T587">CIE</text:span><text:span text:style-name="T588">) e la carta nazionale dei servizi<text:s/></text:span><text:span text:style-name="T589">(</text:span><text:span text:style-name="T590">CNS</text:span><text:span text:style-name="T591">), per l’accesso ai servizi telematici. Dal 2006 i Comuni avrebbero dovuto rilasciare la CIE ai richiedenti in sostituzione di quella cartacea, ma i costi per acquistare gli strumenti necessari per produrla e la scarsa utilità pratica della stessa ne h</text:span><text:span text:style-name="T592">anno rallentato notevolmente la distribuzione. Le vicende traverse della CIE si sono sbloccate solo di recente quando sono stati implementati i servizi aggiuntivi che hanno suscitato una vera spinta all’utilizzo. I dati riportati sono firmati digitalmente<text:s/></text:span><text:span text:style-name="T593">dal Ministero dell’Interno. L’accesso alle impronte digitali è permesso solo a chi è in possesso di specifiche autorizzazioni. La<text:s/></text:span><text:span text:style-name="T594">carta nazionale</text:span><text:span text:style-name="T595"><text:s/>(o regionale)<text:s/></text:span><text:span text:style-name="T596">dei servizi</text:span><text:span text:style-name="T597"><text:s/>(CNS), che in alcune regioni coincide con la tessera sanitaria, è, invece, una smart</text:span><text:span text:style-name="T598"><text:s/>card che non ha funzione di documento di riconoscimento ‘a vista’, perciò non contiene la foto del titolare ed è provvista esclusivamente di un microchip. La CNS contiene anch’essa un certificato di autenticazione. Essa contiene i dati identificativi del<text:s/></text:span><text:span text:style-name="T599">titolare, il codice numerico di identificazione delle carte nonché le date del suo rilascio e della sua scadenza. Essa può eventualmente contenere informazioni di carattere individuale generate, gestite e distribuite dalle pubbliche amministrazioni per att</text:span><text:span text:style-name="T600">ività amministrative e per l’erogazione dei servizi al cittadino, cui si può accedere tramite la carta.</text:span></text:p>
      <text:p text:style-name="P601"/>
      <text:p text:style-name="P602">Il sistema pubblico di identità digitale – SPID</text:p>
      <text:p text:style-name="Standard"><text:span text:style-name="T603">Il DPCM del 24 ottobre 2014 ha novellato l’</text:span><text:span text:style-name="T604">Art. 64 del CAD</text:span><text:span text:style-name="T605">, prevedendo per i cittadini e le<text:s/></text:span><text:span text:style-name="T606">imprese il<text:s/></text:span><text:span text:style-name="T607">Sistema pubblico di identità digitale</text:span><text:span text:style-name="T608"><text:s/>(SPID), quale strumento di accesso elettronico unico, sicuro e protetto ai servizi online quale strumento di accesso elettronico unico, sicuro e protetto ai servizi online. L’identità digitale dei soggetti r</text:span><text:span text:style-name="T609">ichiedenti (credenziali) è rilasciata da appositi gestori (identity provider), soggetti privati accreditati presso. Esso diventa utile alla semplificazione dei servizi pubblici digitali. Il sistema prevede<text:s/></text:span><text:span text:style-name="T610">tre livelli</text:span><text:span text:style-name="T611"><text:s/>di sicurezza: un primo, permette di ac</text:span><text:span text:style-name="T612">cedere ai servizi online attraverso un nome utente e una password scelti dall’utente; un secondo permette l’accesso attraverso un nome utente e una password scelti dall’utente, più la generazione di un codice temporaneo di accesso. Con il terzo livello è n</text:span><text:span text:style-name="T613">ecessario effettuare la procedura di riconoscimento utilizzando la carta nazionale dei servizi (CNS), la tessera sanitaria (sempre con CNS), la carta di identità elettronica (CIE) oppure un dispositivo di firma digitale o di firma remota.</text:span></text:p>
      <text:soft-page-break/>
      <text:p text:style-name="P614">Sezione 4</text:p>
      <text:p text:style-name="P615">Diritto d’autore</text:p>
      <text:p text:style-name="Standard"><text:span text:style-name="T616">Per garantire e tutelare<text:s/></text:span><text:span text:style-name="T617">l’autore</text:span><text:span text:style-name="T618"><text:s/>(creatore) di un programma per elaboratore il diritto prevede una particolare disciplina dedicata ai beni immateriali. Il diritto per tutte le opere dell’ingegno prevede la protezione morale e patrimoniale in capo a chi ne risulti essere il creatore. Tale protezione riconosce al creatore del prodotto dell’intelletto lo sforzo sostenuto per la sua realizzazione, oltre che in termini di ingegno, anche in termini economici e di tempo.</text:span></text:p>
      <text:p text:style-name="Standard"><text:span text:style-name="T619">In Italia, soltanto nel dicembre 1992 con il<text:s/></text:span><text:span text:style-name="T620">D.Lgs. n. 518<text:s/></text:span><text:span text:style-name="T621">è stata attuata la tutela penale per le violazioni riguardanti i programmi per elaboratore.</text:span><text:span text:style-name="T622"><text:s/>il Pretore di Torino nel 1982 risolse una questione che gli era stata sottoposta dalla Atari Inc. (società statunitense che produceva videogames) contro la Sidam Srl (altra società produttrice di videogiochi). La questione sottoposta al giudice verteva sulla copia di tre videogiochi che la Sidam aveva riprodotto dalle versioni originali della Atari per commercializzarle in Italia ad un prezzo sensibilmente inferiore rispetto a quello praticato dalla Atari. In quell’occasione il Pretore non riconobbe in quei prodotti la creatività e l’originalità proprie delle opere tutelabili con le norme sul diritto d’autore e riscontrò invece potersi applicare un particolare tipo di norma del Codice civile che vieta la c.d. ‘</text:span><text:span text:style-name="T623">concorrenza parassitaria</text:span><text:span text:style-name="T624">’, quella cioè che vieta di sfruttare le risorse impiegate dalla società concorrente per trarne un profitto consistente nel risparmio di spesa da parte della società parassitaria. In questo caso furono adottate le sanzioni civili previste dal codice per quella materia: l’inibitoria, cioè il divieto per la società concorrente (sleale) di continuare a servirsi del prodotto ‘copiato’; il ripristino della situazione precedente l’abuso; il risarcimento del danno quantificato dal giudice in favore della Atari.</text:span><text:span text:style-name="T625"><text:s/></text:span><text:span text:style-name="T626">All’interno del<text:s/></text:span><text:span text:style-name="T627">Codice civile<text:s/></text:span><text:span text:style-name="T628">troviamo la disciplina dedicata ai diritti sulle opere dell’ingegno. In particolare,<text:s/></text:span><text:span text:style-name="T629">all’articolo 2575<text:s/></text:span><text:span text:style-name="T630">è disposto: “Formano oggetto del diritto di autore le opere dell’ingegno di carattere creativo che appartengono alle scienze, alla letteratura, alla musica, alle arti figurative, all’architettura, al teatro e alla cinematografia, qualunque ne sia il modo o la forma di espressione”.</text:span></text:p>
      <text:p text:style-name="P631"/>
      <text:p text:style-name="P632">Diritto d’autore</text:p>
      <text:p text:style-name="Standard"><text:span text:style-name="T633">Il diritto lascia la massima libertà alla ‘</text:span><text:span text:style-name="T634">forma</text:span><text:span text:style-name="T635">’ di espressione del software che quindi può essere la più varia. Ciò significa che sono protetti i programmi, in qualsiasi ‘forma’ espressi, purché originali, quale risultato di una creazione intellettuale dell’autore. Pertanto, il diritto tutela la ‘forma’ in cui è realizzata l’opera software, non l’idea ed i contenuti che possono essere utilizzati liberamente da altri che non si limitino al mero plagio. In sostanza, chiunque liberamente può elaborare una nuova applicazione di editing testuale e può godere della protezione giuridica sulla propria opera, a condizione che non si limiti a dare colori diversi agli stessi bottoni o che non cambi semplicemente il font dei menu di un altro programma, perché in tal caso si avrebbe, come detto sopra, il plagio.</text:span></text:p>
      <text:p text:style-name="P6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8pt" style:font-size-asian="8pt" style:font-size-complex="8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8pt" style:font-size-asian="8pt" style:font-size-complex="8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8pt" style:font-size-asian="8pt" style:font-size-complex="8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TEFANO LEONE</dc:creator>
    <meta:creation-date>2021-05-20T23:01:00Z</meta:creation-date>
    <dc:date>2021-06-09T16:32:00Z</dc:date>
    <meta:template xlink:href="Normal.dotm" xlink:type="simple"/>
    <meta:editing-cycles>22</meta:editing-cycles>
    <meta:editing-duration>PT137760S</meta:editing-duration>
    <meta:document-statistic meta:page-count="6" meta:paragraph-count="81" meta:word-count="6099" meta:character-count="40788" meta:row-count="289" meta:non-whitespace-character-count="34770"/>
  </office:meta>
</office:document-meta>
</file>